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ro5" style:family="table-row">
      <style:table-row-properties style:row-height="0.7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1991-03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1-03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1-03-01</text:p>
          </table:table-cell>
        </table:table-row>
        <table:table-row table:style-name="ro2">
          <table:table-cell office:value-type="string" calcext:value-type="string">
            <text:p><text:a xlink:href="javascript:sym(2826)" xlink:type="simple">Ādoni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AND</text:p>
          </table:table-cell>
          <table:table-cell office:value-type="float" office:value="136182" calcext:value-type="float">
            <text:p>136182</text:p>
          </table:table-cell>
          <table:table-cell office:value-type="float" office:value="162458" calcext:value-type="float">
            <text:p>162458</text:p>
          </table:table-cell>
          <table:table-cell office:value-type="float" office:value="184625" calcext:value-type="float">
            <text:p>184625</text:p>
          </table:table-cell>
        </table:table-row>
        <table:table-row table:style-name="ro3">
          <table:table-cell office:value-type="string" calcext:value-type="string">
            <text:p><text:a xlink:href="javascript:sym(2827)" xlink:type="simple">Agartala</text:a> (incl. Jogendranagar, Pratapgarh, Badharghat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RI</text:p>
          </table:table-cell>
          <table:table-cell office:value-type="float" office:value="233896" calcext:value-type="float">
            <text:p>233896</text:p>
          </table:table-cell>
          <table:table-cell office:value-type="float" office:value="299398" calcext:value-type="float">
            <text:p>299398</text:p>
          </table:table-cell>
          <table:table-cell office:value-type="float" office:value="400004" calcext:value-type="float">
            <text:p>400004</text:p>
          </table:table-cell>
        </table:table-row>
        <table:table-row table:style-name="ro2">
          <table:table-cell office:value-type="string" calcext:value-type="string">
            <text:p><text:a xlink:href="javascript:sym(2828)" xlink:type="simple">Āgra</text:a> [Agra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948063" calcext:value-type="float">
            <text:p>948063</text:p>
          </table:table-cell>
          <table:table-cell office:value-type="float" office:value="1331339" calcext:value-type="float">
            <text:p>1331339</text:p>
          </table:table-cell>
          <table:table-cell office:value-type="float" office:value="1760285" calcext:value-type="float">
            <text:p>1760285</text:p>
          </table:table-cell>
        </table:table-row>
        <table:table-row table:style-name="ro4">
          <table:table-cell office:value-type="string" calcext:value-type="string">
            <text:p><text:a xlink:href="javascript:sym(2829)" xlink:type="simple">Ahmadābād</text:a> [Ahmedabad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3312216" calcext:value-type="float">
            <text:p>3312216</text:p>
          </table:table-cell>
          <table:table-cell office:value-type="float" office:value="4525013" calcext:value-type="float">
            <text:p>4525013</text:p>
          </table:table-cell>
          <table:table-cell office:value-type="float" office:value="6357693" calcext:value-type="float">
            <text:p>6357693</text:p>
          </table:table-cell>
        </table:table-row>
        <table:table-row table:style-name="ro4">
          <table:table-cell office:value-type="string" calcext:value-type="string">
            <text:p><text:a xlink:href="javascript:sym(2830)" xlink:type="simple">Ahmadnagar</text:a> (Ahmednaga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222088" calcext:value-type="float">
            <text:p>222088</text:p>
          </table:table-cell>
          <table:table-cell office:value-type="float" office:value="347549" calcext:value-type="float">
            <text:p>347549</text:p>
          </table:table-cell>
          <table:table-cell office:value-type="float" office:value="379845" calcext:value-type="float">
            <text:p>379845</text:p>
          </table:table-cell>
        </table:table-row>
        <table:table-row table:style-name="ro2">
          <table:table-cell office:value-type="string" calcext:value-type="string">
            <text:p><text:a xlink:href="javascript:sym(2831)" xlink:type="simple">Āīzawl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MIZ</text:p>
          </table:table-cell>
          <table:table-cell office:value-type="float" office:value="155240" calcext:value-type="float">
            <text:p>155240</text:p>
          </table:table-cell>
          <table:table-cell office:value-type="float" office:value="228280" calcext:value-type="float">
            <text:p>228280</text:p>
          </table:table-cell>
          <table:table-cell office:value-type="float" office:value="293416" calcext:value-type="float">
            <text:p>293416</text:p>
          </table:table-cell>
        </table:table-row>
        <table:table-row table:style-name="ro2">
          <table:table-cell office:value-type="string" calcext:value-type="string">
            <text:p><text:a xlink:href="javascript:sym(2832)" xlink:type="simple">Ajme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RAJ</text:p>
          </table:table-cell>
          <table:table-cell office:value-type="float" office:value="402700" calcext:value-type="float">
            <text:p>402700</text:p>
          </table:table-cell>
          <table:table-cell office:value-type="float" office:value="490520" calcext:value-type="float">
            <text:p>490520</text:p>
          </table:table-cell>
          <table:table-cell office:value-type="float" office:value="551101" calcext:value-type="float">
            <text:p>551101</text:p>
          </table:table-cell>
        </table:table-row>
        <table:table-row table:style-name="ro2">
          <table:table-cell office:value-type="string" calcext:value-type="string">
            <text:p><text:a xlink:href="javascript:sym(2833)" xlink:type="simple">Ako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328034" calcext:value-type="float">
            <text:p>328034</text:p>
          </table:table-cell>
          <table:table-cell office:value-type="float" office:value="400520" calcext:value-type="float">
            <text:p>400520</text:p>
          </table:table-cell>
          <table:table-cell office:value-type="float" office:value="425817" calcext:value-type="float">
            <text:p>425817</text:p>
          </table:table-cell>
        </table:table-row>
        <table:table-row table:style-name="ro4">
          <table:table-cell office:value-type="string" calcext:value-type="string">
            <text:p><text:a xlink:href="javascript:sym(2838)" xlink:type="simple">Alappuzha</text:a> (Alleppey)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KER</text:p>
          </table:table-cell>
          <table:table-cell table:style-name="ce3" office:value-type="float" office:value="264969" calcext:value-type="float">
            <text:p>264969</text:p>
          </table:table-cell>
          <table:table-cell table:style-name="ce3" office:value-type="float" office:value="282675" calcext:value-type="float">
            <text:p>282675</text:p>
          </table:table-cell>
          <table:table-cell office:value-type="float" office:value="240991" calcext:value-type="float">
            <text:p>240991</text:p>
          </table:table-cell>
        </table:table-row>
        <table:table-row table:style-name="ro2">
          <table:table-cell office:value-type="string" calcext:value-type="string">
            <text:p><text:a xlink:href="javascript:sym(2835)" xlink:type="simple">Alīgarh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480520" calcext:value-type="float">
            <text:p>480520</text:p>
          </table:table-cell>
          <table:table-cell office:value-type="float" office:value="669087" calcext:value-type="float">
            <text:p>669087</text:p>
          </table:table-cell>
          <table:table-cell office:value-type="float" office:value="911223" calcext:value-type="float">
            <text:p>911223</text:p>
          </table:table-cell>
        </table:table-row>
        <table:table-row table:style-name="ro4">
          <table:table-cell office:value-type="string" calcext:value-type="string">
            <text:p><text:a xlink:href="javascript:sym(2837)" xlink:type="simple">Allahābād</text:a> [Allahabad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844546" calcext:value-type="float">
            <text:p>844546</text:p>
          </table:table-cell>
          <table:table-cell office:value-type="float" office:value="1042229" calcext:value-type="float">
            <text:p>1042229</text:p>
          </table:table-cell>
          <table:table-cell office:value-type="float" office:value="1212395" calcext:value-type="float">
            <text:p>1212395</text:p>
          </table:table-cell>
        </table:table-row>
        <table:table-row table:style-name="ro2">
          <table:table-cell office:value-type="string" calcext:value-type="string">
            <text:p><text:a xlink:href="javascript:sym(2839)" xlink:type="simple">Alw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RAJ</text:p>
          </table:table-cell>
          <table:table-cell office:value-type="float" office:value="210146" calcext:value-type="float">
            <text:p>210146</text:p>
          </table:table-cell>
          <table:table-cell office:value-type="float" office:value="266203" calcext:value-type="float">
            <text:p>266203</text:p>
          </table:table-cell>
          <table:table-cell office:value-type="float" office:value="341422" calcext:value-type="float">
            <text:p>341422</text:p>
          </table:table-cell>
        </table:table-row>
        <table:table-row table:style-name="ro2">
          <table:table-cell office:value-type="string" calcext:value-type="string">
            <text:p><text:a xlink:href="javascript:sym(37423)" xlink:type="simple">Amarava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ND</text:p>
          </table:table-cell>
          <table:table-cell table:number-columns-repeated="3"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840)" xlink:type="simple">Ambā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119338" calcext:value-type="float">
            <text:p>119338</text:p>
          </table:table-cell>
          <table:table-cell office:value-type="float" office:value="139279" calcext:value-type="float">
            <text:p>139279</text:p>
          </table:table-cell>
          <table:table-cell office:value-type="float" office:value="195153" calcext:value-type="float">
            <text:p>195153</text:p>
          </table:table-cell>
        </table:table-row>
        <table:table-row table:style-name="ro2">
          <table:table-cell office:value-type="string" calcext:value-type="string">
            <text:p><text:a xlink:href="javascript:sym(2841)" xlink:type="simple">Ambāla Sad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HAR</text:p>
          </table:table-cell>
          <table:table-cell table:style-name="ce3" office:value-type="float" office:value="139889" calcext:value-type="float">
            <text:p>139889</text:p>
          </table:table-cell>
          <table:table-cell table:style-name="ce3" office:value-type="float" office:value="168316" calcext:value-type="float">
            <text:p>168316</text:p>
          </table:table-cell>
          <table:table-cell office:value-type="float" office:value="205418" calcext:value-type="float">
            <text:p>205418</text:p>
          </table:table-cell>
        </table:table-row>
        <table:table-row table:style-name="ro2">
          <table:table-cell office:value-type="string" calcext:value-type="string">
            <text:p><text:a xlink:href="javascript:sym(2843)" xlink:type="simple">Amrāva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421576" calcext:value-type="float">
            <text:p>421576</text:p>
          </table:table-cell>
          <table:table-cell office:value-type="float" office:value="549510" calcext:value-type="float">
            <text:p>549510</text:p>
          </table:table-cell>
          <table:table-cell office:value-type="float" office:value="647057" calcext:value-type="float">
            <text:p>647057</text:p>
          </table:table-cell>
        </table:table-row>
        <table:table-row table:style-name="ro2">
          <table:table-cell office:value-type="string" calcext:value-type="string">
            <text:p><text:a xlink:href="javascript:sym(2844)" xlink:type="simple">Amrits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PUN</text:p>
          </table:table-cell>
          <table:table-cell office:value-type="float" office:value="708835" calcext:value-type="float">
            <text:p>708835</text:p>
          </table:table-cell>
          <table:table-cell office:value-type="float" office:value="1003917" calcext:value-type="float">
            <text:p>1003917</text:p>
          </table:table-cell>
          <table:table-cell office:value-type="float" office:value="1183549" calcext:value-type="float">
            <text:p>1183549</text:p>
          </table:table-cell>
        </table:table-row>
        <table:table-row table:style-name="ro2">
          <table:table-cell office:value-type="string" calcext:value-type="string">
            <text:p><text:a xlink:href="javascript:sym(2845)" xlink:type="simple">Amroh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37061" calcext:value-type="float">
            <text:p>137061</text:p>
          </table:table-cell>
          <table:table-cell office:value-type="float" office:value="165129" calcext:value-type="float">
            <text:p>165129</text:p>
          </table:table-cell>
          <table:table-cell office:value-type="float" office:value="198471" calcext:value-type="float">
            <text:p>198471</text:p>
          </table:table-cell>
        </table:table-row>
        <table:table-row table:style-name="ro2">
          <table:table-cell office:value-type="string" calcext:value-type="string">
            <text:p><text:a xlink:href="javascript:sym(2846)" xlink:type="simple">Ānand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74480" calcext:value-type="float">
            <text:p>174480</text:p>
          </table:table-cell>
          <table:table-cell office:value-type="float" office:value="218486" calcext:value-type="float">
            <text:p>218486</text:p>
          </table:table-cell>
          <table:table-cell office:value-type="float" office:value="288095" calcext:value-type="float">
            <text:p>288095</text:p>
          </table:table-cell>
        </table:table-row>
        <table:table-row table:style-name="ro2">
          <table:table-cell office:value-type="string" calcext:value-type="string">
            <text:p><text:a xlink:href="javascript:sym(2847)" xlink:type="simple">Ananta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174924" calcext:value-type="float">
            <text:p>174924</text:p>
          </table:table-cell>
          <table:table-cell office:value-type="float" office:value="243143" calcext:value-type="float">
            <text:p>243143</text:p>
          </table:table-cell>
          <table:table-cell office:value-type="float" office:value="340613" calcext:value-type="float">
            <text:p>340613</text:p>
          </table:table-cell>
        </table:table-row>
        <table:table-row table:style-name="ro2">
          <table:table-cell office:value-type="string" calcext:value-type="string">
            <text:p><text:a xlink:href="javascript:sym(14998)" xlink:type="simple">Anantnāg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...</text:p>
          </table:table-cell>
          <table:table-cell office:value-type="float" office:value="97896" calcext:value-type="float">
            <text:p>97896</text:p>
          </table:table-cell>
          <table:table-cell office:value-type="float" office:value="159838" calcext:value-type="float">
            <text:p>159838</text:p>
          </table:table-cell>
        </table:table-row>
        <table:table-row table:style-name="ro2">
          <table:table-cell office:value-type="string" calcext:value-type="string">
            <text:p><text:a xlink:href="javascript:sym(2849)" xlink:type="simple">Ara</text:a> (Arrah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H</text:p>
          </table:table-cell>
          <table:table-cell office:value-type="float" office:value="157082" calcext:value-type="float">
            <text:p>157082</text:p>
          </table:table-cell>
          <table:table-cell office:value-type="float" office:value="203380" calcext:value-type="float">
            <text:p>203380</text:p>
          </table:table-cell>
          <table:table-cell office:value-type="float" office:value="261430" calcext:value-type="float">
            <text:p>261430</text:p>
          </table:table-cell>
        </table:table-row>
        <table:table-row table:style-name="ro2">
          <table:table-cell office:value-type="string" calcext:value-type="string">
            <text:p><text:a xlink:href="javascript:sym(2851)" xlink:type="simple">Āsanso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763939" calcext:value-type="float">
            <text:p>763939</text:p>
          </table:table-cell>
          <table:table-cell office:value-type="float" office:value="1067369" calcext:value-type="float">
            <text:p>1067369</text:p>
          </table:table-cell>
          <table:table-cell office:value-type="float" office:value="1243414" calcext:value-type="float">
            <text:p>1243414</text:p>
          </table:table-cell>
        </table:table-row>
        <table:table-row table:style-name="ro4">
          <table:table-cell office:value-type="string" calcext:value-type="string">
            <text:p><text:a xlink:href="javascript:sym(2852)" xlink:type="simple">Aurangābād</text:a> [Aurangabad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592709" calcext:value-type="float">
            <text:p>592709</text:p>
          </table:table-cell>
          <table:table-cell office:value-type="float" office:value="892483" calcext:value-type="float">
            <text:p>892483</text:p>
          </table:table-cell>
          <table:table-cell office:value-type="float" office:value="1193167" calcext:value-type="float">
            <text:p>1193167</text:p>
          </table:table-cell>
        </table:table-row>
        <table:table-row table:style-name="ro2">
          <table:table-cell office:value-type="string" calcext:value-type="string">
            <text:p><text:a xlink:href="javascript:sym(15029)" xlink:type="simple">Bahādurgar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56524" calcext:value-type="float">
            <text:p>56524</text:p>
          </table:table-cell>
          <table:table-cell office:value-type="float" office:value="131925" calcext:value-type="float">
            <text:p>131925</text:p>
          </table:table-cell>
          <table:table-cell office:value-type="float" office:value="170767" calcext:value-type="float">
            <text:p>170767</text:p>
          </table:table-cell>
        </table:table-row>
        <table:table-row table:style-name="ro4">
          <table:table-cell office:value-type="string" calcext:value-type="string">
            <text:p><text:a xlink:href="javascript:sym(2855)" xlink:type="simple">Baharampur</text:a> (Berhampore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26400" calcext:value-type="float">
            <text:p>126400</text:p>
          </table:table-cell>
          <table:table-cell office:value-type="float" office:value="170322" calcext:value-type="float">
            <text:p>170322</text:p>
          </table:table-cell>
          <table:table-cell office:value-type="float" office:value="304487" calcext:value-type="float">
            <text:p>304487</text:p>
          </table:table-cell>
        </table:table-row>
        <table:table-row table:style-name="ro2">
          <table:table-cell office:value-type="string" calcext:value-type="string">
            <text:p><text:a xlink:href="javascript:sym(2856)" xlink:type="simple">Bahraic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35400" calcext:value-type="float">
            <text:p>135400</text:p>
          </table:table-cell>
          <table:table-cell office:value-type="float" office:value="168323" calcext:value-type="float">
            <text:p>168323</text:p>
          </table:table-cell>
          <table:table-cell office:value-type="float" office:value="186223" calcext:value-type="float">
            <text:p>186223</text:p>
          </table:table-cell>
        </table:table-row>
        <table:table-row table:style-name="ro4">
          <table:table-cell office:value-type="string" calcext:value-type="string">
            <text:p><text:a xlink:href="javascript:sym(2857)" xlink:type="simple">Bāleshwar</text:a> (Balasore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OSA</text:p>
          </table:table-cell>
          <table:table-cell office:value-type="float" office:value="101829" calcext:value-type="float">
            <text:p>101829</text:p>
          </table:table-cell>
          <table:table-cell office:value-type="float" office:value="156430" calcext:value-type="float">
            <text:p>156430</text:p>
          </table:table-cell>
          <table:table-cell office:value-type="float" office:value="177751" calcext:value-type="float">
            <text:p>177751</text:p>
          </table:table-cell>
        </table:table-row>
        <table:table-row table:style-name="ro2">
          <table:table-cell office:value-type="string" calcext:value-type="string">
            <text:p><text:a xlink:href="javascript:sym(2859)" xlink:type="simple">Bālurghā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26225" calcext:value-type="float">
            <text:p>126225</text:p>
          </table:table-cell>
          <table:table-cell office:value-type="float" office:value="143321" calcext:value-type="float">
            <text:p>143321</text:p>
          </table:table-cell>
          <table:table-cell office:value-type="float" office:value="164816" calcext:value-type="float">
            <text:p>164816</text:p>
          </table:table-cell>
        </table:table-row>
        <table:table-row table:style-name="ro2">
          <table:table-cell office:value-type="string" calcext:value-type="string">
            <text:p><text:a xlink:href="javascript:sym(15166)" xlink:type="simple">Bānda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UTT</text:p>
          </table:table-cell>
          <table:table-cell office:value-type="float" office:value="96795" calcext:value-type="float">
            <text:p>96795</text:p>
          </table:table-cell>
          <table:table-cell office:value-type="float" office:value="139436" calcext:value-type="float">
            <text:p>139436</text:p>
          </table:table-cell>
          <table:table-cell office:value-type="float" office:value="160473" calcext:value-type="float">
            <text:p>160473</text:p>
          </table:table-cell>
        </table:table-row>
        <table:table-row table:style-name="ro4">
          <table:table-cell office:value-type="string" calcext:value-type="string">
            <text:p><text:a xlink:href="javascript:sym(2865)" xlink:type="simple">Bardhamān</text:a> (Burdwan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245079" calcext:value-type="float">
            <text:p>245079</text:p>
          </table:table-cell>
          <table:table-cell office:value-type="float" office:value="285602" calcext:value-type="float">
            <text:p>285602</text:p>
          </table:table-cell>
          <table:table-cell office:value-type="float" office:value="346639" calcext:value-type="float">
            <text:p>346639</text:p>
          </table:table-cell>
        </table:table-row>
        <table:table-row table:style-name="ro2">
          <table:table-cell office:value-type="string" calcext:value-type="string">
            <text:p><text:a xlink:href="javascript:sym(2866)" xlink:type="simple">Bareilly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617350" calcext:value-type="float">
            <text:p>617350</text:p>
          </table:table-cell>
          <table:table-cell office:value-type="float" office:value="748353" calcext:value-type="float">
            <text:p>748353</text:p>
          </table:table-cell>
          <table:table-cell office:value-type="float" office:value="985752" calcext:value-type="float">
            <text:p>985752</text:p>
          </table:table-cell>
        </table:table-row>
        <table:table-row table:style-name="ro2">
          <table:table-cell office:value-type="string" calcext:value-type="string">
            <text:p><text:a xlink:href="javascript:sym(2868)" xlink:type="simple">Batāla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PUN</text:p>
          </table:table-cell>
          <table:table-cell office:value-type="float" office:value="103367" calcext:value-type="float">
            <text:p>103367</text:p>
          </table:table-cell>
          <table:table-cell office:value-type="float" office:value="147872" calcext:value-type="float">
            <text:p>147872</text:p>
          </table:table-cell>
          <table:table-cell office:value-type="float" office:value="158621" calcext:value-type="float">
            <text:p>158621</text:p>
          </table:table-cell>
        </table:table-row>
        <table:table-row table:style-name="ro4">
          <table:table-cell office:value-type="string" calcext:value-type="string">
            <text:p><text:a xlink:href="javascript:sym(2869)" xlink:type="simple">Bathinda</text:a> (Bhatind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N</text:p>
          </table:table-cell>
          <table:table-cell office:value-type="float" office:value="159114" calcext:value-type="float">
            <text:p>159114</text:p>
          </table:table-cell>
          <table:table-cell office:value-type="float" office:value="217256" calcext:value-type="float">
            <text:p>217256</text:p>
          </table:table-cell>
          <table:table-cell office:value-type="float" office:value="285788" calcext:value-type="float">
            <text:p>285788</text:p>
          </table:table-cell>
        </table:table-row>
        <table:table-row table:style-name="ro2">
          <table:table-cell office:value-type="string" calcext:value-type="string">
            <text:p><text:a xlink:href="javascript:sym(2870)" xlink:type="simple">Beāwa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RAJ</text:p>
          </table:table-cell>
          <table:table-cell office:value-type="float" office:value="106721" calcext:value-type="float">
            <text:p>106721</text:p>
          </table:table-cell>
          <table:table-cell office:value-type="float" office:value="125981" calcext:value-type="float">
            <text:p>125981</text:p>
          </table:table-cell>
          <table:table-cell office:value-type="float" office:value="151152" calcext:value-type="float">
            <text:p>151152</text:p>
          </table:table-cell>
        </table:table-row>
        <table:table-row table:style-name="ro2">
          <table:table-cell office:value-type="string" calcext:value-type="string">
            <text:p><text:a xlink:href="javascript:sym(15148)" xlink:type="simple">Begusarā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H</text:p>
          </table:table-cell>
          <table:table-cell office:value-type="float" office:value="84018" calcext:value-type="float">
            <text:p>84018</text:p>
          </table:table-cell>
          <table:table-cell office:value-type="float" office:value="107623" calcext:value-type="float">
            <text:p>107623</text:p>
          </table:table-cell>
          <table:table-cell office:value-type="float" office:value="252008" calcext:value-type="float">
            <text:p>252008</text:p>
          </table:table-cell>
        </table:table-row>
        <table:table-row table:style-name="ro2">
          <table:table-cell office:value-type="string" calcext:value-type="string">
            <text:p><text:a xlink:href="javascript:sym(2872)" xlink:type="simple">Belgau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AR</text:p>
          </table:table-cell>
          <table:table-cell office:value-type="float" office:value="402412" calcext:value-type="float">
            <text:p>402412</text:p>
          </table:table-cell>
          <table:table-cell office:value-type="float" office:value="506480" calcext:value-type="float">
            <text:p>506480</text:p>
          </table:table-cell>
          <table:table-cell office:value-type="float" office:value="610350" calcext:value-type="float">
            <text:p>610350</text:p>
          </table:table-cell>
        </table:table-row>
        <table:table-row table:style-name="ro2">
          <table:table-cell office:value-type="string" calcext:value-type="string">
            <text:p><text:a xlink:href="javascript:sym(2873)" xlink:type="simple">Bellar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245391" calcext:value-type="float">
            <text:p>245391</text:p>
          </table:table-cell>
          <table:table-cell office:value-type="float" office:value="316766" calcext:value-type="float">
            <text:p>316766</text:p>
          </table:table-cell>
          <table:table-cell office:value-type="float" office:value="410445" calcext:value-type="float">
            <text:p>410445</text:p>
          </table:table-cell>
        </table:table-row>
        <table:table-row table:style-name="ro4">
          <table:table-cell office:value-type="string" calcext:value-type="string">
            <text:p><text:a xlink:href="javascript:sym(2860)" xlink:type="simple">Bengaluru</text:a> [Bangalore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AR</text:p>
          </table:table-cell>
          <table:table-cell office:value-type="float" office:value="4130288" calcext:value-type="float">
            <text:p>4130288</text:p>
          </table:table-cell>
          <table:table-cell office:value-type="float" office:value="5701446" calcext:value-type="float">
            <text:p>5701446</text:p>
          </table:table-cell>
          <table:table-cell office:value-type="float" office:value="8520435" calcext:value-type="float">
            <text:p>8520435</text:p>
          </table:table-cell>
        </table:table-row>
        <table:table-row table:style-name="ro2">
          <table:table-cell office:value-type="string" calcext:value-type="string">
            <text:p><text:a xlink:href="javascript:sym(15144)" xlink:type="simple">Bettiah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92653" calcext:value-type="float">
            <text:p>92653</text:p>
          </table:table-cell>
          <table:table-cell office:value-type="float" office:value="116670" calcext:value-type="float">
            <text:p>116670</text:p>
          </table:table-cell>
          <table:table-cell office:value-type="float" office:value="155518" calcext:value-type="float">
            <text:p>155518</text:p>
          </table:table-cell>
        </table:table-row>
        <table:table-row table:style-name="ro2">
          <table:table-cell office:value-type="string" calcext:value-type="string">
            <text:p><text:a xlink:href="javascript:sym(2875)" xlink:type="simple">Bhadrāva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149257" calcext:value-type="float">
            <text:p>149257</text:p>
          </table:table-cell>
          <table:table-cell office:value-type="float" office:value="160662" calcext:value-type="float">
            <text:p>160662</text:p>
          </table:table-cell>
          <table:table-cell office:value-type="float" office:value="151102" calcext:value-type="float">
            <text:p>151102</text:p>
          </table:table-cell>
        </table:table-row>
        <table:table-row table:style-name="ro2">
          <table:table-cell office:value-type="string" calcext:value-type="string">
            <text:p><text:a xlink:href="javascript:sym(2876)" xlink:type="simple">Bhāgal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260119" calcext:value-type="float">
            <text:p>260119</text:p>
          </table:table-cell>
          <table:table-cell office:value-type="float" office:value="350133" calcext:value-type="float">
            <text:p>350133</text:p>
          </table:table-cell>
          <table:table-cell office:value-type="float" office:value="412209" calcext:value-type="float">
            <text:p>412209</text:p>
          </table:table-cell>
        </table:table-row>
        <table:table-row table:style-name="ro2">
          <table:table-cell office:value-type="string" calcext:value-type="string">
            <text:p><text:a xlink:href="javascript:sym(2877)" xlink:type="simple">Bharatpu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RAJ</text:p>
          </table:table-cell>
          <table:table-cell office:value-type="float" office:value="156880" calcext:value-type="float">
            <text:p>156880</text:p>
          </table:table-cell>
          <table:table-cell office:value-type="float" office:value="205235" calcext:value-type="float">
            <text:p>205235</text:p>
          </table:table-cell>
          <table:table-cell office:value-type="float" office:value="252838" calcext:value-type="float">
            <text:p>252838</text:p>
          </table:table-cell>
        </table:table-row>
        <table:table-row table:style-name="ro4">
          <table:table-cell office:value-type="string" calcext:value-type="string">
            <text:p><text:a xlink:href="javascript:sym(2878)" xlink:type="simple">Bharūch</text:a> (Broach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39029" calcext:value-type="float">
            <text:p>139029</text:p>
          </table:table-cell>
          <table:table-cell office:value-type="float" office:value="176364" calcext:value-type="float">
            <text:p>176364</text:p>
          </table:table-cell>
          <table:table-cell office:value-type="float" office:value="223647" calcext:value-type="float">
            <text:p>223647</text:p>
          </table:table-cell>
        </table:table-row>
        <table:table-row table:style-name="ro4">
          <table:table-cell office:value-type="string" calcext:value-type="string">
            <text:p><text:a xlink:href="javascript:sym(2880)" xlink:type="simple">Bhāvnagar</text:a> (Bhaunagar)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GUJ</text:p>
          </table:table-cell>
          <table:table-cell office:value-type="float" office:value="405225" calcext:value-type="float">
            <text:p>405225</text:p>
          </table:table-cell>
          <table:table-cell office:value-type="float" office:value="517708" calcext:value-type="float">
            <text:p>517708</text:p>
          </table:table-cell>
          <table:table-cell office:value-type="float" office:value="605882" calcext:value-type="float">
            <text:p>605882</text:p>
          </table:table-cell>
        </table:table-row>
        <table:table-row table:style-name="ro4">
          <table:table-cell office:value-type="string" calcext:value-type="string">
            <text:p><text:a xlink:href="javascript:sym(2881)" xlink:type="simple">Bhilai</text:a> (Bhilai Naga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HH</text:p>
          </table:table-cell>
          <table:table-cell office:value-type="float" office:value="685474" calcext:value-type="float">
            <text:p>685474</text:p>
          </table:table-cell>
          <table:table-cell office:value-type="float" office:value="927864" calcext:value-type="float">
            <text:p>927864</text:p>
          </table:table-cell>
          <table:table-cell office:value-type="float" office:value="1064222" calcext:value-type="float">
            <text:p>1064222</text:p>
          </table:table-cell>
        </table:table-row>
        <table:table-row table:style-name="ro2">
          <table:table-cell office:value-type="string" calcext:value-type="string">
            <text:p><text:a xlink:href="javascript:sym(2882)" xlink:type="simple">Bhīlwā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183965" calcext:value-type="float">
            <text:p>183965</text:p>
          </table:table-cell>
          <table:table-cell office:value-type="float" office:value="280128" calcext:value-type="float">
            <text:p>280128</text:p>
          </table:table-cell>
          <table:table-cell office:value-type="float" office:value="359483" calcext:value-type="float">
            <text:p>359483</text:p>
          </table:table-cell>
        </table:table-row>
        <table:table-row table:style-name="ro2">
          <table:table-cell office:value-type="string" calcext:value-type="string">
            <text:p><text:a xlink:href="javascript:sym(2884)" xlink:type="simple">Bhi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09755" calcext:value-type="float">
            <text:p>109755</text:p>
          </table:table-cell>
          <table:table-cell office:value-type="float" office:value="153752" calcext:value-type="float">
            <text:p>153752</text:p>
          </table:table-cell>
          <table:table-cell office:value-type="float" office:value="197585" calcext:value-type="float">
            <text:p>197585</text:p>
          </table:table-cell>
        </table:table-row>
        <table:table-row table:style-name="ro2">
          <table:table-cell office:value-type="string" calcext:value-type="string">
            <text:p><text:a xlink:href="javascript:sym(2885)" xlink:type="simple">Bhiwand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392214" calcext:value-type="float">
            <text:p>392214</text:p>
          </table:table-cell>
          <table:table-cell office:value-type="float" office:value="621427" calcext:value-type="float">
            <text:p>621427</text:p>
          </table:table-cell>
          <table:table-cell office:value-type="float" office:value="735681" calcext:value-type="float">
            <text:p>735681</text:p>
          </table:table-cell>
        </table:table-row>
        <table:table-row table:style-name="ro2">
          <table:table-cell office:value-type="string" calcext:value-type="string">
            <text:p><text:a xlink:href="javascript:sym(2886)" xlink:type="simple">Bhiwā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121629" calcext:value-type="float">
            <text:p>121629</text:p>
          </table:table-cell>
          <table:table-cell office:value-type="float" office:value="169531" calcext:value-type="float">
            <text:p>169531</text:p>
          </table:table-cell>
          <table:table-cell office:value-type="float" office:value="196057" calcext:value-type="float">
            <text:p>196057</text:p>
          </table:table-cell>
        </table:table-row>
        <table:table-row table:style-name="ro4">
          <table:table-cell office:value-type="string" calcext:value-type="string">
            <text:p><text:a xlink:href="javascript:sym(2887)" xlink:type="simple">Bhopāl</text:a> [Bhopal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D</text:p>
          </table:table-cell>
          <table:table-cell office:value-type="float" office:value="1062771" calcext:value-type="float">
            <text:p>1062771</text:p>
          </table:table-cell>
          <table:table-cell office:value-type="float" office:value="1458416" calcext:value-type="float">
            <text:p>1458416</text:p>
          </table:table-cell>
          <table:table-cell office:value-type="float" office:value="1886100" calcext:value-type="float">
            <text:p>1886100</text:p>
          </table:table-cell>
        </table:table-row>
        <table:table-row table:style-name="ro2">
          <table:table-cell office:value-type="string" calcext:value-type="string">
            <text:p><text:a xlink:href="javascript:sym(2888)" xlink:type="simple">Bhubaneswa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OSA</text:p>
          </table:table-cell>
          <table:table-cell office:value-type="float" office:value="411542" calcext:value-type="float">
            <text:p>411542</text:p>
          </table:table-cell>
          <table:table-cell office:value-type="float" office:value="658220" calcext:value-type="float">
            <text:p>658220</text:p>
          </table:table-cell>
          <table:table-cell office:value-type="float" office:value="885363" calcext:value-type="float">
            <text:p>885363</text:p>
          </table:table-cell>
        </table:table-row>
        <table:table-row table:style-name="ro2">
          <table:table-cell office:value-type="string" calcext:value-type="string">
            <text:p><text:a xlink:href="javascript:sym(2889)" xlink:type="simple">Bhuj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21009" calcext:value-type="float">
            <text:p>121009</text:p>
          </table:table-cell>
          <table:table-cell office:value-type="float" office:value="136429" calcext:value-type="float">
            <text:p>136429</text:p>
          </table:table-cell>
          <table:table-cell office:value-type="float" office:value="188236" calcext:value-type="float">
            <text:p>188236</text:p>
          </table:table-cell>
        </table:table-row>
        <table:table-row table:style-name="ro2">
          <table:table-cell office:value-type="string" calcext:value-type="string">
            <text:p><text:a xlink:href="javascript:sym(2890)" xlink:type="simple">Bhusāwa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159799" calcext:value-type="float">
            <text:p>159799</text:p>
          </table:table-cell>
          <table:table-cell office:value-type="float" office:value="187564" calcext:value-type="float">
            <text:p>187564</text:p>
          </table:table-cell>
          <table:table-cell office:value-type="float" office:value="203774" calcext:value-type="float">
            <text:p>203774</text:p>
          </table:table-cell>
        </table:table-row>
        <table:table-row table:style-name="ro2">
          <table:table-cell office:value-type="string" calcext:value-type="string">
            <text:p><text:a xlink:href="javascript:sym(2892)" xlink:type="simple">Bīda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KAR</text:p>
          </table:table-cell>
          <table:table-cell office:value-type="float" office:value="132408" calcext:value-type="float">
            <text:p>132408</text:p>
          </table:table-cell>
          <table:table-cell office:value-type="float" office:value="174257" calcext:value-type="float">
            <text:p>174257</text:p>
          </table:table-cell>
          <table:table-cell office:value-type="float" office:value="216020" calcext:value-type="float">
            <text:p>216020</text:p>
          </table:table-cell>
        </table:table-row>
        <table:table-row table:style-name="ro4">
          <table:table-cell office:value-type="string" calcext:value-type="string">
            <text:p><text:a xlink:href="javascript:sym(2893)" xlink:type="simple">Bihār</text:a> (Bihar Sharif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H</text:p>
          </table:table-cell>
          <table:table-cell office:value-type="float" office:value="201323" calcext:value-type="float">
            <text:p>201323</text:p>
          </table:table-cell>
          <table:table-cell office:value-type="float" office:value="232071" calcext:value-type="float">
            <text:p>232071</text:p>
          </table:table-cell>
          <table:table-cell office:value-type="float" office:value="297268" calcext:value-type="float">
            <text:p>297268</text:p>
          </table:table-cell>
        </table:table-row>
        <table:table-row table:style-name="ro2">
          <table:table-cell office:value-type="string" calcext:value-type="string">
            <text:p><text:a xlink:href="javascript:sym(2894)" xlink:type="simple">Bijā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193131" calcext:value-type="float">
            <text:p>193131</text:p>
          </table:table-cell>
          <table:table-cell office:value-type="float" office:value="253891" calcext:value-type="float">
            <text:p>253891</text:p>
          </table:table-cell>
          <table:table-cell office:value-type="float" office:value="327427" calcext:value-type="float">
            <text:p>327427</text:p>
          </table:table-cell>
        </table:table-row>
        <table:table-row table:style-name="ro2">
          <table:table-cell office:value-type="string" calcext:value-type="string">
            <text:p><text:a xlink:href="javascript:sym(2895)" xlink:type="simple">Bīkān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416289" calcext:value-type="float">
            <text:p>416289</text:p>
          </table:table-cell>
          <table:table-cell office:value-type="float" office:value="529690" calcext:value-type="float">
            <text:p>529690</text:p>
          </table:table-cell>
          <table:table-cell office:value-type="float" office:value="644406" calcext:value-type="float">
            <text:p>644406</text:p>
          </table:table-cell>
        </table:table-row>
        <table:table-row table:style-name="ro2">
          <table:table-cell office:value-type="string" calcext:value-type="string">
            <text:p><text:a xlink:href="javascript:sym(2896)" xlink:type="simple">Bilās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HH</text:p>
          </table:table-cell>
          <table:table-cell office:value-type="float" office:value="229615" calcext:value-type="float">
            <text:p>229615</text:p>
          </table:table-cell>
          <table:table-cell office:value-type="float" office:value="335293" calcext:value-type="float">
            <text:p>335293</text:p>
          </table:table-cell>
          <table:table-cell office:value-type="float" office:value="453946" calcext:value-type="float">
            <text:p>453946</text:p>
          </table:table-cell>
        </table:table-row>
        <table:table-row table:style-name="ro2">
          <table:table-cell office:value-type="string" calcext:value-type="string">
            <text:p><text:a xlink:href="javascript:sym(2897)" xlink:type="simple">Bokāro Steel City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HA</text:p>
          </table:table-cell>
          <table:table-cell office:value-type="float" office:value="398890" calcext:value-type="float">
            <text:p>398890</text:p>
          </table:table-cell>
          <table:table-cell office:value-type="float" office:value="497780" calcext:value-type="float">
            <text:p>497780</text:p>
          </table:table-cell>
          <table:table-cell office:value-type="float" office:value="564319" calcext:value-type="float">
            <text:p>564319</text:p>
          </table:table-cell>
        </table:table-row>
        <table:table-row table:style-name="ro4">
          <table:table-cell office:value-type="string" calcext:value-type="string">
            <text:p><text:a xlink:href="javascript:sym(2899)" xlink:type="simple">Brahmapur</text:a> (Berhampur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SA</text:p>
          </table:table-cell>
          <table:table-cell office:value-type="float" office:value="210418" calcext:value-type="float">
            <text:p>210418</text:p>
          </table:table-cell>
          <table:table-cell office:value-type="float" office:value="307792" calcext:value-type="float">
            <text:p>307792</text:p>
          </table:table-cell>
          <table:table-cell office:value-type="float" office:value="356598" calcext:value-type="float">
            <text:p>356598</text:p>
          </table:table-cell>
        </table:table-row>
        <table:table-row table:style-name="ro2">
          <table:table-cell office:value-type="string" calcext:value-type="string">
            <text:p><text:a xlink:href="javascript:sym(2900)" xlink:type="simple">Budau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16695" calcext:value-type="float">
            <text:p>116695</text:p>
          </table:table-cell>
          <table:table-cell office:value-type="float" office:value="148029" calcext:value-type="float">
            <text:p>148029</text:p>
          </table:table-cell>
          <table:table-cell office:value-type="float" office:value="159285" calcext:value-type="float">
            <text:p>159285</text:p>
          </table:table-cell>
        </table:table-row>
        <table:table-row table:style-name="ro2">
          <table:table-cell office:value-type="string" calcext:value-type="string">
            <text:p><text:a xlink:href="javascript:sym(2901)" xlink:type="simple">Bulandshah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127201" calcext:value-type="float">
            <text:p>127201</text:p>
          </table:table-cell>
          <table:table-cell office:value-type="float" office:value="176425" calcext:value-type="float">
            <text:p>176425</text:p>
          </table:table-cell>
          <table:table-cell office:value-type="float" office:value="234945" calcext:value-type="float">
            <text:p>234945</text:p>
          </table:table-cell>
        </table:table-row>
        <table:table-row table:style-name="ro2">
          <table:table-cell office:value-type="string" calcext:value-type="string">
            <text:p><text:a xlink:href="javascript:sym(2903)" xlink:type="simple">Burhān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72710" calcext:value-type="float">
            <text:p>172710</text:p>
          </table:table-cell>
          <table:table-cell office:value-type="float" office:value="193725" calcext:value-type="float">
            <text:p>193725</text:p>
          </table:table-cell>
          <table:table-cell office:value-type="float" office:value="210886" calcext:value-type="float">
            <text:p>210886</text:p>
          </table:table-cell>
        </table:table-row>
        <table:table-row table:style-name="ro4">
          <table:table-cell office:value-type="string" calcext:value-type="string">
            <text:p><text:a xlink:href="javascript:sym(2909)" xlink:type="simple">Chandīgarh</text:a> [Chandigarh]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CHA</text:p>
          </table:table-cell>
          <table:table-cell office:value-type="float" office:value="575829" calcext:value-type="float">
            <text:p>575829</text:p>
          </table:table-cell>
          <table:table-cell office:value-type="float" office:value="808515" calcext:value-type="float">
            <text:p>808515</text:p>
          </table:table-cell>
          <table:table-cell office:value-type="float" office:value="1026459" calcext:value-type="float">
            <text:p>1026459</text:p>
          </table:table-cell>
        </table:table-row>
        <table:table-row table:style-name="ro2">
          <table:table-cell office:value-type="string" calcext:value-type="string">
            <text:p><text:a xlink:href="javascript:sym(2910)" xlink:type="simple">Chandra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226105" calcext:value-type="float">
            <text:p>226105</text:p>
          </table:table-cell>
          <table:table-cell office:value-type="float" office:value="289450" calcext:value-type="float">
            <text:p>289450</text:p>
          </table:table-cell>
          <table:table-cell office:value-type="float" office:value="320379" calcext:value-type="float">
            <text:p>320379</text:p>
          </table:table-cell>
        </table:table-row>
        <table:table-row table:style-name="ro2">
          <table:table-cell office:value-type="string" calcext:value-type="string">
            <text:p><text:a xlink:href="javascript:sym(2911)" xlink:type="simple">Chāpr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136877" calcext:value-type="float">
            <text:p>136877</text:p>
          </table:table-cell>
          <table:table-cell office:value-type="float" office:value="179190" calcext:value-type="float">
            <text:p>179190</text:p>
          </table:table-cell>
          <table:table-cell office:value-type="float" office:value="213714" calcext:value-type="float">
            <text:p>213714</text:p>
          </table:table-cell>
        </table:table-row>
        <table:table-row table:style-name="ro4">
          <table:table-cell office:value-type="string" calcext:value-type="string">
            <text:p><text:a xlink:href="javascript:sym(3028)" xlink:type="simple">Chennai</text:a> [Madras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5421985" calcext:value-type="float">
            <text:p>5421985</text:p>
          </table:table-cell>
          <table:table-cell office:value-type="float" office:value="6560242" calcext:value-type="float">
            <text:p>6560242</text:p>
          </table:table-cell>
          <table:table-cell office:value-type="float" office:value="8653521" calcext:value-type="float">
            <text:p>8653521</text:p>
          </table:table-cell>
        </table:table-row>
        <table:table-row table:style-name="ro4">
          <table:table-cell office:value-type="string" calcext:value-type="string">
            <text:p><text:a xlink:href="javascript:sym(15483)" xlink:type="simple">Cherthala</text:a> (Shertallai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81771" calcext:value-type="float">
            <text:p>81771</text:p>
          </table:table-cell>
          <table:table-cell table:style-name="ce3" office:value-type="float" office:value="141558" calcext:value-type="float">
            <text:p>141558</text:p>
          </table:table-cell>
          <table:table-cell office:value-type="float" office:value="455722" calcext:value-type="float">
            <text:p>455722</text:p>
          </table:table-cell>
        </table:table-row>
        <table:table-row table:style-name="ro2">
          <table:table-cell office:value-type="string" calcext:value-type="string">
            <text:p><text:a xlink:href="javascript:sym(15313)" xlink:type="simple">Chhindwār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D</text:p>
          </table:table-cell>
          <table:table-cell office:value-type="float" office:value="96858" calcext:value-type="float">
            <text:p>96858</text:p>
          </table:table-cell>
          <table:table-cell office:value-type="float" office:value="153552" calcext:value-type="float">
            <text:p>153552</text:p>
          </table:table-cell>
          <table:table-cell office:value-type="float" office:value="190041" calcext:value-type="float">
            <text:p>190041</text:p>
          </table:table-cell>
        </table:table-row>
        <table:table-row table:style-name="ro2">
          <table:table-cell office:value-type="string" calcext:value-type="string">
            <text:p><text:a xlink:href="javascript:sym(2912)" xlink:type="simple">Chīrāl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142778" calcext:value-type="float">
            <text:p>142778</text:p>
          </table:table-cell>
          <table:table-cell office:value-type="float" office:value="166294" calcext:value-type="float">
            <text:p>166294</text:p>
          </table:table-cell>
          <table:table-cell office:value-type="float" office:value="162471" calcext:value-type="float">
            <text:p>162471</text:p>
          </table:table-cell>
        </table:table-row>
        <table:table-row table:style-name="ro2">
          <table:table-cell office:value-type="string" calcext:value-type="string">
            <text:p><text:a xlink:href="javascript:sym(2914)" xlink:type="simple">Chittoo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133462" calcext:value-type="float">
            <text:p>133462</text:p>
          </table:table-cell>
          <table:table-cell office:value-type="float" office:value="152654" calcext:value-type="float">
            <text:p>152654</text:p>
          </table:table-cell>
          <table:table-cell office:value-type="float" office:value="175647" calcext:value-type="float">
            <text:p>175647</text:p>
          </table:table-cell>
        </table:table-row>
        <table:table-row table:style-name="ro2">
          <table:table-cell office:value-type="string" calcext:value-type="string">
            <text:p><text:a xlink:href="javascript:sym(2916)" xlink:type="simple">Coimbator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1100746" calcext:value-type="float">
            <text:p>1100746</text:p>
          </table:table-cell>
          <table:table-cell table:style-name="ce3" office:value-type="float" office:value="1461139" calcext:value-type="float">
            <text:p>1461139</text:p>
          </table:table-cell>
          <table:table-cell office:value-type="float" office:value="2136916" calcext:value-type="float">
            <text:p>2136916</text:p>
          </table:table-cell>
        </table:table-row>
        <table:table-row table:style-name="ro2">
          <table:table-cell office:value-type="string" calcext:value-type="string">
            <text:p><text:a xlink:href="javascript:sym(2917)" xlink:type="simple">Cuddalo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AM</text:p>
          </table:table-cell>
          <table:table-cell office:value-type="float" office:value="144561" calcext:value-type="float">
            <text:p>144561</text:p>
          </table:table-cell>
          <table:table-cell office:value-type="float" office:value="158634" calcext:value-type="float">
            <text:p>158634</text:p>
          </table:table-cell>
          <table:table-cell office:value-type="float" office:value="173636" calcext:value-type="float">
            <text:p>173636</text:p>
          </table:table-cell>
        </table:table-row>
        <table:table-row table:style-name="ro2">
          <table:table-cell office:value-type="string" calcext:value-type="string">
            <text:p><text:a xlink:href="javascript:sym(2919)" xlink:type="simple">Cuttack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OSA</text:p>
          </table:table-cell>
          <table:table-cell office:value-type="float" office:value="440295" calcext:value-type="float">
            <text:p>440295</text:p>
          </table:table-cell>
          <table:table-cell office:value-type="float" office:value="587182" calcext:value-type="float">
            <text:p>587182</text:p>
          </table:table-cell>
          <table:table-cell office:value-type="float" office:value="663188" calcext:value-type="float">
            <text:p>663188</text:p>
          </table:table-cell>
        </table:table-row>
        <table:table-row table:style-name="ro4">
          <table:table-cell office:value-type="string" calcext:value-type="string">
            <text:p><text:a xlink:href="javascript:sym(3189)" xlink:type="simple">Damān</text:a> (Damão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DD</text:p>
          </table:table-cell>
          <table:table-cell office:value-type="float" office:value="26905" calcext:value-type="float">
            <text:p>26905</text:p>
          </table:table-cell>
          <table:table-cell office:value-type="float" office:value="35770" calcext:value-type="float">
            <text:p>35770</text:p>
          </table:table-cell>
          <table:table-cell office:value-type="float" office:value="44282" calcext:value-type="float">
            <text:p>44282</text:p>
          </table:table-cell>
        </table:table-row>
        <table:table-row table:style-name="ro2">
          <table:table-cell office:value-type="string" calcext:value-type="string">
            <text:p><text:a xlink:href="javascript:sym(31609)" xlink:type="simple">Dankun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...</text:p>
          </table:table-cell>
          <table:table-cell office:value-type="float" office:value="51943" calcext:value-type="float">
            <text:p>51943</text:p>
          </table:table-cell>
          <table:table-cell office:value-type="float" office:value="249015" calcext:value-type="float">
            <text:p>249015</text:p>
          </table:table-cell>
        </table:table-row>
        <table:table-row table:style-name="ro2">
          <table:table-cell office:value-type="string" calcext:value-type="string">
            <text:p><text:a xlink:href="javascript:sym(2922)" xlink:type="simple">Darbhang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218391" calcext:value-type="float">
            <text:p>218391</text:p>
          </table:table-cell>
          <table:table-cell office:value-type="float" office:value="267348" calcext:value-type="float">
            <text:p>267348</text:p>
          </table:table-cell>
          <table:table-cell office:value-type="float" office:value="308011" calcext:value-type="float">
            <text:p>308011</text:p>
          </table:table-cell>
        </table:table-row>
        <table:table-row table:style-name="ro2">
          <table:table-cell office:value-type="string" calcext:value-type="string">
            <text:p><text:a xlink:href="javascript:sym(2923)" xlink:type="simple">Dāvanage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287233" calcext:value-type="float">
            <text:p>287233</text:p>
          </table:table-cell>
          <table:table-cell office:value-type="float" office:value="364523" calcext:value-type="float">
            <text:p>364523</text:p>
          </table:table-cell>
          <table:table-cell office:value-type="float" office:value="434971" calcext:value-type="float">
            <text:p>434971</text:p>
          </table:table-cell>
        </table:table-row>
        <table:table-row table:style-name="ro2">
          <table:table-cell office:value-type="string" calcext:value-type="string">
            <text:p><text:a xlink:href="javascript:sym(2924)" xlink:type="simple">Dehra Dū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AR</text:p>
          </table:table-cell>
          <table:table-cell office:value-type="float" office:value="368053" calcext:value-type="float">
            <text:p>368053</text:p>
          </table:table-cell>
          <table:table-cell office:value-type="float" office:value="530263" calcext:value-type="float">
            <text:p>530263</text:p>
          </table:table-cell>
          <table:table-cell office:value-type="float" office:value="706124" calcext:value-type="float">
            <text:p>706124</text:p>
          </table:table-cell>
        </table:table-row>
        <table:table-row table:style-name="ro2">
          <table:table-cell office:value-type="string" calcext:value-type="string">
            <text:p><text:a xlink:href="javascript:sym(2925)" xlink:type="simple">Delh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DEL</text:p>
          </table:table-cell>
          <table:table-cell office:value-type="float" office:value="8419084" calcext:value-type="float">
            <text:p>8419084</text:p>
          </table:table-cell>
          <table:table-cell office:value-type="float" office:value="12877470" calcext:value-type="float">
            <text:p>12877470</text:p>
          </table:table-cell>
          <table:table-cell office:value-type="float" office:value="16349831" calcext:value-type="float">
            <text:p>16349831</text:p>
          </table:table-cell>
        </table:table-row>
        <table:table-row table:style-name="ro2">
          <table:table-cell office:value-type="string" calcext:value-type="string">
            <text:p><text:a xlink:href="javascript:sym(15122)" xlink:type="simple">Deogh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HA</text:p>
          </table:table-cell>
          <table:table-cell office:value-type="float" office:value="85902" calcext:value-type="float">
            <text:p>85902</text:p>
          </table:table-cell>
          <table:table-cell office:value-type="float" office:value="112525" calcext:value-type="float">
            <text:p>112525</text:p>
          </table:table-cell>
          <table:table-cell office:value-type="float" office:value="203123" calcext:value-type="float">
            <text:p>203123</text:p>
          </table:table-cell>
        </table:table-row>
        <table:table-row table:style-name="ro2">
          <table:table-cell office:value-type="string" calcext:value-type="string">
            <text:p><text:a xlink:href="javascript:sym(2926)" xlink:type="simple">Dewā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64364" calcext:value-type="float">
            <text:p>164364</text:p>
          </table:table-cell>
          <table:table-cell office:value-type="float" office:value="231672" calcext:value-type="float">
            <text:p>231672</text:p>
          </table:table-cell>
          <table:table-cell office:value-type="float" office:value="289550" calcext:value-type="float">
            <text:p>289550</text:p>
          </table:table-cell>
        </table:table-row>
        <table:table-row table:style-name="ro4">
          <table:table-cell office:value-type="string" calcext:value-type="string">
            <text:p><text:a xlink:href="javascript:sym(2927)" xlink:type="simple">Dhanbād</text:a> [Dhanbad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HA</text:p>
          </table:table-cell>
          <table:table-cell office:value-type="float" office:value="815005" calcext:value-type="float">
            <text:p>815005</text:p>
          </table:table-cell>
          <table:table-cell office:value-type="float" office:value="1065327" calcext:value-type="float">
            <text:p>1065327</text:p>
          </table:table-cell>
          <table:table-cell office:value-type="float" office:value="1196214" calcext:value-type="float">
            <text:p>1196214</text:p>
          </table:table-cell>
        </table:table-row>
        <table:table-row table:style-name="ro2">
          <table:table-cell office:value-type="string" calcext:value-type="string">
            <text:p><text:a xlink:href="javascript:sym(2928)" xlink:type="simple">Dhu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278317" calcext:value-type="float">
            <text:p>278317</text:p>
          </table:table-cell>
          <table:table-cell office:value-type="float" office:value="341755" calcext:value-type="float">
            <text:p>341755</text:p>
          </table:table-cell>
          <table:table-cell office:value-type="float" office:value="375559" calcext:value-type="float">
            <text:p>375559</text:p>
          </table:table-cell>
        </table:table-row>
        <table:table-row table:style-name="ro2">
          <table:table-cell office:value-type="string" calcext:value-type="string">
            <text:p><text:a xlink:href="javascript:sym(15100)" xlink:type="simple">Dhuliā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62242" calcext:value-type="float">
            <text:p>62242</text:p>
          </table:table-cell>
          <table:table-cell office:value-type="float" office:value="72850" calcext:value-type="float">
            <text:p>72850</text:p>
          </table:table-cell>
          <table:table-cell office:value-type="float" office:value="239019" calcext:value-type="float">
            <text:p>239019</text:p>
          </table:table-cell>
        </table:table-row>
        <table:table-row table:style-name="ro2">
          <table:table-cell office:value-type="string" calcext:value-type="string">
            <text:p><text:a xlink:href="javascript:sym(2929)" xlink:type="simple">Dibrugarh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SS</text:p>
          </table:table-cell>
          <table:table-cell office:value-type="float" office:value="125667" calcext:value-type="float">
            <text:p>125667</text:p>
          </table:table-cell>
          <table:table-cell office:value-type="float" office:value="137661" calcext:value-type="float">
            <text:p>137661</text:p>
          </table:table-cell>
          <table:table-cell office:value-type="float" office:value="154296" calcext:value-type="float">
            <text:p>154296</text:p>
          </table:table-cell>
        </table:table-row>
        <table:table-row table:style-name="ro2">
          <table:table-cell office:value-type="string" calcext:value-type="string">
            <text:p><text:a xlink:href="javascript:sym(2930)" xlink:type="simple">Dindigu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182477" calcext:value-type="float">
            <text:p>182477</text:p>
          </table:table-cell>
          <table:table-cell table:style-name="ce3" office:value-type="float" office:value="196955" calcext:value-type="float">
            <text:p>196955</text:p>
          </table:table-cell>
          <table:table-cell office:value-type="float" office:value="292512" calcext:value-type="float">
            <text:p>292512</text:p>
          </table:table-cell>
        </table:table-row>
        <table:table-row table:style-name="ro2">
          <table:table-cell office:value-type="string" calcext:value-type="string">
            <text:p><text:a xlink:href="javascript:sym(2933)" xlink:type="simple">Durgā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425836" calcext:value-type="float">
            <text:p>425836</text:p>
          </table:table-cell>
          <table:table-cell office:value-type="float" office:value="493405" calcext:value-type="float">
            <text:p>493405</text:p>
          </table:table-cell>
          <table:table-cell office:value-type="float" office:value="580990" calcext:value-type="float">
            <text:p>580990</text:p>
          </table:table-cell>
        </table:table-row>
        <table:table-row table:style-name="ro2">
          <table:table-cell office:value-type="string" calcext:value-type="string">
            <text:p><text:a xlink:href="javascript:sym(2934)" xlink:type="simple">Elūru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212866" calcext:value-type="float">
            <text:p>212866</text:p>
          </table:table-cell>
          <table:table-cell office:value-type="float" office:value="215804" calcext:value-type="float">
            <text:p>215804</text:p>
          </table:table-cell>
          <table:table-cell office:value-type="float" office:value="250834" calcext:value-type="float">
            <text:p>250834</text:p>
          </table:table-cell>
        </table:table-row>
        <table:table-row table:style-name="ro2">
          <table:table-cell office:value-type="string" calcext:value-type="string">
            <text:p><text:a xlink:href="javascript:sym(2935)" xlink:type="simple">Erod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361755" calcext:value-type="float">
            <text:p>361755</text:p>
          </table:table-cell>
          <table:table-cell table:style-name="ce3" office:value-type="float" office:value="389906" calcext:value-type="float">
            <text:p>389906</text:p>
          </table:table-cell>
          <table:table-cell office:value-type="float" office:value="521891" calcext:value-type="float">
            <text:p>521891</text:p>
          </table:table-cell>
        </table:table-row>
        <table:table-row table:style-name="ro2">
          <table:table-cell office:value-type="string" calcext:value-type="string">
            <text:p><text:a xlink:href="javascript:sym(2936)" xlink:type="simple">Etāwa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24072" calcext:value-type="float">
            <text:p>124072</text:p>
          </table:table-cell>
          <table:table-cell office:value-type="float" office:value="210453" calcext:value-type="float">
            <text:p>210453</text:p>
          </table:table-cell>
          <table:table-cell office:value-type="float" office:value="256838" calcext:value-type="float">
            <text:p>256838</text:p>
          </table:table-cell>
        </table:table-row>
        <table:table-row table:style-name="ro2">
          <table:table-cell office:value-type="string" calcext:value-type="string">
            <text:p><text:a xlink:href="javascript:sym(2937)" xlink:type="simple">Faizābād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176922" calcext:value-type="float">
            <text:p>176922</text:p>
          </table:table-cell>
          <table:table-cell office:value-type="float" office:value="208162" calcext:value-type="float">
            <text:p>208162</text:p>
          </table:table-cell>
          <table:table-cell office:value-type="float" office:value="256624" calcext:value-type="float">
            <text:p>256624</text:p>
          </table:table-cell>
        </table:table-row>
        <table:table-row table:style-name="ro1">
          <table:table-cell office:value-type="string" calcext:value-type="string">
            <text:p><text:a xlink:href="javascript:sym(2938)" xlink:type="simple">Farīdābād</text:a> (New Township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617717" calcext:value-type="float">
            <text:p>617717</text:p>
          </table:table-cell>
          <table:table-cell office:value-type="float" office:value="1055938" calcext:value-type="float">
            <text:p>1055938</text:p>
          </table:table-cell>
          <table:table-cell office:value-type="float" office:value="1414050" calcext:value-type="float">
            <text:p>1414050</text:p>
          </table:table-cell>
        </table:table-row>
        <table:table-row table:style-name="ro3">
          <table:table-cell office:value-type="string" calcext:value-type="string">
            <text:p><text:a xlink:href="javascript:sym(2939)" xlink:type="simple">Farrukhābād</text:a> (Farrukhābād-cum-Fatehgarh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208727" calcext:value-type="float">
            <text:p>208727</text:p>
          </table:table-cell>
          <table:table-cell office:value-type="float" office:value="242997" calcext:value-type="float">
            <text:p>242997</text:p>
          </table:table-cell>
          <table:table-cell office:value-type="float" office:value="291374" calcext:value-type="float">
            <text:p>291374</text:p>
          </table:table-cell>
        </table:table-row>
        <table:table-row table:style-name="ro2">
          <table:table-cell office:value-type="string" calcext:value-type="string">
            <text:p><text:a xlink:href="javascript:sym(2940)" xlink:type="simple">Fateh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17675" calcext:value-type="float">
            <text:p>117675</text:p>
          </table:table-cell>
          <table:table-cell office:value-type="float" office:value="152078" calcext:value-type="float">
            <text:p>152078</text:p>
          </table:table-cell>
          <table:table-cell office:value-type="float" office:value="193193" calcext:value-type="float">
            <text:p>193193</text:p>
          </table:table-cell>
        </table:table-row>
        <table:table-row table:style-name="ro2">
          <table:table-cell office:value-type="string" calcext:value-type="string">
            <text:p><text:a xlink:href="javascript:sym(2941)" xlink:type="simple">Fīrozābā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270536" calcext:value-type="float">
            <text:p>270536</text:p>
          </table:table-cell>
          <table:table-cell office:value-type="float" office:value="432866" calcext:value-type="float">
            <text:p>432866</text:p>
          </table:table-cell>
          <table:table-cell office:value-type="float" office:value="604214" calcext:value-type="float">
            <text:p>604214</text:p>
          </table:table-cell>
        </table:table-row>
        <table:table-row table:style-name="ro2">
          <table:table-cell office:value-type="string" calcext:value-type="string">
            <text:p><text:a xlink:href="javascript:sym(2942)" xlink:type="simple">Gadag-Betige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134051" calcext:value-type="float">
            <text:p>134051</text:p>
          </table:table-cell>
          <table:table-cell office:value-type="float" office:value="154982" calcext:value-type="float">
            <text:p>154982</text:p>
          </table:table-cell>
          <table:table-cell office:value-type="float" office:value="172612" calcext:value-type="float">
            <text:p>172612</text:p>
          </table:table-cell>
        </table:table-row>
        <table:table-row table:style-name="ro2">
          <table:table-cell office:value-type="string" calcext:value-type="string">
            <text:p><text:a xlink:href="javascript:sym(2943)" xlink:type="simple">Gāndhīdhā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UJ</text:p>
          </table:table-cell>
          <table:table-cell office:value-type="float" office:value="104585" calcext:value-type="float">
            <text:p>104585</text:p>
          </table:table-cell>
          <table:table-cell office:value-type="float" office:value="151693" calcext:value-type="float">
            <text:p>151693</text:p>
          </table:table-cell>
          <table:table-cell office:value-type="float" office:value="247992" calcext:value-type="float">
            <text:p>247992</text:p>
          </table:table-cell>
        </table:table-row>
        <table:table-row table:style-name="ro1">
          <table:table-cell office:value-type="string" calcext:value-type="string">
            <text:p><text:a xlink:href="javascript:sym(2945)" xlink:type="simple">Gangānagar</text:a> (Sri Gangānaga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RAJ</text:p>
          </table:table-cell>
          <table:table-cell office:value-type="float" office:value="161482" calcext:value-type="float">
            <text:p>161482</text:p>
          </table:table-cell>
          <table:table-cell office:value-type="float" office:value="222858" calcext:value-type="float">
            <text:p>222858</text:p>
          </table:table-cell>
          <table:table-cell office:value-type="float" office:value="249914" calcext:value-type="float">
            <text:p>249914</text:p>
          </table:table-cell>
        </table:table-row>
        <table:table-row table:style-name="ro1">
          <table:table-cell office:value-type="string" calcext:value-type="string">
            <text:p><text:a xlink:href="javascript:sym(3188)" xlink:type="simple">Gangtok</text:a> (incl. Upper Tādo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IK</text:p>
          </table:table-cell>
          <table:table-cell office:value-type="float" office:value="25024" calcext:value-type="float">
            <text:p>25024</text:p>
          </table:table-cell>
          <table:table-cell office:value-type="float" office:value="43711" calcext:value-type="float">
            <text:p>43711</text:p>
          </table:table-cell>
          <table:table-cell office:value-type="float" office:value="100286" calcext:value-type="float">
            <text:p>100286</text:p>
          </table:table-cell>
        </table:table-row>
        <table:table-row table:style-name="ro2">
          <table:table-cell office:value-type="string" calcext:value-type="string">
            <text:p><text:a xlink:href="javascript:sym(2947)" xlink:type="simple">Gayā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294427" calcext:value-type="float">
            <text:p>294427</text:p>
          </table:table-cell>
          <table:table-cell office:value-type="float" office:value="394945" calcext:value-type="float">
            <text:p>394945</text:p>
          </table:table-cell>
          <table:table-cell office:value-type="float" office:value="475987" calcext:value-type="float">
            <text:p>475987</text:p>
          </table:table-cell>
        </table:table-row>
        <table:table-row table:style-name="ro2">
          <table:table-cell office:value-type="string" calcext:value-type="string">
            <text:p><text:a xlink:href="javascript:sym(2948)" xlink:type="simple">Ghāziābād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table:style-name="ce3" office:value-type="float" office:value="511759" calcext:value-type="float">
            <text:p>511759</text:p>
          </table:table-cell>
          <table:table-cell table:style-name="ce3" office:value-type="float" office:value="968256" calcext:value-type="float">
            <text:p>968256</text:p>
          </table:table-cell>
          <table:table-cell office:value-type="float" office:value="2375820" calcext:value-type="float">
            <text:p>2375820</text:p>
          </table:table-cell>
        </table:table-row>
        <table:table-row table:style-name="ro2">
          <table:table-cell office:value-type="string" calcext:value-type="string">
            <text:p><text:a xlink:href="javascript:sym(2949)" xlink:type="simple">Godhr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00662" calcext:value-type="float">
            <text:p>100662</text:p>
          </table:table-cell>
          <table:table-cell office:value-type="float" office:value="131172" calcext:value-type="float">
            <text:p>131172</text:p>
          </table:table-cell>
          <table:table-cell office:value-type="float" office:value="162436" calcext:value-type="float">
            <text:p>162436</text:p>
          </table:table-cell>
        </table:table-row>
        <table:table-row table:style-name="ro2">
          <table:table-cell office:value-type="string" calcext:value-type="string">
            <text:p><text:a xlink:href="javascript:sym(2952)" xlink:type="simple">Gorakh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505566" calcext:value-type="float">
            <text:p>505566</text:p>
          </table:table-cell>
          <table:table-cell office:value-type="float" office:value="622701" calcext:value-type="float">
            <text:p>622701</text:p>
          </table:table-cell>
          <table:table-cell office:value-type="float" office:value="694889" calcext:value-type="float">
            <text:p>694889</text:p>
          </table:table-cell>
        </table:table-row>
        <table:table-row table:style-name="ro4">
          <table:table-cell office:value-type="string" calcext:value-type="string">
            <text:p><text:a xlink:href="javascript:sym(2954)" xlink:type="simple">Gulbarga</text:a> (Gulburga)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KAR</text:p>
          </table:table-cell>
          <table:table-cell office:value-type="float" office:value="310920" calcext:value-type="float">
            <text:p>310920</text:p>
          </table:table-cell>
          <table:table-cell office:value-type="float" office:value="430265" calcext:value-type="float">
            <text:p>430265</text:p>
          </table:table-cell>
          <table:table-cell office:value-type="float" office:value="543147" calcext:value-type="float">
            <text:p>543147</text:p>
          </table:table-cell>
        </table:table-row>
        <table:table-row table:style-name="ro2">
          <table:table-cell office:value-type="string" calcext:value-type="string">
            <text:p><text:a xlink:href="javascript:sym(2955)" xlink:type="simple">Gu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00490" calcext:value-type="float">
            <text:p>100490</text:p>
          </table:table-cell>
          <table:table-cell office:value-type="float" office:value="137175" calcext:value-type="float">
            <text:p>137175</text:p>
          </table:table-cell>
          <table:table-cell office:value-type="float" office:value="180935" calcext:value-type="float">
            <text:p>180935</text:p>
          </table:table-cell>
        </table:table-row>
        <table:table-row table:style-name="ro2">
          <table:table-cell office:value-type="string" calcext:value-type="string">
            <text:p><text:a xlink:href="javascript:sym(2957)" xlink:type="simple">Guntū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AND</text:p>
          </table:table-cell>
          <table:table-cell office:value-type="float" office:value="471051" calcext:value-type="float">
            <text:p>471051</text:p>
          </table:table-cell>
          <table:table-cell office:value-type="float" office:value="514461" calcext:value-type="float">
            <text:p>514461</text:p>
          </table:table-cell>
          <table:table-cell office:value-type="float" office:value="670073" calcext:value-type="float">
            <text:p>670073</text:p>
          </table:table-cell>
        </table:table-row>
        <table:table-row table:style-name="ro2">
          <table:table-cell office:value-type="string" calcext:value-type="string">
            <text:p><text:a xlink:href="javascript:sym(2958)" xlink:type="simple">Gurgao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HAR</text:p>
          </table:table-cell>
          <table:table-cell office:value-type="float" office:value="135884" calcext:value-type="float">
            <text:p>135884</text:p>
          </table:table-cell>
          <table:table-cell office:value-type="float" office:value="228820" calcext:value-type="float">
            <text:p>228820</text:p>
          </table:table-cell>
          <table:table-cell office:value-type="float" office:value="902112" calcext:value-type="float">
            <text:p>902112</text:p>
          </table:table-cell>
        </table:table-row>
        <table:table-row table:style-name="ro4">
          <table:table-cell office:value-type="string" calcext:value-type="string">
            <text:p><text:a xlink:href="javascript:sym(2960)" xlink:type="simple">Guwāhāti</text:a> [Gauhati]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ASS</text:p>
          </table:table-cell>
          <table:table-cell office:value-type="float" office:value="584342" calcext:value-type="float">
            <text:p>584342</text:p>
          </table:table-cell>
          <table:table-cell office:value-type="float" office:value="818809" calcext:value-type="float">
            <text:p>818809</text:p>
          </table:table-cell>
          <table:table-cell office:value-type="float" office:value="962334" calcext:value-type="float">
            <text:p>962334</text:p>
          </table:table-cell>
        </table:table-row>
        <table:table-row table:style-name="ro2">
          <table:table-cell office:value-type="string" calcext:value-type="string">
            <text:p><text:a xlink:href="javascript:sym(2961)" xlink:type="simple">Gwalio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D</text:p>
          </table:table-cell>
          <table:table-cell office:value-type="float" office:value="717780" calcext:value-type="float">
            <text:p>717780</text:p>
          </table:table-cell>
          <table:table-cell office:value-type="float" office:value="865548" calcext:value-type="float">
            <text:p>865548</text:p>
          </table:table-cell>
          <table:table-cell office:value-type="float" office:value="1102884" calcext:value-type="float">
            <text:p>1102884</text:p>
          </table:table-cell>
        </table:table-row>
        <table:table-row table:style-name="ro2">
          <table:table-cell office:value-type="string" calcext:value-type="string">
            <text:p><text:a xlink:href="javascript:sym(2962)" xlink:type="simple">Hābr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96970" calcext:value-type="float">
            <text:p>196970</text:p>
          </table:table-cell>
          <table:table-cell office:value-type="float" office:value="239209" calcext:value-type="float">
            <text:p>239209</text:p>
          </table:table-cell>
          <table:table-cell office:value-type="float" office:value="299782" calcext:value-type="float">
            <text:p>299782</text:p>
          </table:table-cell>
        </table:table-row>
        <table:table-row table:style-name="ro2">
          <table:table-cell office:value-type="string" calcext:value-type="string">
            <text:p><text:a xlink:href="javascript:sym(2963)" xlink:type="simple">Haldī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ES</text:p>
          </table:table-cell>
          <table:table-cell office:value-type="float" office:value="100347" calcext:value-type="float">
            <text:p>100347</text:p>
          </table:table-cell>
          <table:table-cell office:value-type="float" office:value="170673" calcext:value-type="float">
            <text:p>170673</text:p>
          </table:table-cell>
          <table:table-cell office:value-type="float" office:value="200827" calcext:value-type="float">
            <text:p>200827</text:p>
          </table:table-cell>
        </table:table-row>
        <table:table-row table:style-name="ro2">
          <table:table-cell office:value-type="string" calcext:value-type="string">
            <text:p><text:a xlink:href="javascript:sym(2964)" xlink:type="simple">Haldwān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AR</text:p>
          </table:table-cell>
          <table:table-cell office:value-type="float" office:value="104195" calcext:value-type="float">
            <text:p>104195</text:p>
          </table:table-cell>
          <table:table-cell office:value-type="float" office:value="158896" calcext:value-type="float">
            <text:p>158896</text:p>
          </table:table-cell>
          <table:table-cell office:value-type="float" office:value="232095" calcext:value-type="float">
            <text:p>232095</text:p>
          </table:table-cell>
        </table:table-row>
        <table:table-row table:style-name="ro2">
          <table:table-cell office:value-type="string" calcext:value-type="string">
            <text:p><text:a xlink:href="javascript:sym(15236)" xlink:type="simple">Hanumāngar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82733" calcext:value-type="float">
            <text:p>82733</text:p>
          </table:table-cell>
          <table:table-cell office:value-type="float" office:value="129556" calcext:value-type="float">
            <text:p>129556</text:p>
          </table:table-cell>
          <table:table-cell office:value-type="float" office:value="150958" calcext:value-type="float">
            <text:p>150958</text:p>
          </table:table-cell>
        </table:table-row>
        <table:table-row table:style-name="ro2">
          <table:table-cell office:value-type="string" calcext:value-type="string">
            <text:p><text:a xlink:href="javascript:sym(2967)" xlink:type="simple">Hā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46262" calcext:value-type="float">
            <text:p>146262</text:p>
          </table:table-cell>
          <table:table-cell office:value-type="float" office:value="211983" calcext:value-type="float">
            <text:p>211983</text:p>
          </table:table-cell>
          <table:table-cell office:value-type="float" office:value="262983" calcext:value-type="float">
            <text:p>262983</text:p>
          </table:table-cell>
        </table:table-row>
        <table:table-row table:style-name="ro2">
          <table:table-cell office:value-type="string" calcext:value-type="string">
            <text:p><text:a xlink:href="javascript:sym(15169)" xlink:type="simple">Hardoī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UTT</text:p>
          </table:table-cell>
          <table:table-cell office:value-type="float" office:value="88651" calcext:value-type="float">
            <text:p>88651</text:p>
          </table:table-cell>
          <table:table-cell office:value-type="float" office:value="112486" calcext:value-type="float">
            <text:p>112486</text:p>
          </table:table-cell>
          <table:table-cell office:value-type="float" office:value="197029" calcext:value-type="float">
            <text:p>197029</text:p>
          </table:table-cell>
        </table:table-row>
        <table:table-row table:style-name="ro4">
          <table:table-cell office:value-type="string" calcext:value-type="string">
            <text:p><text:a xlink:href="javascript:sym(2968)" xlink:type="simple">Hardwār</text:a> (Haridwa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AR</text:p>
          </table:table-cell>
          <table:table-cell office:value-type="float" office:value="187392" calcext:value-type="float">
            <text:p>187392</text:p>
          </table:table-cell>
          <table:table-cell office:value-type="float" office:value="220767" calcext:value-type="float">
            <text:p>220767</text:p>
          </table:table-cell>
          <table:table-cell office:value-type="float" office:value="310796" calcext:value-type="float">
            <text:p>310796</text:p>
          </table:table-cell>
        </table:table-row>
        <table:table-row table:style-name="ro2">
          <table:table-cell office:value-type="string" calcext:value-type="string">
            <text:p><text:a xlink:href="javascript:sym(2969)" xlink:type="simple">Hassa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AR</text:p>
          </table:table-cell>
          <table:table-cell office:value-type="float" office:value="108706" calcext:value-type="float">
            <text:p>108706</text:p>
          </table:table-cell>
          <table:table-cell office:value-type="float" office:value="133262" calcext:value-type="float">
            <text:p>133262</text:p>
          </table:table-cell>
          <table:table-cell office:value-type="float" office:value="173008" calcext:value-type="float">
            <text:p>173008</text:p>
          </table:table-cell>
        </table:table-row>
        <table:table-row table:style-name="ro2">
          <table:table-cell office:value-type="string" calcext:value-type="string">
            <text:p><text:a xlink:href="javascript:sym(2970)" xlink:type="simple">Hāthras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table:style-name="ce3" office:value-type="float" office:value="113285" calcext:value-type="float">
            <text:p>113285</text:p>
          </table:table-cell>
          <table:table-cell table:style-name="ce3" office:value-type="float" office:value="126355" calcext:value-type="float">
            <text:p>126355</text:p>
          </table:table-cell>
          <table:table-cell office:value-type="float" office:value="160909" calcext:value-type="float">
            <text:p>160909</text:p>
          </table:table-cell>
        </table:table-row>
        <table:table-row table:style-name="ro2">
          <table:table-cell office:value-type="string" calcext:value-type="string">
            <text:p><text:a xlink:href="javascript:sym(15119)" xlink:type="simple">Hazārībāg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HA</text:p>
          </table:table-cell>
          <table:table-cell office:value-type="float" office:value="97824" calcext:value-type="float">
            <text:p>97824</text:p>
          </table:table-cell>
          <table:table-cell office:value-type="float" office:value="135473" calcext:value-type="float">
            <text:p>135473</text:p>
          </table:table-cell>
          <table:table-cell office:value-type="float" office:value="153595" calcext:value-type="float">
            <text:p>153595</text:p>
          </table:table-cell>
        </table:table-row>
        <table:table-row table:style-name="ro2">
          <table:table-cell office:value-type="string" calcext:value-type="string">
            <text:p><text:a xlink:href="javascript:sym(2971)" xlink:type="simple">Hindu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ND</text:p>
          </table:table-cell>
          <table:table-cell office:value-type="float" office:value="104651" calcext:value-type="float">
            <text:p>104651</text:p>
          </table:table-cell>
          <table:table-cell office:value-type="float" office:value="125074" calcext:value-type="float">
            <text:p>125074</text:p>
          </table:table-cell>
          <table:table-cell office:value-type="float" office:value="151677" calcext:value-type="float">
            <text:p>151677</text:p>
          </table:table-cell>
        </table:table-row>
        <table:table-row table:style-name="ro2">
          <table:table-cell office:value-type="string" calcext:value-type="string">
            <text:p><text:a xlink:href="javascript:sym(2972)" xlink:type="simple">Hisā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HAR</text:p>
          </table:table-cell>
          <table:table-cell office:value-type="float" office:value="181255" calcext:value-type="float">
            <text:p>181255</text:p>
          </table:table-cell>
          <table:table-cell office:value-type="float" office:value="263186" calcext:value-type="float">
            <text:p>263186</text:p>
          </table:table-cell>
          <table:table-cell office:value-type="float" office:value="307024" calcext:value-type="float">
            <text:p>307024</text:p>
          </table:table-cell>
        </table:table-row>
        <table:table-row table:style-name="ro2">
          <table:table-cell office:value-type="string" calcext:value-type="string">
            <text:p><text:a xlink:href="javascript:sym(2973)" xlink:type="simple">Hoshiār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N</text:p>
          </table:table-cell>
          <table:table-cell office:value-type="float" office:value="122705" calcext:value-type="float">
            <text:p>122705</text:p>
          </table:table-cell>
          <table:table-cell office:value-type="float" office:value="149668" calcext:value-type="float">
            <text:p>149668</text:p>
          </table:table-cell>
          <table:table-cell office:value-type="float" office:value="168653" calcext:value-type="float">
            <text:p>168653</text:p>
          </table:table-cell>
        </table:table-row>
        <table:table-row table:style-name="ro2">
          <table:table-cell office:value-type="string" calcext:value-type="string">
            <text:p><text:a xlink:href="javascript:sym(2974)" xlink:type="simple">Hospe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134799" calcext:value-type="float">
            <text:p>134799</text:p>
          </table:table-cell>
          <table:table-cell office:value-type="float" office:value="164240" calcext:value-type="float">
            <text:p>164240</text:p>
          </table:table-cell>
          <table:table-cell office:value-type="float" office:value="206167" calcext:value-type="float">
            <text:p>206167</text:p>
          </table:table-cell>
        </table:table-row>
        <table:table-row table:style-name="ro2">
          <table:table-cell office:value-type="string" calcext:value-type="string">
            <text:p><text:a xlink:href="javascript:sym(15495)" xlink:type="simple">Hosū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41739" calcext:value-type="float">
            <text:p>41739</text:p>
          </table:table-cell>
          <table:table-cell table:style-name="ce3" office:value-type="float" office:value="99651" calcext:value-type="float">
            <text:p>99651</text:p>
          </table:table-cell>
          <table:table-cell office:value-type="float" office:value="229528" calcext:value-type="float">
            <text:p>229528</text:p>
          </table:table-cell>
        </table:table-row>
        <table:table-row table:style-name="ro5">
          <table:table-cell office:value-type="string" calcext:value-type="string">
            <text:p><text:a xlink:href="javascript:sym(2975)" xlink:type="simple">Hubli-Dhārwār</text:a> (Hubli-Dharwad) [Hubli-Dharwa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648298" calcext:value-type="float">
            <text:p>648298</text:p>
          </table:table-cell>
          <table:table-cell office:value-type="float" office:value="786195" calcext:value-type="float">
            <text:p>786195</text:p>
          </table:table-cell>
          <table:table-cell office:value-type="float" office:value="943788" calcext:value-type="float">
            <text:p>943788</text:p>
          </table:table-cell>
        </table:table-row>
        <table:table-row table:style-name="ro4">
          <table:table-cell office:value-type="string" calcext:value-type="string">
            <text:p><text:a xlink:href="javascript:sym(2977)" xlink:type="simple">Hyderābād</text:a> [Hyderabad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EL</text:p>
          </table:table-cell>
          <table:table-cell office:value-type="float" office:value="4344437" calcext:value-type="float">
            <text:p>4344437</text:p>
          </table:table-cell>
          <table:table-cell office:value-type="float" office:value="5742036" calcext:value-type="float">
            <text:p>5742036</text:p>
          </table:table-cell>
          <table:table-cell office:value-type="float" office:value="7677018" calcext:value-type="float">
            <text:p>7677018</text:p>
          </table:table-cell>
        </table:table-row>
        <table:table-row table:style-name="ro4">
          <table:table-cell office:value-type="string" calcext:value-type="string">
            <text:p><text:a xlink:href="javascript:sym(2978)" xlink:type="simple">Ichalkaranji</text:a> (Ichaikaroji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235979" calcext:value-type="float">
            <text:p>235979</text:p>
          </table:table-cell>
          <table:table-cell office:value-type="float" office:value="285860" calcext:value-type="float">
            <text:p>285860</text:p>
          </table:table-cell>
          <table:table-cell office:value-type="float" office:value="325499" calcext:value-type="float">
            <text:p>325499</text:p>
          </table:table-cell>
        </table:table-row>
        <table:table-row table:style-name="ro2">
          <table:table-cell office:value-type="string" calcext:value-type="string">
            <text:p><text:a xlink:href="javascript:sym(2979)" xlink:type="simple">Imphā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N</text:p>
          </table:table-cell>
          <table:table-cell table:style-name="ce3" office:value-type="float" office:value="202839" calcext:value-type="float">
            <text:p>202839</text:p>
          </table:table-cell>
          <table:table-cell table:style-name="ce3" office:value-type="float" office:value="250234" calcext:value-type="float">
            <text:p>250234</text:p>
          </table:table-cell>
          <table:table-cell office:value-type="float" office:value="418739" calcext:value-type="float">
            <text:p>418739</text:p>
          </table:table-cell>
        </table:table-row>
        <table:table-row table:style-name="ro2">
          <table:table-cell office:value-type="string" calcext:value-type="string">
            <text:p><text:a xlink:href="javascript:sym(2980)" xlink:type="simple">Indor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D</text:p>
          </table:table-cell>
          <table:table-cell office:value-type="float" office:value="1109056" calcext:value-type="float">
            <text:p>1109056</text:p>
          </table:table-cell>
          <table:table-cell office:value-type="float" office:value="1506062" calcext:value-type="float">
            <text:p>1506062</text:p>
          </table:table-cell>
          <table:table-cell office:value-type="float" office:value="2170295" calcext:value-type="float">
            <text:p>2170295</text:p>
          </table:table-cell>
        </table:table-row>
        <table:table-row table:style-name="ro3">
          <table:table-cell office:value-type="string" calcext:value-type="string">
            <text:p><text:a xlink:href="javascript:sym(2982)" xlink:type="simple">Ingrāj Bāzār</text:a> (English Bāzār, Maldah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77164" calcext:value-type="float">
            <text:p>177164</text:p>
          </table:table-cell>
          <table:table-cell office:value-type="float" office:value="224415" calcext:value-type="float">
            <text:p>224415</text:p>
          </table:table-cell>
          <table:table-cell office:value-type="float" office:value="313681" calcext:value-type="float">
            <text:p>313681</text:p>
          </table:table-cell>
        </table:table-row>
        <table:table-row table:style-name="ro2">
          <table:table-cell office:value-type="string" calcext:value-type="string">
            <text:p><text:a xlink:href="javascript:sym(3184)" xlink:type="simple">Itānagar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RU</text:p>
          </table:table-cell>
          <table:table-cell office:value-type="float" office:value="16545" calcext:value-type="float">
            <text:p>16545</text:p>
          </table:table-cell>
          <table:table-cell office:value-type="float" office:value="35022" calcext:value-type="float">
            <text:p>35022</text:p>
          </table:table-cell>
          <table:table-cell office:value-type="float" office:value="59490" calcext:value-type="float">
            <text:p>59490</text:p>
          </table:table-cell>
        </table:table-row>
        <table:table-row table:style-name="ro2">
          <table:table-cell office:value-type="string" calcext:value-type="string">
            <text:p><text:a xlink:href="javascript:sym(2983)" xlink:type="simple">Jabal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D</text:p>
          </table:table-cell>
          <table:table-cell office:value-type="float" office:value="888916" calcext:value-type="float">
            <text:p>888916</text:p>
          </table:table-cell>
          <table:table-cell office:value-type="float" office:value="1098000" calcext:value-type="float">
            <text:p>1098000</text:p>
          </table:table-cell>
          <table:table-cell office:value-type="float" office:value="1268848" calcext:value-type="float">
            <text:p>1268848</text:p>
          </table:table-cell>
        </table:table-row>
        <table:table-row table:style-name="ro2">
          <table:table-cell office:value-type="string" calcext:value-type="string">
            <text:p><text:a xlink:href="javascript:sym(2985)" xlink:type="simple">Jai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1518235" calcext:value-type="float">
            <text:p>1518235</text:p>
          </table:table-cell>
          <table:table-cell office:value-type="float" office:value="2322575" calcext:value-type="float">
            <text:p>2322575</text:p>
          </table:table-cell>
          <table:table-cell office:value-type="float" office:value="3046163" calcext:value-type="float">
            <text:p>3046163</text:p>
          </table:table-cell>
        </table:table-row>
        <table:table-row table:style-name="ro4">
          <table:table-cell office:value-type="string" calcext:value-type="string">
            <text:p><text:a xlink:href="javascript:sym(2986)" xlink:type="simple">Jalandhar</text:a> [Jullundur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PUN</text:p>
          </table:table-cell>
          <table:table-cell office:value-type="float" office:value="509510" calcext:value-type="float">
            <text:p>509510</text:p>
          </table:table-cell>
          <table:table-cell office:value-type="float" office:value="714077" calcext:value-type="float">
            <text:p>714077</text:p>
          </table:table-cell>
          <table:table-cell office:value-type="float" office:value="874412" calcext:value-type="float">
            <text:p>874412</text:p>
          </table:table-cell>
        </table:table-row>
        <table:table-row table:style-name="ro2">
          <table:table-cell office:value-type="string" calcext:value-type="string">
            <text:p><text:a xlink:href="javascript:sym(2987)" xlink:type="simple">Jālga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242193" calcext:value-type="float">
            <text:p>242193</text:p>
          </table:table-cell>
          <table:table-cell office:value-type="float" office:value="368618" calcext:value-type="float">
            <text:p>368618</text:p>
          </table:table-cell>
          <table:table-cell office:value-type="float" office:value="460228" calcext:value-type="float">
            <text:p>460228</text:p>
          </table:table-cell>
        </table:table-row>
        <table:table-row table:style-name="ro2">
          <table:table-cell office:value-type="string" calcext:value-type="string">
            <text:p><text:a xlink:href="javascript:sym(2988)" xlink:type="simple">Jāl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174985" calcext:value-type="float">
            <text:p>174985</text:p>
          </table:table-cell>
          <table:table-cell office:value-type="float" office:value="235795" calcext:value-type="float">
            <text:p>235795</text:p>
          </table:table-cell>
          <table:table-cell office:value-type="float" office:value="285577" calcext:value-type="float">
            <text:p>285577</text:p>
          </table:table-cell>
        </table:table-row>
        <table:table-row table:style-name="ro2">
          <table:table-cell office:value-type="string" calcext:value-type="string">
            <text:p><text:a xlink:href="javascript:sym(15089)" xlink:type="simple">Jalpāigur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68732" calcext:value-type="float">
            <text:p>68732</text:p>
          </table:table-cell>
          <table:table-cell office:value-type="float" office:value="100348" calcext:value-type="float">
            <text:p>100348</text:p>
          </table:table-cell>
          <table:table-cell office:value-type="float" office:value="169002" calcext:value-type="float">
            <text:p>169002</text:p>
          </table:table-cell>
        </table:table-row>
        <table:table-row table:style-name="ro2">
          <table:table-cell office:value-type="string" calcext:value-type="string">
            <text:p><text:a xlink:href="javascript:sym(2989)" xlink:type="simple">Jammu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...</text:p>
          </table:table-cell>
          <table:table-cell office:value-type="float" office:value="612163" calcext:value-type="float">
            <text:p>612163</text:p>
          </table:table-cell>
          <table:table-cell office:value-type="float" office:value="657314" calcext:value-type="float">
            <text:p>657314</text:p>
          </table:table-cell>
        </table:table-row>
        <table:table-row table:style-name="ro2">
          <table:table-cell office:value-type="string" calcext:value-type="string">
            <text:p><text:a xlink:href="javascript:sym(2990)" xlink:type="simple">Jāmnaga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GUJ</text:p>
          </table:table-cell>
          <table:table-cell office:value-type="float" office:value="381646" calcext:value-type="float">
            <text:p>381646</text:p>
          </table:table-cell>
          <table:table-cell office:value-type="float" office:value="556956" calcext:value-type="float">
            <text:p>556956</text:p>
          </table:table-cell>
          <table:table-cell office:value-type="float" office:value="600943" calcext:value-type="float">
            <text:p>600943</text:p>
          </table:table-cell>
        </table:table-row>
        <table:table-row table:style-name="ro2">
          <table:table-cell office:value-type="string" calcext:value-type="string">
            <text:p><text:a xlink:href="javascript:sym(2991)" xlink:type="simple">Jamshed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HA</text:p>
          </table:table-cell>
          <table:table-cell office:value-type="float" office:value="829171" calcext:value-type="float">
            <text:p>829171</text:p>
          </table:table-cell>
          <table:table-cell office:value-type="float" office:value="1104713" calcext:value-type="float">
            <text:p>1104713</text:p>
          </table:table-cell>
          <table:table-cell office:value-type="float" office:value="1339438" calcext:value-type="float">
            <text:p>1339438</text:p>
          </table:table-cell>
        </table:table-row>
        <table:table-row table:style-name="ro2">
          <table:table-cell office:value-type="string" calcext:value-type="string">
            <text:p><text:a xlink:href="javascript:sym(2992)" xlink:type="simple">Jaun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36062" calcext:value-type="float">
            <text:p>136062</text:p>
          </table:table-cell>
          <table:table-cell office:value-type="float" office:value="160055" calcext:value-type="float">
            <text:p>160055</text:p>
          </table:table-cell>
          <table:table-cell office:value-type="float" office:value="180362" calcext:value-type="float">
            <text:p>180362</text:p>
          </table:table-cell>
        </table:table-row>
        <table:table-row table:style-name="ro2">
          <table:table-cell office:value-type="string" calcext:value-type="string">
            <text:p><text:a xlink:href="javascript:sym(2993)" xlink:type="simple">Jhāns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368154" calcext:value-type="float">
            <text:p>368154</text:p>
          </table:table-cell>
          <table:table-cell office:value-type="float" office:value="460278" calcext:value-type="float">
            <text:p>460278</text:p>
          </table:table-cell>
          <table:table-cell office:value-type="float" office:value="547638" calcext:value-type="float">
            <text:p>547638</text:p>
          </table:table-cell>
        </table:table-row>
        <table:table-row table:style-name="ro2">
          <table:table-cell office:value-type="string" calcext:value-type="string">
            <text:p><text:a xlink:href="javascript:sym(15027)" xlink:type="simple">Jī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85315" calcext:value-type="float">
            <text:p>85315</text:p>
          </table:table-cell>
          <table:table-cell office:value-type="float" office:value="135855" calcext:value-type="float">
            <text:p>135855</text:p>
          </table:table-cell>
          <table:table-cell office:value-type="float" office:value="167592" calcext:value-type="float">
            <text:p>167592</text:p>
          </table:table-cell>
        </table:table-row>
        <table:table-row table:style-name="ro2">
          <table:table-cell office:value-type="string" calcext:value-type="string">
            <text:p><text:a xlink:href="javascript:sym(2994)" xlink:type="simple">Jodh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RAJ</text:p>
          </table:table-cell>
          <table:table-cell office:value-type="float" office:value="666279" calcext:value-type="float">
            <text:p>666279</text:p>
          </table:table-cell>
          <table:table-cell office:value-type="float" office:value="860818" calcext:value-type="float">
            <text:p>860818</text:p>
          </table:table-cell>
          <table:table-cell office:value-type="float" office:value="1138300" calcext:value-type="float">
            <text:p>1138300</text:p>
          </table:table-cell>
        </table:table-row>
        <table:table-row table:style-name="ro2">
          <table:table-cell office:value-type="string" calcext:value-type="string">
            <text:p><text:a xlink:href="javascript:sym(2995)" xlink:type="simple">Jorhā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SS</text:p>
          </table:table-cell>
          <table:table-cell office:value-type="float" office:value="112030" calcext:value-type="float">
            <text:p>112030</text:p>
          </table:table-cell>
          <table:table-cell office:value-type="float" office:value="137814" calcext:value-type="float">
            <text:p>137814</text:p>
          </table:table-cell>
          <table:table-cell office:value-type="float" office:value="153889" calcext:value-type="float">
            <text:p>153889</text:p>
          </table:table-cell>
        </table:table-row>
        <table:table-row table:style-name="ro2">
          <table:table-cell office:value-type="string" calcext:value-type="string">
            <text:p><text:a xlink:href="javascript:sym(2996)" xlink:type="simple">Jūnāgad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UJ</text:p>
          </table:table-cell>
          <table:table-cell office:value-type="float" office:value="167110" calcext:value-type="float">
            <text:p>167110</text:p>
          </table:table-cell>
          <table:table-cell office:value-type="float" office:value="252108" calcext:value-type="float">
            <text:p>252108</text:p>
          </table:table-cell>
          <table:table-cell office:value-type="float" office:value="319462" calcext:value-type="float">
            <text:p>319462</text:p>
          </table:table-cell>
        </table:table-row>
        <table:table-row table:style-name="ro4">
          <table:table-cell office:value-type="string" calcext:value-type="string">
            <text:p><text:a xlink:href="javascript:sym(2918)" xlink:type="simple">Kadapa</text:a> (Cuddapah)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AND</text:p>
          </table:table-cell>
          <table:table-cell office:value-type="float" office:value="215866" calcext:value-type="float">
            <text:p>215866</text:p>
          </table:table-cell>
          <table:table-cell office:value-type="float" office:value="262506" calcext:value-type="float">
            <text:p>262506</text:p>
          </table:table-cell>
          <table:table-cell office:value-type="float" office:value="344893" calcext:value-type="float">
            <text:p>344893</text:p>
          </table:table-cell>
        </table:table-row>
        <table:table-row table:style-name="ro2">
          <table:table-cell office:value-type="string" calcext:value-type="string">
            <text:p><text:a xlink:href="javascript:sym(2997)" xlink:type="simple">Kākinād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327541" calcext:value-type="float">
            <text:p>327541</text:p>
          </table:table-cell>
          <table:table-cell office:value-type="float" office:value="376861" calcext:value-type="float">
            <text:p>376861</text:p>
          </table:table-cell>
          <table:table-cell office:value-type="float" office:value="443028" calcext:value-type="float">
            <text:p>443028</text:p>
          </table:table-cell>
        </table:table-row>
        <table:table-row table:style-name="ro1">
          <table:table-cell office:value-type="string" calcext:value-type="string">
            <text:p><text:a xlink:href="javascript:sym(3001)" xlink:type="simple">Kānchipuram</text:a> [Kancheepuram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171129" calcext:value-type="float">
            <text:p>171129</text:p>
          </table:table-cell>
          <table:table-cell office:value-type="float" office:value="188733" calcext:value-type="float">
            <text:p>188733</text:p>
          </table:table-cell>
          <table:table-cell office:value-type="float" office:value="221715" calcext:value-type="float">
            <text:p>221715</text:p>
          </table:table-cell>
        </table:table-row>
        <table:table-row table:style-name="ro4">
          <table:table-cell office:value-type="string" calcext:value-type="string">
            <text:p><text:a xlink:href="javascript:sym(3003)" xlink:type="simple">Kanhangad</text:a> (Kānnangād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118214" calcext:value-type="float">
            <text:p>118214</text:p>
          </table:table-cell>
          <table:table-cell table:style-name="ce3" office:value-type="float" office:value="129367" calcext:value-type="float">
            <text:p>129367</text:p>
          </table:table-cell>
          <table:table-cell office:value-type="float" office:value="229168" calcext:value-type="float">
            <text:p>229168</text:p>
          </table:table-cell>
        </table:table-row>
        <table:table-row table:style-name="ro4">
          <table:table-cell office:value-type="string" calcext:value-type="string">
            <text:p><text:a xlink:href="javascript:sym(2907)" xlink:type="simple">Kannur</text:a> (Cannanore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463962" calcext:value-type="float">
            <text:p>463962</text:p>
          </table:table-cell>
          <table:table-cell table:style-name="ce3" office:value-type="float" office:value="498207" calcext:value-type="float">
            <text:p>498207</text:p>
          </table:table-cell>
          <table:table-cell office:value-type="float" office:value="1640986" calcext:value-type="float">
            <text:p>1640986</text:p>
          </table:table-cell>
        </table:table-row>
        <table:table-row table:style-name="ro4">
          <table:table-cell office:value-type="string" calcext:value-type="string">
            <text:p><text:a xlink:href="javascript:sym(3004)" xlink:type="simple">Kānpur</text:a> [Kanpur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2029889" calcext:value-type="float">
            <text:p>2029889</text:p>
          </table:table-cell>
          <table:table-cell office:value-type="float" office:value="2715555" calcext:value-type="float">
            <text:p>2715555</text:p>
          </table:table-cell>
          <table:table-cell office:value-type="float" office:value="2920496" calcext:value-type="float">
            <text:p>2920496</text:p>
          </table:table-cell>
        </table:table-row>
        <table:table-row table:style-name="ro2">
          <table:table-cell office:value-type="string" calcext:value-type="string">
            <text:p><text:a xlink:href="javascript:sym(3005)" xlink:type="simple">Kāraikud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110926" calcext:value-type="float">
            <text:p>110926</text:p>
          </table:table-cell>
          <table:table-cell office:value-type="float" office:value="125717" calcext:value-type="float">
            <text:p>125717</text:p>
          </table:table-cell>
          <table:table-cell office:value-type="float" office:value="181851" calcext:value-type="float">
            <text:p>181851</text:p>
          </table:table-cell>
        </table:table-row>
        <table:table-row table:style-name="ro2">
          <table:table-cell office:value-type="string" calcext:value-type="string">
            <text:p><text:a xlink:href="javascript:sym(3006)" xlink:type="simple">Karīmna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EL</text:p>
          </table:table-cell>
          <table:table-cell office:value-type="float" office:value="148583" calcext:value-type="float">
            <text:p>148583</text:p>
          </table:table-cell>
          <table:table-cell office:value-type="float" office:value="218302" calcext:value-type="float">
            <text:p>218302</text:p>
          </table:table-cell>
          <table:table-cell office:value-type="float" office:value="297447" calcext:value-type="float">
            <text:p>297447</text:p>
          </table:table-cell>
        </table:table-row>
        <table:table-row table:style-name="ro2">
          <table:table-cell office:value-type="string" calcext:value-type="string">
            <text:p><text:a xlink:href="javascript:sym(3007)" xlink:type="simple">Karnāl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HAR</text:p>
          </table:table-cell>
          <table:table-cell office:value-type="float" office:value="176131" calcext:value-type="float">
            <text:p>176131</text:p>
          </table:table-cell>
          <table:table-cell office:value-type="float" office:value="221236" calcext:value-type="float">
            <text:p>221236</text:p>
          </table:table-cell>
          <table:table-cell office:value-type="float" office:value="302140" calcext:value-type="float">
            <text:p>302140</text:p>
          </table:table-cell>
        </table:table-row>
        <table:table-row table:style-name="ro2">
          <table:table-cell office:value-type="string" calcext:value-type="string">
            <text:p><text:a xlink:href="javascript:sym(3008)" xlink:type="simple">Karū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113669" calcext:value-type="float">
            <text:p>113669</text:p>
          </table:table-cell>
          <table:table-cell table:style-name="ce3" office:value-type="float" office:value="153365" calcext:value-type="float">
            <text:p>153365</text:p>
          </table:table-cell>
          <table:table-cell office:value-type="float" office:value="234191" calcext:value-type="float">
            <text:p>234191</text:p>
          </table:table-cell>
        </table:table-row>
        <table:table-row table:style-name="ro2">
          <table:table-cell office:value-type="string" calcext:value-type="string">
            <text:p><text:a xlink:href="javascript:sym(15480)" xlink:type="simple">Kāsaragod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50126" calcext:value-type="float">
            <text:p>50126</text:p>
          </table:table-cell>
          <table:table-cell table:style-name="ce3" office:value-type="float" office:value="75968" calcext:value-type="float">
            <text:p>75968</text:p>
          </table:table-cell>
          <table:table-cell office:value-type="float" office:value="192856" calcext:value-type="float">
            <text:p>192856</text:p>
          </table:table-cell>
        </table:table-row>
        <table:table-row table:style-name="ro2">
          <table:table-cell office:value-type="string" calcext:value-type="string">
            <text:p><text:a xlink:href="javascript:sym(3009)" xlink:type="simple">Katihā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BIH</text:p>
          </table:table-cell>
          <table:table-cell office:value-type="float" office:value="154367" calcext:value-type="float">
            <text:p>154367</text:p>
          </table:table-cell>
          <table:table-cell office:value-type="float" office:value="190873" calcext:value-type="float">
            <text:p>190873</text:p>
          </table:table-cell>
          <table:table-cell office:value-type="float" office:value="240838" calcext:value-type="float">
            <text:p>240838</text:p>
          </table:table-cell>
        </table:table-row>
        <table:table-row table:style-name="ro2">
          <table:table-cell office:value-type="string" calcext:value-type="string">
            <text:p><text:a xlink:href="javascript:sym(3190)" xlink:type="simple">Kavaratti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LAK</text:p>
          </table:table-cell>
          <table:table-cell office:value-type="float" office:value="8677" calcext:value-type="float">
            <text:p>8677</text:p>
          </table:table-cell>
          <table:table-cell office:value-type="float" office:value="10119" calcext:value-type="float">
            <text:p>10119</text:p>
          </table:table-cell>
          <table:table-cell office:value-type="float" office:value="11210" calcext:value-type="float">
            <text:p>11210</text:p>
          </table:table-cell>
        </table:table-row>
        <table:table-row table:style-name="ro2">
          <table:table-cell office:value-type="string" calcext:value-type="string">
            <text:p><text:a xlink:href="javascript:sym(15473)" xlink:type="simple">Kāyamkul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67151" calcext:value-type="float">
            <text:p>67151</text:p>
          </table:table-cell>
          <table:table-cell table:style-name="ce3" office:value-type="float" office:value="68585" calcext:value-type="float">
            <text:p>68585</text:p>
          </table:table-cell>
          <table:table-cell office:value-type="float" office:value="427967" calcext:value-type="float">
            <text:p>427967</text:p>
          </table:table-cell>
        </table:table-row>
        <table:table-row table:style-name="ro1">
          <table:table-cell office:value-type="string" calcext:value-type="string">
            <text:p><text:a xlink:href="javascript:sym(3010)" xlink:type="simple">Khammam</text:a> (Khammamett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EL</text:p>
          </table:table-cell>
          <table:table-cell office:value-type="float" office:value="149077" calcext:value-type="float">
            <text:p>149077</text:p>
          </table:table-cell>
          <table:table-cell office:value-type="float" office:value="198620" calcext:value-type="float">
            <text:p>198620</text:p>
          </table:table-cell>
          <table:table-cell office:value-type="float" office:value="262255" calcext:value-type="float">
            <text:p>262255</text:p>
          </table:table-cell>
        </table:table-row>
        <table:table-row table:style-name="ro2">
          <table:table-cell office:value-type="string" calcext:value-type="string">
            <text:p><text:a xlink:href="javascript:sym(3011)" xlink:type="simple">Khand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45133" calcext:value-type="float">
            <text:p>145133</text:p>
          </table:table-cell>
          <table:table-cell office:value-type="float" office:value="172242" calcext:value-type="float">
            <text:p>172242</text:p>
          </table:table-cell>
          <table:table-cell office:value-type="float" office:value="200738" calcext:value-type="float">
            <text:p>200738</text:p>
          </table:table-cell>
        </table:table-row>
        <table:table-row table:style-name="ro2">
          <table:table-cell office:value-type="string" calcext:value-type="string">
            <text:p><text:a xlink:href="javascript:sym(3012)" xlink:type="simple">Kharag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264842" calcext:value-type="float">
            <text:p>264842</text:p>
          </table:table-cell>
          <table:table-cell office:value-type="float" office:value="272865" calcext:value-type="float">
            <text:p>272865</text:p>
          </table:table-cell>
          <table:table-cell office:value-type="float" office:value="299683" calcext:value-type="float">
            <text:p>299683</text:p>
          </table:table-cell>
        </table:table-row>
        <table:table-row table:style-name="ro2">
          <table:table-cell office:value-type="string" calcext:value-type="string">
            <text:p><text:a xlink:href="javascript:sym(15237)" xlink:type="simple">Kishangar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81948" calcext:value-type="float">
            <text:p>81948</text:p>
          </table:table-cell>
          <table:table-cell office:value-type="float" office:value="116222" calcext:value-type="float">
            <text:p>116222</text:p>
          </table:table-cell>
          <table:table-cell office:value-type="float" office:value="154886" calcext:value-type="float">
            <text:p>154886</text:p>
          </table:table-cell>
        </table:table-row>
        <table:table-row table:style-name="ro4">
          <table:table-cell office:value-type="string" calcext:value-type="string">
            <text:p><text:a xlink:href="javascript:sym(2915)" xlink:type="simple">Kochi</text:a> [Cochin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1140605" calcext:value-type="float">
            <text:p>1140605</text:p>
          </table:table-cell>
          <table:table-cell table:style-name="ce3" office:value-type="float" office:value="1355972" calcext:value-type="float">
            <text:p>1355972</text:p>
          </table:table-cell>
          <table:table-cell office:value-type="float" office:value="2119724" calcext:value-type="float">
            <text:p>2119724</text:p>
          </table:table-cell>
        </table:table-row>
        <table:table-row table:style-name="ro2">
          <table:table-cell office:value-type="string" calcext:value-type="string">
            <text:p><text:a xlink:href="javascript:sym(3187)" xlink:type="simple">Kohī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AG</text:p>
          </table:table-cell>
          <table:table-cell office:value-type="float" office:value="51418" calcext:value-type="float">
            <text:p>51418</text:p>
          </table:table-cell>
          <table:table-cell office:value-type="float" office:value="77030" calcext:value-type="float">
            <text:p>77030</text:p>
          </table:table-cell>
          <table:table-cell office:value-type="float" office:value="99039" calcext:value-type="float">
            <text:p>99039</text:p>
          </table:table-cell>
        </table:table-row>
        <table:table-row table:style-name="ro4">
          <table:table-cell office:value-type="string" calcext:value-type="string">
            <text:p><text:a xlink:href="javascript:sym(3014)" xlink:type="simple">Kolhāpur</text:a> [Kolhapur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418538" calcext:value-type="float">
            <text:p>418538</text:p>
          </table:table-cell>
          <table:table-cell office:value-type="float" office:value="505541" calcext:value-type="float">
            <text:p>505541</text:p>
          </table:table-cell>
          <table:table-cell office:value-type="float" office:value="561837" calcext:value-type="float">
            <text:p>561837</text:p>
          </table:table-cell>
        </table:table-row>
        <table:table-row table:style-name="ro4">
          <table:table-cell office:value-type="string" calcext:value-type="string">
            <text:p><text:a xlink:href="javascript:sym(2905)" xlink:type="simple">Kolkata</text:a> [Calcutta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1021918" calcext:value-type="float">
            <text:p>11021918</text:p>
          </table:table-cell>
          <table:table-cell office:value-type="float" office:value="13205697" calcext:value-type="float">
            <text:p>13205697</text:p>
          </table:table-cell>
          <table:table-cell office:value-type="float" office:value="14057991" calcext:value-type="float">
            <text:p>14057991</text:p>
          </table:table-cell>
        </table:table-row>
        <table:table-row table:style-name="ro4">
          <table:table-cell office:value-type="string" calcext:value-type="string">
            <text:p><text:a xlink:href="javascript:sym(3095)" xlink:type="simple">Kollam</text:a> (Quilon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362572" calcext:value-type="float">
            <text:p>362572</text:p>
          </table:table-cell>
          <table:table-cell table:style-name="ce3" office:value-type="float" office:value="380091" calcext:value-type="float">
            <text:p>380091</text:p>
          </table:table-cell>
          <table:table-cell office:value-type="float" office:value="1110668" calcext:value-type="float">
            <text:p>1110668</text:p>
          </table:table-cell>
        </table:table-row>
        <table:table-row table:style-name="ro2">
          <table:table-cell office:value-type="string" calcext:value-type="string">
            <text:p><text:a xlink:href="javascript:sym(3015)" xlink:type="simple">Korba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CHH</text:p>
          </table:table-cell>
          <table:table-cell office:value-type="float" office:value="124501" calcext:value-type="float">
            <text:p>124501</text:p>
          </table:table-cell>
          <table:table-cell office:value-type="float" office:value="315690" calcext:value-type="float">
            <text:p>315690</text:p>
          </table:table-cell>
          <table:table-cell office:value-type="float" office:value="365253" calcext:value-type="float">
            <text:p>365253</text:p>
          </table:table-cell>
        </table:table-row>
        <table:table-row table:style-name="ro2">
          <table:table-cell office:value-type="string" calcext:value-type="string">
            <text:p><text:a xlink:href="javascript:sym(3016)" xlink:type="simple">Kotā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537371" calcext:value-type="float">
            <text:p>537371</text:p>
          </table:table-cell>
          <table:table-cell office:value-type="float" office:value="703150" calcext:value-type="float">
            <text:p>703150</text:p>
          </table:table-cell>
          <table:table-cell office:value-type="float" office:value="1001694" calcext:value-type="float">
            <text:p>1001694</text:p>
          </table:table-cell>
        </table:table-row>
        <table:table-row table:style-name="ro2">
          <table:table-cell office:value-type="string" calcext:value-type="string">
            <text:p><text:a xlink:href="javascript:sym(3018)" xlink:type="simple">Kottay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166552" calcext:value-type="float">
            <text:p>166552</text:p>
          </table:table-cell>
          <table:table-cell table:style-name="ce3" office:value-type="float" office:value="172878" calcext:value-type="float">
            <text:p>172878</text:p>
          </table:table-cell>
          <table:table-cell office:value-type="float" office:value="357302" calcext:value-type="float">
            <text:p>357302</text:p>
          </table:table-cell>
        </table:table-row>
        <table:table-row table:style-name="ro4">
          <table:table-cell office:value-type="string" calcext:value-type="string">
            <text:p><text:a xlink:href="javascript:sym(2906)" xlink:type="simple">Kozhikode</text:a> [Calicut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801190" calcext:value-type="float">
            <text:p>801190</text:p>
          </table:table-cell>
          <table:table-cell table:style-name="ce3" office:value-type="float" office:value="880247" calcext:value-type="float">
            <text:p>880247</text:p>
          </table:table-cell>
          <table:table-cell office:value-type="float" office:value="2028399" calcext:value-type="float">
            <text:p>2028399</text:p>
          </table:table-cell>
        </table:table-row>
        <table:table-row table:style-name="ro2">
          <table:table-cell office:value-type="string" calcext:value-type="string">
            <text:p><text:a xlink:href="javascript:sym(3019)" xlink:type="simple">Krishnana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21110" calcext:value-type="float">
            <text:p>121110</text:p>
          </table:table-cell>
          <table:table-cell office:value-type="float" office:value="148194" calcext:value-type="float">
            <text:p>148194</text:p>
          </table:table-cell>
          <table:table-cell office:value-type="float" office:value="182010" calcext:value-type="float">
            <text:p>182010</text:p>
          </table:table-cell>
        </table:table-row>
        <table:table-row table:style-name="ro2">
          <table:table-cell office:value-type="string" calcext:value-type="string">
            <text:p><text:a xlink:href="javascript:sym(15511)" xlink:type="simple">Kumārapālay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97160" calcext:value-type="float">
            <text:p>97160</text:p>
          </table:table-cell>
          <table:table-cell table:style-name="ce3" office:value-type="float" office:value="104646" calcext:value-type="float">
            <text:p>104646</text:p>
          </table:table-cell>
          <table:table-cell office:value-type="float" office:value="195071" calcext:value-type="float">
            <text:p>195071</text:p>
          </table:table-cell>
        </table:table-row>
        <table:table-row table:style-name="ro2">
          <table:table-cell office:value-type="string" calcext:value-type="string">
            <text:p><text:a xlink:href="javascript:sym(3022)" xlink:type="simple">Kumbakon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150540" calcext:value-type="float">
            <text:p>150540</text:p>
          </table:table-cell>
          <table:table-cell office:value-type="float" office:value="160767" calcext:value-type="float">
            <text:p>160767</text:p>
          </table:table-cell>
          <table:table-cell office:value-type="float" office:value="167155" calcext:value-type="float">
            <text:p>167155</text:p>
          </table:table-cell>
        </table:table-row>
        <table:table-row table:style-name="ro2">
          <table:table-cell office:value-type="string" calcext:value-type="string">
            <text:p><text:a xlink:href="javascript:sym(3023)" xlink:type="simple">Kurnoo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275360" calcext:value-type="float">
            <text:p>275360</text:p>
          </table:table-cell>
          <table:table-cell office:value-type="float" office:value="342973" calcext:value-type="float">
            <text:p>342973</text:p>
          </table:table-cell>
          <table:table-cell office:value-type="float" office:value="484327" calcext:value-type="float">
            <text:p>484327</text:p>
          </table:table-cell>
        </table:table-row>
        <table:table-row table:style-name="ro2">
          <table:table-cell office:value-type="string" calcext:value-type="string">
            <text:p><text:a xlink:href="javascript:sym(15168)" xlink:type="simple">Lakhīm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79951" calcext:value-type="float">
            <text:p>79951</text:p>
          </table:table-cell>
          <table:table-cell office:value-type="float" office:value="121486" calcext:value-type="float">
            <text:p>121486</text:p>
          </table:table-cell>
          <table:table-cell office:value-type="float" office:value="165085" calcext:value-type="float">
            <text:p>165085</text:p>
          </table:table-cell>
        </table:table-row>
        <table:table-row table:style-name="ro2">
          <table:table-cell office:value-type="string" calcext:value-type="string">
            <text:p><text:a xlink:href="javascript:sym(3024)" xlink:type="simple">Lātū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197408" calcext:value-type="float">
            <text:p>197408</text:p>
          </table:table-cell>
          <table:table-cell office:value-type="float" office:value="299985" calcext:value-type="float">
            <text:p>299985</text:p>
          </table:table-cell>
          <table:table-cell office:value-type="float" office:value="382940" calcext:value-type="float">
            <text:p>382940</text:p>
          </table:table-cell>
        </table:table-row>
        <table:table-row table:style-name="ro2">
          <table:table-cell office:value-type="string" calcext:value-type="string">
            <text:p><text:a xlink:href="javascript:sym(23187)" xlink:type="simple">Le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D</text:p>
          </table:table-cell>
          <table:table-cell office:value-type="string" calcext:value-type="string">
            <text:p>...</text:p>
          </table:table-cell>
          <table:table-cell office:value-type="float" office:value="28639" calcext:value-type="float">
            <text:p>28639</text:p>
          </table:table-cell>
          <table:table-cell office:value-type="float" office:value="30870" calcext:value-type="float">
            <text:p>30870</text:p>
          </table:table-cell>
        </table:table-row>
        <table:table-row table:style-name="ro2">
          <table:table-cell office:value-type="string" calcext:value-type="string">
            <text:p><text:a xlink:href="javascript:sym(3025)" xlink:type="simple">Lucknow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1669204" calcext:value-type="float">
            <text:p>1669204</text:p>
          </table:table-cell>
          <table:table-cell office:value-type="float" office:value="2245509" calcext:value-type="float">
            <text:p>2245509</text:p>
          </table:table-cell>
          <table:table-cell office:value-type="float" office:value="2902920" calcext:value-type="float">
            <text:p>2902920</text:p>
          </table:table-cell>
        </table:table-row>
        <table:table-row table:style-name="ro4">
          <table:table-cell office:value-type="string" calcext:value-type="string">
            <text:p><text:a xlink:href="javascript:sym(3026)" xlink:type="simple">Ludhiāna</text:a> [Ludhiana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UN</text:p>
          </table:table-cell>
          <table:table-cell office:value-type="float" office:value="1042740" calcext:value-type="float">
            <text:p>1042740</text:p>
          </table:table-cell>
          <table:table-cell office:value-type="float" office:value="1398467" calcext:value-type="float">
            <text:p>1398467</text:p>
          </table:table-cell>
          <table:table-cell office:value-type="float" office:value="1618879" calcext:value-type="float">
            <text:p>1618879</text:p>
          </table:table-cell>
        </table:table-row>
        <table:table-row table:style-name="ro1">
          <table:table-cell office:value-type="string" calcext:value-type="string">
            <text:p><text:a xlink:href="javascript:sym(3027)" xlink:type="simple">Machilīpatnam</text:a> (Masulipatnam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ND</text:p>
          </table:table-cell>
          <table:table-cell office:value-type="float" office:value="159110" calcext:value-type="float">
            <text:p>159110</text:p>
          </table:table-cell>
          <table:table-cell office:value-type="float" office:value="179353" calcext:value-type="float">
            <text:p>179353</text:p>
          </table:table-cell>
          <table:table-cell office:value-type="float" office:value="169892" calcext:value-type="float">
            <text:p>169892</text:p>
          </table:table-cell>
        </table:table-row>
        <table:table-row table:style-name="ro2">
          <table:table-cell office:value-type="string" calcext:value-type="string">
            <text:p><text:a xlink:href="javascript:sym(14961)" xlink:type="simple">Madanapalle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AND</text:p>
          </table:table-cell>
          <table:table-cell office:value-type="float" office:value="73820" calcext:value-type="float">
            <text:p>73820</text:p>
          </table:table-cell>
          <table:table-cell office:value-type="float" office:value="107449" calcext:value-type="float">
            <text:p>107449</text:p>
          </table:table-cell>
          <table:table-cell office:value-type="float" office:value="180180" calcext:value-type="float">
            <text:p>180180</text:p>
          </table:table-cell>
        </table:table-row>
        <table:table-row table:style-name="ro2">
          <table:table-cell office:value-type="string" calcext:value-type="string">
            <text:p><text:a xlink:href="javascript:sym(3029)" xlink:type="simple">Madura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1085914" calcext:value-type="float">
            <text:p>1085914</text:p>
          </table:table-cell>
          <table:table-cell office:value-type="float" office:value="1203095" calcext:value-type="float">
            <text:p>1203095</text:p>
          </table:table-cell>
          <table:table-cell office:value-type="float" office:value="1465625" calcext:value-type="float">
            <text:p>1465625</text:p>
          </table:table-cell>
        </table:table-row>
        <table:table-row table:style-name="ro2">
          <table:table-cell office:value-type="string" calcext:value-type="string">
            <text:p><text:a xlink:href="javascript:sym(3030)" xlink:type="simple">Mahbūbna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EL</text:p>
          </table:table-cell>
          <table:table-cell office:value-type="float" office:value="116833" calcext:value-type="float">
            <text:p>116833</text:p>
          </table:table-cell>
          <table:table-cell office:value-type="float" office:value="139662" calcext:value-type="float">
            <text:p>139662</text:p>
          </table:table-cell>
          <table:table-cell office:value-type="float" office:value="210258" calcext:value-type="float">
            <text:p>210258</text:p>
          </table:table-cell>
        </table:table-row>
        <table:table-row table:style-name="ro4">
          <table:table-cell office:value-type="string" calcext:value-type="string">
            <text:p><text:a xlink:href="javascript:sym(3031)" xlink:type="simple">Mahesāna</text:a> (Mehsāna)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GUJ</text:p>
          </table:table-cell>
          <table:table-cell office:value-type="float" office:value="109950" calcext:value-type="float">
            <text:p>109950</text:p>
          </table:table-cell>
          <table:table-cell office:value-type="float" office:value="141453" calcext:value-type="float">
            <text:p>141453</text:p>
          </table:table-cell>
          <table:table-cell office:value-type="float" office:value="190753" calcext:value-type="float">
            <text:p>190753</text:p>
          </table:table-cell>
        </table:table-row>
        <table:table-row table:style-name="ro2">
          <table:table-cell office:value-type="string" calcext:value-type="string">
            <text:p><text:a xlink:href="javascript:sym(3032)" xlink:type="simple">Malappur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142204" calcext:value-type="float">
            <text:p>142204</text:p>
          </table:table-cell>
          <table:table-cell table:style-name="ce3" office:value-type="float" office:value="170409" calcext:value-type="float">
            <text:p>170409</text:p>
          </table:table-cell>
          <table:table-cell office:value-type="float" office:value="1699060" calcext:value-type="float">
            <text:p>1699060</text:p>
          </table:table-cell>
        </table:table-row>
        <table:table-row table:style-name="ro2">
          <table:table-cell office:value-type="string" calcext:value-type="string">
            <text:p><text:a xlink:href="javascript:sym(3033)" xlink:type="simple">Mālegaon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342595" calcext:value-type="float">
            <text:p>342595</text:p>
          </table:table-cell>
          <table:table-cell office:value-type="float" office:value="409403" calcext:value-type="float">
            <text:p>409403</text:p>
          </table:table-cell>
          <table:table-cell office:value-type="float" office:value="576642" calcext:value-type="float">
            <text:p>576642</text:p>
          </table:table-cell>
        </table:table-row>
        <table:table-row table:style-name="ro2">
          <table:table-cell office:value-type="string" calcext:value-type="string">
            <text:p><text:a xlink:href="javascript:sym(14962)" xlink:type="simple">Mancheria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EL</text:p>
          </table:table-cell>
          <table:table-cell table:style-name="ce3" office:value-type="float" office:value="52657" calcext:value-type="float">
            <text:p>52657</text:p>
          </table:table-cell>
          <table:table-cell table:style-name="ce3" office:value-type="float" office:value="118195" calcext:value-type="float">
            <text:p>118195</text:p>
          </table:table-cell>
          <table:table-cell office:value-type="float" office:value="163552" calcext:value-type="float">
            <text:p>163552</text:p>
          </table:table-cell>
        </table:table-row>
        <table:table-row table:style-name="ro2">
          <table:table-cell office:value-type="string" calcext:value-type="string">
            <text:p><text:a xlink:href="javascript:sym(3036)" xlink:type="simple">Mangalor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AR</text:p>
          </table:table-cell>
          <table:table-cell office:value-type="float" office:value="426341" calcext:value-type="float">
            <text:p>426341</text:p>
          </table:table-cell>
          <table:table-cell office:value-type="float" office:value="539387" calcext:value-type="float">
            <text:p>539387</text:p>
          </table:table-cell>
          <table:table-cell office:value-type="float" office:value="623841" calcext:value-type="float">
            <text:p>623841</text:p>
          </table:table-cell>
        </table:table-row>
        <table:table-row table:style-name="ro2">
          <table:table-cell office:value-type="string" calcext:value-type="string">
            <text:p><text:a xlink:href="javascript:sym(3038)" xlink:type="simple">Mathur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table:style-name="ce3" office:value-type="float" office:value="235922" calcext:value-type="float">
            <text:p>235922</text:p>
          </table:table-cell>
          <table:table-cell table:style-name="ce3" office:value-type="float" office:value="323315" calcext:value-type="float">
            <text:p>323315</text:p>
          </table:table-cell>
          <table:table-cell office:value-type="float" office:value="456706" calcext:value-type="float">
            <text:p>456706</text:p>
          </table:table-cell>
        </table:table-row>
        <table:table-row table:style-name="ro4">
          <table:table-cell office:value-type="string" calcext:value-type="string">
            <text:p><text:a xlink:href="javascript:sym(3039)" xlink:type="simple">Mau</text:a> (Maunath Bhanjan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36697" calcext:value-type="float">
            <text:p>136697</text:p>
          </table:table-cell>
          <table:table-cell office:value-type="float" office:value="212657" calcext:value-type="float">
            <text:p>212657</text:p>
          </table:table-cell>
          <table:table-cell office:value-type="float" office:value="278745" calcext:value-type="float">
            <text:p>278745</text:p>
          </table:table-cell>
        </table:table-row>
        <table:table-row table:style-name="ro4">
          <table:table-cell office:value-type="string" calcext:value-type="string">
            <text:p><text:a xlink:href="javascript:sym(3040)" xlink:type="simple">Medinīpur</text:a> (Midnapor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ES</text:p>
          </table:table-cell>
          <table:table-cell office:value-type="float" office:value="125498" calcext:value-type="float">
            <text:p>125498</text:p>
          </table:table-cell>
          <table:table-cell office:value-type="float" office:value="149769" calcext:value-type="float">
            <text:p>149769</text:p>
          </table:table-cell>
          <table:table-cell office:value-type="float" office:value="169264" calcext:value-type="float">
            <text:p>169264</text:p>
          </table:table-cell>
        </table:table-row>
        <table:table-row table:style-name="ro2">
          <table:table-cell office:value-type="string" calcext:value-type="string">
            <text:p><text:a xlink:href="javascript:sym(3041)" xlink:type="simple">Meeru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849799" calcext:value-type="float">
            <text:p>849799</text:p>
          </table:table-cell>
          <table:table-cell office:value-type="float" office:value="1161716" calcext:value-type="float">
            <text:p>1161716</text:p>
          </table:table-cell>
          <table:table-cell office:value-type="float" office:value="1420902" calcext:value-type="float">
            <text:p>1420902</text:p>
          </table:table-cell>
        </table:table-row>
        <table:table-row table:style-name="ro3">
          <table:table-cell office:value-type="string" calcext:value-type="string">
            <text:p><text:a xlink:href="javascript:sym(3044)" xlink:type="simple">Mirzāpur</text:a> (Mirzāpur-cum-Vindhyāchal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169336" calcext:value-type="float">
            <text:p>169336</text:p>
          </table:table-cell>
          <table:table-cell office:value-type="float" office:value="205053" calcext:value-type="float">
            <text:p>205053</text:p>
          </table:table-cell>
          <table:table-cell office:value-type="float" office:value="246920" calcext:value-type="float">
            <text:p>246920</text:p>
          </table:table-cell>
        </table:table-row>
        <table:table-row table:style-name="ro2">
          <table:table-cell office:value-type="string" calcext:value-type="string">
            <text:p><text:a xlink:href="javascript:sym(3045)" xlink:type="simple">Modina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table:style-name="ce3" office:value-type="float" office:value="123279" calcext:value-type="float">
            <text:p>123279</text:p>
          </table:table-cell>
          <table:table-cell table:style-name="ce3" office:value-type="float" office:value="139929" calcext:value-type="float">
            <text:p>139929</text:p>
          </table:table-cell>
          <table:table-cell office:value-type="float" office:value="183075" calcext:value-type="float">
            <text:p>183075</text:p>
          </table:table-cell>
        </table:table-row>
        <table:table-row table:style-name="ro2">
          <table:table-cell office:value-type="string" calcext:value-type="string">
            <text:p><text:a xlink:href="javascript:sym(3046)" xlink:type="simple">Moga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PUN</text:p>
          </table:table-cell>
          <table:table-cell office:value-type="float" office:value="110958" calcext:value-type="float">
            <text:p>110958</text:p>
          </table:table-cell>
          <table:table-cell office:value-type="float" office:value="135279" calcext:value-type="float">
            <text:p>135279</text:p>
          </table:table-cell>
          <table:table-cell office:value-type="float" office:value="163397" calcext:value-type="float">
            <text:p>163397</text:p>
          </table:table-cell>
        </table:table-row>
        <table:table-row table:style-name="ro2">
          <table:table-cell office:value-type="string" calcext:value-type="string">
            <text:p><text:a xlink:href="javascript:sym(3047)" xlink:type="simple">Morādābā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443701" calcext:value-type="float">
            <text:p>443701</text:p>
          </table:table-cell>
          <table:table-cell office:value-type="float" office:value="641583" calcext:value-type="float">
            <text:p>641583</text:p>
          </table:table-cell>
          <table:table-cell office:value-type="float" office:value="887871" calcext:value-type="float">
            <text:p>887871</text:p>
          </table:table-cell>
        </table:table-row>
        <table:table-row table:style-name="ro2">
          <table:table-cell office:value-type="string" calcext:value-type="string">
            <text:p><text:a xlink:href="javascript:sym(3049)" xlink:type="simple">More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47124" calcext:value-type="float">
            <text:p>147124</text:p>
          </table:table-cell>
          <table:table-cell office:value-type="float" office:value="150959" calcext:value-type="float">
            <text:p>150959</text:p>
          </table:table-cell>
          <table:table-cell office:value-type="float" office:value="200482" calcext:value-type="float">
            <text:p>200482</text:p>
          </table:table-cell>
        </table:table-row>
        <table:table-row table:style-name="ro2">
          <table:table-cell office:value-type="string" calcext:value-type="string">
            <text:p><text:a xlink:href="javascript:sym(3048)" xlink:type="simple">Morv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20117" calcext:value-type="float">
            <text:p>120117</text:p>
          </table:table-cell>
          <table:table-cell office:value-type="float" office:value="178055" calcext:value-type="float">
            <text:p>178055</text:p>
          </table:table-cell>
          <table:table-cell office:value-type="float" office:value="251859" calcext:value-type="float">
            <text:p>251859</text:p>
          </table:table-cell>
        </table:table-row>
        <table:table-row table:style-name="ro2">
          <table:table-cell office:value-type="string" calcext:value-type="string">
            <text:p><text:a xlink:href="javascript:sym(15186)" xlink:type="simple">Mughalsarā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table:style-name="ce3" office:value-type="float" office:value="91505" calcext:value-type="float">
            <text:p>91505</text:p>
          </table:table-cell>
          <table:table-cell table:style-name="ce3" office:value-type="float" office:value="116308" calcext:value-type="float">
            <text:p>116308</text:p>
          </table:table-cell>
          <table:table-cell office:value-type="float" office:value="152091" calcext:value-type="float">
            <text:p>152091</text:p>
          </table:table-cell>
        </table:table-row>
        <table:table-row table:style-name="ro4">
          <table:table-cell office:value-type="string" calcext:value-type="string">
            <text:p><text:a xlink:href="javascript:sym(2898)" xlink:type="simple">Mumbai</text:a> [Bombay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12596243" calcext:value-type="float">
            <text:p>12596243</text:p>
          </table:table-cell>
          <table:table-cell office:value-type="float" office:value="16434386" calcext:value-type="float">
            <text:p>16434386</text:p>
          </table:table-cell>
          <table:table-cell office:value-type="float" office:value="18394912" calcext:value-type="float">
            <text:p>18394912</text:p>
          </table:table-cell>
        </table:table-row>
        <table:table-row table:style-name="ro4">
          <table:table-cell office:value-type="string" calcext:value-type="string">
            <text:p><text:a xlink:href="javascript:sym(3050)" xlink:type="simple">Munger</text:a> (Monghyr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IH</text:p>
          </table:table-cell>
          <table:table-cell office:value-type="float" office:value="150112" calcext:value-type="float">
            <text:p>150112</text:p>
          </table:table-cell>
          <table:table-cell office:value-type="float" office:value="188050" calcext:value-type="float">
            <text:p>188050</text:p>
          </table:table-cell>
          <table:table-cell office:value-type="float" office:value="213303" calcext:value-type="float">
            <text:p>213303</text:p>
          </table:table-cell>
        </table:table-row>
        <table:table-row table:style-name="ro2">
          <table:table-cell office:value-type="string" calcext:value-type="string">
            <text:p><text:a xlink:href="javascript:sym(3051)" xlink:type="simple">Murwā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63431" calcext:value-type="float">
            <text:p>163431</text:p>
          </table:table-cell>
          <table:table-cell office:value-type="float" office:value="187029" calcext:value-type="float">
            <text:p>187029</text:p>
          </table:table-cell>
          <table:table-cell office:value-type="float" office:value="221883" calcext:value-type="float">
            <text:p>221883</text:p>
          </table:table-cell>
        </table:table-row>
        <table:table-row table:style-name="ro2">
          <table:table-cell office:value-type="string" calcext:value-type="string">
            <text:p><text:a xlink:href="javascript:sym(3052)" xlink:type="simple">Muzaffarna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247624" calcext:value-type="float">
            <text:p>247624</text:p>
          </table:table-cell>
          <table:table-cell office:value-type="float" office:value="331668" calcext:value-type="float">
            <text:p>331668</text:p>
          </table:table-cell>
          <table:table-cell office:value-type="float" office:value="495543" calcext:value-type="float">
            <text:p>495543</text:p>
          </table:table-cell>
        </table:table-row>
        <table:table-row table:style-name="ro2">
          <table:table-cell office:value-type="string" calcext:value-type="string">
            <text:p><text:a xlink:href="javascript:sym(3053)" xlink:type="simple">Muzaffar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241107" calcext:value-type="float">
            <text:p>241107</text:p>
          </table:table-cell>
          <table:table-cell office:value-type="float" office:value="305525" calcext:value-type="float">
            <text:p>305525</text:p>
          </table:table-cell>
          <table:table-cell office:value-type="float" office:value="396590" calcext:value-type="float">
            <text:p>396590</text:p>
          </table:table-cell>
        </table:table-row>
        <table:table-row table:style-name="ro2">
          <table:table-cell office:value-type="string" calcext:value-type="string">
            <text:p><text:a xlink:href="javascript:sym(3054)" xlink:type="simple">Mysor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AR</text:p>
          </table:table-cell>
          <table:table-cell office:value-type="float" office:value="653345" calcext:value-type="float">
            <text:p>653345</text:p>
          </table:table-cell>
          <table:table-cell office:value-type="float" office:value="799228" calcext:value-type="float">
            <text:p>799228</text:p>
          </table:table-cell>
          <table:table-cell office:value-type="float" office:value="990900" calcext:value-type="float">
            <text:p>990900</text:p>
          </table:table-cell>
        </table:table-row>
        <table:table-row table:style-name="ro2">
          <table:table-cell office:value-type="string" calcext:value-type="string">
            <text:p><text:a xlink:href="javascript:sym(3055)" xlink:type="simple">Nadiād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GUJ</text:p>
          </table:table-cell>
          <table:table-cell office:value-type="float" office:value="170217" calcext:value-type="float">
            <text:p>170217</text:p>
          </table:table-cell>
          <table:table-cell office:value-type="float" office:value="196793" calcext:value-type="float">
            <text:p>196793</text:p>
          </table:table-cell>
          <table:table-cell office:value-type="float" office:value="225071" calcext:value-type="float">
            <text:p>225071</text:p>
          </table:table-cell>
        </table:table-row>
        <table:table-row table:style-name="ro2">
          <table:table-cell office:value-type="string" calcext:value-type="string">
            <text:p><text:a xlink:href="javascript:sym(3056)" xlink:type="simple">Nāgercoi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AM</text:p>
          </table:table-cell>
          <table:table-cell office:value-type="float" office:value="190084" calcext:value-type="float">
            <text:p>190084</text:p>
          </table:table-cell>
          <table:table-cell office:value-type="float" office:value="208179" calcext:value-type="float">
            <text:p>208179</text:p>
          </table:table-cell>
          <table:table-cell office:value-type="float" office:value="224849" calcext:value-type="float">
            <text:p>224849</text:p>
          </table:table-cell>
        </table:table-row>
        <table:table-row table:style-name="ro4">
          <table:table-cell office:value-type="string" calcext:value-type="string">
            <text:p><text:a xlink:href="javascript:sym(3057)" xlink:type="simple">Nāgpur</text:a> [Nagpur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1664006" calcext:value-type="float">
            <text:p>1664006</text:p>
          </table:table-cell>
          <table:table-cell office:value-type="float" office:value="2129500" calcext:value-type="float">
            <text:p>2129500</text:p>
          </table:table-cell>
          <table:table-cell office:value-type="float" office:value="2497870" calcext:value-type="float">
            <text:p>2497870</text:p>
          </table:table-cell>
        </table:table-row>
        <table:table-row table:style-name="ro2">
          <table:table-cell office:value-type="string" calcext:value-type="string">
            <text:p><text:a xlink:href="javascript:sym(14967)" xlink:type="simple">Nalgonda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TEL</text:p>
          </table:table-cell>
          <table:table-cell office:value-type="float" office:value="84910" calcext:value-type="float">
            <text:p>84910</text:p>
          </table:table-cell>
          <table:table-cell office:value-type="float" office:value="111380" calcext:value-type="float">
            <text:p>111380</text:p>
          </table:table-cell>
          <table:table-cell office:value-type="float" office:value="154326" calcext:value-type="float">
            <text:p>154326</text:p>
          </table:table-cell>
        </table:table-row>
        <table:table-row table:style-name="ro1">
          <table:table-cell office:value-type="string" calcext:value-type="string">
            <text:p><text:a xlink:href="javascript:sym(3059)" xlink:type="simple">Nānded</text:a> (Nanded Waghal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309316" calcext:value-type="float">
            <text:p>309316</text:p>
          </table:table-cell>
          <table:table-cell office:value-type="float" office:value="430733" calcext:value-type="float">
            <text:p>430733</text:p>
          </table:table-cell>
          <table:table-cell office:value-type="float" office:value="550439" calcext:value-type="float">
            <text:p>550439</text:p>
          </table:table-cell>
        </table:table-row>
        <table:table-row table:style-name="ro2">
          <table:table-cell office:value-type="string" calcext:value-type="string">
            <text:p><text:a xlink:href="javascript:sym(3060)" xlink:type="simple">Nandyāl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AND</text:p>
          </table:table-cell>
          <table:table-cell office:value-type="float" office:value="119813" calcext:value-type="float">
            <text:p>119813</text:p>
          </table:table-cell>
          <table:table-cell office:value-type="float" office:value="157120" calcext:value-type="float">
            <text:p>157120</text:p>
          </table:table-cell>
          <table:table-cell office:value-type="float" office:value="211424" calcext:value-type="float">
            <text:p>211424</text:p>
          </table:table-cell>
        </table:table-row>
        <table:table-row table:style-name="ro2">
          <table:table-cell office:value-type="string" calcext:value-type="string">
            <text:p><text:a xlink:href="javascript:sym(3061)" xlink:type="simple">Nāshik</text:a> [Nasik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725341" calcext:value-type="float">
            <text:p>725341</text:p>
          </table:table-cell>
          <table:table-cell office:value-type="float" office:value="1152326" calcext:value-type="float">
            <text:p>1152326</text:p>
          </table:table-cell>
          <table:table-cell office:value-type="float" office:value="1561809" calcext:value-type="float">
            <text:p>1561809</text:p>
          </table:table-cell>
        </table:table-row>
        <table:table-row table:style-name="ro4">
          <table:table-cell office:value-type="string" calcext:value-type="string">
            <text:p><text:a xlink:href="javascript:sym(3062)" xlink:type="simple">Navadvip</text:a> (Nabadwip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55905" calcext:value-type="float">
            <text:p>155905</text:p>
          </table:table-cell>
          <table:table-cell office:value-type="float" office:value="125341" calcext:value-type="float">
            <text:p>125341</text:p>
          </table:table-cell>
          <table:table-cell office:value-type="float" office:value="175479" calcext:value-type="float">
            <text:p>175479</text:p>
          </table:table-cell>
        </table:table-row>
        <table:table-row table:style-name="ro1">
          <table:table-cell office:value-type="string" calcext:value-type="string">
            <text:p><text:a xlink:href="javascript:sym(15388)" xlink:type="simple">Navi Mumbai</text:a> (Raigad District)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MAH</text:p>
          </table:table-cell>
          <table:table-cell office:value-type="float" office:value="42732" calcext:value-type="float">
            <text:p>42732</text:p>
          </table:table-cell>
          <table:table-cell office:value-type="float" office:value="81855" calcext:value-type="float">
            <text:p>81855</text:p>
          </table:table-cell>
          <table:table-cell office:value-type="float" office:value="195373" calcext:value-type="float">
            <text:p>195373</text:p>
          </table:table-cell>
        </table:table-row>
        <table:table-row table:style-name="ro2">
          <table:table-cell office:value-type="string" calcext:value-type="string">
            <text:p><text:a xlink:href="javascript:sym(3063)" xlink:type="simple">Navsār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90946" calcext:value-type="float">
            <text:p>190946</text:p>
          </table:table-cell>
          <table:table-cell office:value-type="float" office:value="232411" calcext:value-type="float">
            <text:p>232411</text:p>
          </table:table-cell>
          <table:table-cell office:value-type="float" office:value="282791" calcext:value-type="float">
            <text:p>282791</text:p>
          </table:table-cell>
        </table:table-row>
        <table:table-row table:style-name="ro2">
          <table:table-cell office:value-type="string" calcext:value-type="string">
            <text:p><text:a xlink:href="javascript:sym(3064)" xlink:type="simple">Nellor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316606" calcext:value-type="float">
            <text:p>316606</text:p>
          </table:table-cell>
          <table:table-cell office:value-type="float" office:value="404775" calcext:value-type="float">
            <text:p>404775</text:p>
          </table:table-cell>
          <table:table-cell office:value-type="float" office:value="558548" calcext:value-type="float">
            <text:p>558548</text:p>
          </table:table-cell>
        </table:table-row>
        <table:table-row table:style-name="ro2">
          <table:table-cell office:value-type="string" calcext:value-type="string">
            <text:p><text:a xlink:href="javascript:sym(3067)" xlink:type="simple">Neyvel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126889" calcext:value-type="float">
            <text:p>126889</text:p>
          </table:table-cell>
          <table:table-cell table:style-name="ce3" office:value-type="float" office:value="138035" calcext:value-type="float">
            <text:p>138035</text:p>
          </table:table-cell>
          <table:table-cell office:value-type="float" office:value="179150" calcext:value-type="float">
            <text:p>179150</text:p>
          </table:table-cell>
        </table:table-row>
        <table:table-row table:style-name="ro2">
          <table:table-cell office:value-type="string" calcext:value-type="string">
            <text:p><text:a xlink:href="javascript:sym(3068)" xlink:type="simple">Nizāmābā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EL</text:p>
          </table:table-cell>
          <table:table-cell office:value-type="float" office:value="241034" calcext:value-type="float">
            <text:p>241034</text:p>
          </table:table-cell>
          <table:table-cell office:value-type="float" office:value="288722" calcext:value-type="float">
            <text:p>288722</text:p>
          </table:table-cell>
          <table:table-cell office:value-type="float" office:value="311152" calcext:value-type="float">
            <text:p>311152</text:p>
          </table:table-cell>
        </table:table-row>
        <table:table-row table:style-name="ro2">
          <table:table-cell office:value-type="string" calcext:value-type="string">
            <text:p><text:a xlink:href="javascript:sym(3069)" xlink:type="simple">Noid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UTT</text:p>
          </table:table-cell>
          <table:table-cell office:value-type="float" office:value="146516" calcext:value-type="float">
            <text:p>146516</text:p>
          </table:table-cell>
          <table:table-cell office:value-type="float" office:value="305058" calcext:value-type="float">
            <text:p>305058</text:p>
          </table:table-cell>
          <table:table-cell office:value-type="float" office:value="637272" calcext:value-type="float">
            <text:p>637272</text:p>
          </table:table-cell>
        </table:table-row>
        <table:table-row table:style-name="ro2">
          <table:table-cell office:value-type="string" calcext:value-type="string">
            <text:p><text:a xlink:href="javascript:sym(3072)" xlink:type="simple">Ongole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AND</text:p>
          </table:table-cell>
          <table:table-cell office:value-type="float" office:value="128648" calcext:value-type="float">
            <text:p>128648</text:p>
          </table:table-cell>
          <table:table-cell office:value-type="float" office:value="153829" calcext:value-type="float">
            <text:p>153829</text:p>
          </table:table-cell>
          <table:table-cell office:value-type="float" office:value="208344" calcext:value-type="float">
            <text:p>208344</text:p>
          </table:table-cell>
        </table:table-row>
        <table:table-row table:style-name="ro2">
          <table:table-cell office:value-type="string" calcext:value-type="string">
            <text:p><text:a xlink:href="javascript:sym(15165)" xlink:type="simple">Orai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UTT</text:p>
          </table:table-cell>
          <table:table-cell office:value-type="float" office:value="98716" calcext:value-type="float">
            <text:p>98716</text:p>
          </table:table-cell>
          <table:table-cell office:value-type="float" office:value="139318" calcext:value-type="float">
            <text:p>139318</text:p>
          </table:table-cell>
          <table:table-cell office:value-type="float" office:value="190575" calcext:value-type="float">
            <text:p>190575</text:p>
          </table:table-cell>
        </table:table-row>
        <table:table-row table:style-name="ro2">
          <table:table-cell office:value-type="string" calcext:value-type="string">
            <text:p><text:a xlink:href="javascript:sym(24471)" xlink:type="simple">Ottappāl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44186" calcext:value-type="float">
            <text:p>44186</text:p>
          </table:table-cell>
          <table:table-cell table:style-name="ce3" office:value-type="float" office:value="49242" calcext:value-type="float">
            <text:p>49242</text:p>
          </table:table-cell>
          <table:table-cell office:value-type="float" office:value="237970" calcext:value-type="float">
            <text:p>237970</text:p>
          </table:table-cell>
        </table:table-row>
        <table:table-row table:style-name="ro4">
          <table:table-cell office:value-type="string" calcext:value-type="string">
            <text:p><text:a xlink:href="javascript:sym(3073)" xlink:type="simple">Palakkad</text:a> (Pālghāt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180033" calcext:value-type="float">
            <text:p>180033</text:p>
          </table:table-cell>
          <table:table-cell table:style-name="ce3" office:value-type="float" office:value="197369" calcext:value-type="float">
            <text:p>197369</text:p>
          </table:table-cell>
          <table:table-cell office:value-type="float" office:value="293533" calcext:value-type="float">
            <text:p>293533</text:p>
          </table:table-cell>
        </table:table-row>
        <table:table-row table:style-name="ro2">
          <table:table-cell office:value-type="string" calcext:value-type="string">
            <text:p><text:a xlink:href="javascript:sym(3074)" xlink:type="simple">Pā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136842" calcext:value-type="float">
            <text:p>136842</text:p>
          </table:table-cell>
          <table:table-cell office:value-type="float" office:value="187641" calcext:value-type="float">
            <text:p>187641</text:p>
          </table:table-cell>
          <table:table-cell office:value-type="float" office:value="230075" calcext:value-type="float">
            <text:p>230075</text:p>
          </table:table-cell>
        </table:table-row>
        <table:table-row table:style-name="ro1">
          <table:table-cell office:value-type="string" calcext:value-type="string">
            <text:p><text:a xlink:href="javascript:sym(3186)" xlink:type="simple">Panaji</text:a> (Panjim, Pangim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OA</text:p>
          </table:table-cell>
          <table:table-cell office:value-type="float" office:value="85515" calcext:value-type="float">
            <text:p>85515</text:p>
          </table:table-cell>
          <table:table-cell office:value-type="float" office:value="99677" calcext:value-type="float">
            <text:p>99677</text:p>
          </table:table-cell>
          <table:table-cell office:value-type="float" office:value="114759" calcext:value-type="float">
            <text:p>114759</text:p>
          </table:table-cell>
        </table:table-row>
        <table:table-row table:style-name="ro4">
          <table:table-cell office:value-type="string" calcext:value-type="string">
            <text:p><text:a xlink:href="javascript:sym(15026)" xlink:type="simple">Panchkula</text:a> (Urban Estate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70375" calcext:value-type="float">
            <text:p>70375</text:p>
          </table:table-cell>
          <table:table-cell office:value-type="float" office:value="140925" calcext:value-type="float">
            <text:p>140925</text:p>
          </table:table-cell>
          <table:table-cell office:value-type="float" office:value="211355" calcext:value-type="float">
            <text:p>211355</text:p>
          </table:table-cell>
        </table:table-row>
        <table:table-row table:style-name="ro2">
          <table:table-cell office:value-type="string" calcext:value-type="string">
            <text:p><text:a xlink:href="javascript:sym(3077)" xlink:type="simple">Pānīpa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HAR</text:p>
          </table:table-cell>
          <table:table-cell office:value-type="float" office:value="191212" calcext:value-type="float">
            <text:p>191212</text:p>
          </table:table-cell>
          <table:table-cell office:value-type="float" office:value="354148" calcext:value-type="float">
            <text:p>354148</text:p>
          </table:table-cell>
          <table:table-cell office:value-type="float" office:value="444524" calcext:value-type="float">
            <text:p>444524</text:p>
          </table:table-cell>
        </table:table-row>
        <table:table-row table:style-name="ro2">
          <table:table-cell office:value-type="string" calcext:value-type="string">
            <text:p><text:a xlink:href="javascript:sym(15376)" xlink:type="simple">Panve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58986" calcext:value-type="float">
            <text:p>58986</text:p>
          </table:table-cell>
          <table:table-cell office:value-type="float" office:value="104058" calcext:value-type="float">
            <text:p>104058</text:p>
          </table:table-cell>
          <table:table-cell office:value-type="float" office:value="180020" calcext:value-type="float">
            <text:p>180020</text:p>
          </table:table-cell>
        </table:table-row>
        <table:table-row table:style-name="ro2">
          <table:table-cell office:value-type="string" calcext:value-type="string">
            <text:p><text:a xlink:href="javascript:sym(3078)" xlink:type="simple">Parbhan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190255" calcext:value-type="float">
            <text:p>190255</text:p>
          </table:table-cell>
          <table:table-cell office:value-type="float" office:value="259329" calcext:value-type="float">
            <text:p>259329</text:p>
          </table:table-cell>
          <table:table-cell office:value-type="float" office:value="307170" calcext:value-type="float">
            <text:p>307170</text:p>
          </table:table-cell>
        </table:table-row>
        <table:table-row table:style-name="ro2">
          <table:table-cell office:value-type="string" calcext:value-type="string">
            <text:p><text:a xlink:href="javascript:sym(3080)" xlink:type="simple">Pathānko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PUN</text:p>
          </table:table-cell>
          <table:table-cell office:value-type="float" office:value="128198" calcext:value-type="float">
            <text:p>128198</text:p>
          </table:table-cell>
          <table:table-cell office:value-type="float" office:value="168485" calcext:value-type="float">
            <text:p>168485</text:p>
          </table:table-cell>
          <table:table-cell office:value-type="float" office:value="160509" calcext:value-type="float">
            <text:p>160509</text:p>
          </table:table-cell>
        </table:table-row>
        <table:table-row table:style-name="ro2">
          <table:table-cell office:value-type="string" calcext:value-type="string">
            <text:p><text:a xlink:href="javascript:sym(3081)" xlink:type="simple">Patiāla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PUN</text:p>
          </table:table-cell>
          <table:table-cell office:value-type="float" office:value="253706" calcext:value-type="float">
            <text:p>253706</text:p>
          </table:table-cell>
          <table:table-cell office:value-type="float" office:value="323884" calcext:value-type="float">
            <text:p>323884</text:p>
          </table:table-cell>
          <table:table-cell office:value-type="float" office:value="446246" calcext:value-type="float">
            <text:p>446246</text:p>
          </table:table-cell>
        </table:table-row>
        <table:table-row table:style-name="ro2">
          <table:table-cell office:value-type="string" calcext:value-type="string">
            <text:p><text:a xlink:href="javascript:sym(3082)" xlink:type="simple">Patna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1099647" calcext:value-type="float">
            <text:p>1099647</text:p>
          </table:table-cell>
          <table:table-cell office:value-type="float" office:value="1697976" calcext:value-type="float">
            <text:p>1697976</text:p>
          </table:table-cell>
          <table:table-cell office:value-type="float" office:value="2049156" calcext:value-type="float">
            <text:p>2049156</text:p>
          </table:table-cell>
        </table:table-row>
        <table:table-row table:style-name="ro2">
          <table:table-cell office:value-type="string" calcext:value-type="string">
            <text:p><text:a xlink:href="javascript:sym(3084)" xlink:type="simple">Phusro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HA</text:p>
          </table:table-cell>
          <table:table-cell office:value-type="float" office:value="142585" calcext:value-type="float">
            <text:p>142585</text:p>
          </table:table-cell>
          <table:table-cell office:value-type="float" office:value="174402" calcext:value-type="float">
            <text:p>174402</text:p>
          </table:table-cell>
          <table:table-cell office:value-type="float" office:value="185555" calcext:value-type="float">
            <text:p>185555</text:p>
          </table:table-cell>
        </table:table-row>
        <table:table-row table:style-name="ro2">
          <table:table-cell office:value-type="string" calcext:value-type="string">
            <text:p><text:a xlink:href="javascript:sym(3085)" xlink:type="simple">Pīlībhī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table:style-name="ce3" office:value-type="float" office:value="106605" calcext:value-type="float">
            <text:p>106605</text:p>
          </table:table-cell>
          <table:table-cell table:style-name="ce3" office:value-type="float" office:value="124245" calcext:value-type="float">
            <text:p>124245</text:p>
          </table:table-cell>
          <table:table-cell office:value-type="float" office:value="156263" calcext:value-type="float">
            <text:p>156263</text:p>
          </table:table-cell>
        </table:table-row>
        <table:table-row table:style-name="ro2">
          <table:table-cell office:value-type="string" calcext:value-type="string">
            <text:p><text:a xlink:href="javascript:sym(3089)" xlink:type="simple">Porband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60671" calcext:value-type="float">
            <text:p>160671</text:p>
          </table:table-cell>
          <table:table-cell office:value-type="float" office:value="197382" calcext:value-type="float">
            <text:p>197382</text:p>
          </table:table-cell>
          <table:table-cell office:value-type="float" office:value="217203" calcext:value-type="float">
            <text:p>217203</text:p>
          </table:table-cell>
        </table:table-row>
        <table:table-row table:style-name="ro2">
          <table:table-cell office:value-type="string" calcext:value-type="string">
            <text:p><text:a xlink:href="javascript:sym(3182)" xlink:type="simple">Port Blai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NI</text:p>
          </table:table-cell>
          <table:table-cell office:value-type="float" office:value="74955" calcext:value-type="float">
            <text:p>74955</text:p>
          </table:table-cell>
          <table:table-cell office:value-type="float" office:value="99984" calcext:value-type="float">
            <text:p>99984</text:p>
          </table:table-cell>
          <table:table-cell office:value-type="float" office:value="108058" calcext:value-type="float">
            <text:p>108058</text:p>
          </table:table-cell>
        </table:table-row>
        <table:table-row table:style-name="ro2">
          <table:table-cell office:value-type="string" calcext:value-type="string">
            <text:p><text:a xlink:href="javascript:sym(3090)" xlink:type="simple">Proddatū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table:style-name="ce3" office:value-type="float" office:value="133914" calcext:value-type="float">
            <text:p>133914</text:p>
          </table:table-cell>
          <table:table-cell table:style-name="ce3" office:value-type="float" office:value="150309" calcext:value-type="float">
            <text:p>150309</text:p>
          </table:table-cell>
          <table:table-cell office:value-type="float" office:value="217786" calcext:value-type="float">
            <text:p>217786</text:p>
          </table:table-cell>
        </table:table-row>
        <table:table-row table:style-name="ro4">
          <table:table-cell office:value-type="string" calcext:value-type="string">
            <text:p><text:a xlink:href="javascript:sym(3088)" xlink:type="simple">Puducherry</text:a> (Pondicherry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PCH</text:p>
          </table:table-cell>
          <table:table-cell office:value-type="float" office:value="401437" calcext:value-type="float">
            <text:p>401437</text:p>
          </table:table-cell>
          <table:table-cell office:value-type="float" office:value="505959" calcext:value-type="float">
            <text:p>505959</text:p>
          </table:table-cell>
          <table:table-cell office:value-type="float" office:value="657209" calcext:value-type="float">
            <text:p>657209</text:p>
          </table:table-cell>
        </table:table-row>
        <table:table-row table:style-name="ro2">
          <table:table-cell office:value-type="string" calcext:value-type="string">
            <text:p><text:a xlink:href="javascript:sym(3091)" xlink:type="simple">Pune</text:a> [Poona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2493987" calcext:value-type="float">
            <text:p>2493987</text:p>
          </table:table-cell>
          <table:table-cell office:value-type="float" office:value="3760636" calcext:value-type="float">
            <text:p>3760636</text:p>
          </table:table-cell>
          <table:table-cell office:value-type="float" office:value="5057709" calcext:value-type="float">
            <text:p>5057709</text:p>
          </table:table-cell>
        </table:table-row>
        <table:table-row table:style-name="ro2">
          <table:table-cell office:value-type="string" calcext:value-type="string">
            <text:p><text:a xlink:href="javascript:sym(3092)" xlink:type="simple">Pu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SA</text:p>
          </table:table-cell>
          <table:table-cell office:value-type="float" office:value="125199" calcext:value-type="float">
            <text:p>125199</text:p>
          </table:table-cell>
          <table:table-cell office:value-type="float" office:value="157837" calcext:value-type="float">
            <text:p>157837</text:p>
          </table:table-cell>
          <table:table-cell office:value-type="float" office:value="200564" calcext:value-type="float">
            <text:p>200564</text:p>
          </table:table-cell>
        </table:table-row>
        <table:table-row table:style-name="ro4">
          <table:table-cell office:value-type="string" calcext:value-type="string">
            <text:p><text:a xlink:href="javascript:sym(3093)" xlink:type="simple">Pūrnia</text:a> (Purne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BIH</text:p>
          </table:table-cell>
          <table:table-cell office:value-type="float" office:value="136918" calcext:value-type="float">
            <text:p>136918</text:p>
          </table:table-cell>
          <table:table-cell office:value-type="float" office:value="197211" calcext:value-type="float">
            <text:p>197211</text:p>
          </table:table-cell>
          <table:table-cell office:value-type="float" office:value="312669" calcext:value-type="float">
            <text:p>312669</text:p>
          </table:table-cell>
        </table:table-row>
        <table:table-row table:style-name="ro2">
          <table:table-cell office:value-type="string" calcext:value-type="string">
            <text:p><text:a xlink:href="javascript:sym(3097)" xlink:type="simple">Rāe Bare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29904" calcext:value-type="float">
            <text:p>129904</text:p>
          </table:table-cell>
          <table:table-cell office:value-type="float" office:value="169333" calcext:value-type="float">
            <text:p>169333</text:p>
          </table:table-cell>
          <table:table-cell office:value-type="float" office:value="191316" calcext:value-type="float">
            <text:p>191316</text:p>
          </table:table-cell>
        </table:table-row>
        <table:table-row table:style-name="ro2">
          <table:table-cell office:value-type="string" calcext:value-type="string">
            <text:p><text:a xlink:href="javascript:sym(3098)" xlink:type="simple">Rāichū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170577" calcext:value-type="float">
            <text:p>170577</text:p>
          </table:table-cell>
          <table:table-cell office:value-type="float" office:value="207421" calcext:value-type="float">
            <text:p>207421</text:p>
          </table:table-cell>
          <table:table-cell office:value-type="float" office:value="234073" calcext:value-type="float">
            <text:p>234073</text:p>
          </table:table-cell>
        </table:table-row>
        <table:table-row table:style-name="ro2">
          <table:table-cell office:value-type="string" calcext:value-type="string">
            <text:p><text:a xlink:href="javascript:sym(3099)" xlink:type="simple">Rāiganj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159266" calcext:value-type="float">
            <text:p>159266</text:p>
          </table:table-cell>
          <table:table-cell office:value-type="float" office:value="175047" calcext:value-type="float">
            <text:p>175047</text:p>
          </table:table-cell>
          <table:table-cell office:value-type="float" office:value="199690" calcext:value-type="float">
            <text:p>199690</text:p>
          </table:table-cell>
        </table:table-row>
        <table:table-row table:style-name="ro2">
          <table:table-cell office:value-type="string" calcext:value-type="string">
            <text:p><text:a xlink:href="javascript:sym(15346)" xlink:type="simple">Raigarh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CHH</text:p>
          </table:table-cell>
          <table:table-cell office:value-type="float" office:value="90265" calcext:value-type="float">
            <text:p>90265</text:p>
          </table:table-cell>
          <table:table-cell office:value-type="float" office:value="115908" calcext:value-type="float">
            <text:p>115908</text:p>
          </table:table-cell>
          <table:table-cell office:value-type="float" office:value="150019" calcext:value-type="float">
            <text:p>150019</text:p>
          </table:table-cell>
        </table:table-row>
        <table:table-row table:style-name="ro2">
          <table:table-cell office:value-type="string" calcext:value-type="string">
            <text:p><text:a xlink:href="javascript:sym(3100)" xlink:type="simple">Rai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CHH</text:p>
          </table:table-cell>
          <table:table-cell office:value-type="float" office:value="462694" calcext:value-type="float">
            <text:p>462694</text:p>
          </table:table-cell>
          <table:table-cell office:value-type="float" office:value="700113" calcext:value-type="float">
            <text:p>700113</text:p>
          </table:table-cell>
          <table:table-cell office:value-type="float" office:value="1123558" calcext:value-type="float">
            <text:p>1123558</text:p>
          </table:table-cell>
        </table:table-row>
        <table:table-row table:style-name="ro2">
          <table:table-cell office:value-type="string" calcext:value-type="string">
            <text:p><text:a xlink:href="javascript:sym(3101)" xlink:type="simple">Rājahmundry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401397" calcext:value-type="float">
            <text:p>401397</text:p>
          </table:table-cell>
          <table:table-cell office:value-type="float" office:value="413616" calcext:value-type="float">
            <text:p>413616</text:p>
          </table:table-cell>
          <table:table-cell office:value-type="float" office:value="476873" calcext:value-type="float">
            <text:p>476873</text:p>
          </table:table-cell>
        </table:table-row>
        <table:table-row table:style-name="ro4">
          <table:table-cell office:value-type="string" calcext:value-type="string">
            <text:p><text:a xlink:href="javascript:sym(3103)" xlink:type="simple">Rājkot</text:a> [Rajkot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654490" calcext:value-type="float">
            <text:p>654490</text:p>
          </table:table-cell>
          <table:table-cell office:value-type="float" office:value="1003015" calcext:value-type="float">
            <text:p>1003015</text:p>
          </table:table-cell>
          <table:table-cell office:value-type="float" office:value="1390640" calcext:value-type="float">
            <text:p>1390640</text:p>
          </table:table-cell>
        </table:table-row>
        <table:table-row table:style-name="ro2">
          <table:table-cell office:value-type="string" calcext:value-type="string">
            <text:p><text:a xlink:href="javascript:sym(3104)" xlink:type="simple">Rāj Nāndga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HH</text:p>
          </table:table-cell>
          <table:table-cell office:value-type="float" office:value="129371" calcext:value-type="float">
            <text:p>129371</text:p>
          </table:table-cell>
          <table:table-cell office:value-type="float" office:value="143770" calcext:value-type="float">
            <text:p>143770</text:p>
          </table:table-cell>
          <table:table-cell office:value-type="float" office:value="163114" calcext:value-type="float">
            <text:p>163114</text:p>
          </table:table-cell>
        </table:table-row>
        <table:table-row table:style-name="ro2">
          <table:table-cell office:value-type="string" calcext:value-type="string">
            <text:p><text:a xlink:href="javascript:sym(3105)" xlink:type="simple">Rāmagund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EL</text:p>
          </table:table-cell>
          <table:table-cell office:value-type="float" office:value="214384" calcext:value-type="float">
            <text:p>214384</text:p>
          </table:table-cell>
          <table:table-cell office:value-type="float" office:value="237686" calcext:value-type="float">
            <text:p>237686</text:p>
          </table:table-cell>
          <table:table-cell office:value-type="float" office:value="252308" calcext:value-type="float">
            <text:p>252308</text:p>
          </table:table-cell>
        </table:table-row>
        <table:table-row table:style-name="ro2">
          <table:table-cell office:value-type="string" calcext:value-type="string">
            <text:p><text:a xlink:href="javascript:sym(3106)" xlink:type="simple">Rām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243742" calcext:value-type="float">
            <text:p>243742</text:p>
          </table:table-cell>
          <table:table-cell office:value-type="float" office:value="281494" calcext:value-type="float">
            <text:p>281494</text:p>
          </table:table-cell>
          <table:table-cell office:value-type="float" office:value="349258" calcext:value-type="float">
            <text:p>349258</text:p>
          </table:table-cell>
        </table:table-row>
        <table:table-row table:style-name="ro2">
          <table:table-cell office:value-type="string" calcext:value-type="string">
            <text:p><text:a xlink:href="javascript:sym(3107)" xlink:type="simple">Rānāghā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table:style-name="ce3" office:value-type="float" office:value="127035" calcext:value-type="float">
            <text:p>127035</text:p>
          </table:table-cell>
          <table:table-cell table:style-name="ce3" office:value-type="float" office:value="145285" calcext:value-type="float">
            <text:p>145285</text:p>
          </table:table-cell>
          <table:table-cell office:value-type="float" office:value="234499" calcext:value-type="float">
            <text:p>234499</text:p>
          </table:table-cell>
        </table:table-row>
        <table:table-row table:style-name="ro4">
          <table:table-cell office:value-type="string" calcext:value-type="string">
            <text:p><text:a xlink:href="javascript:sym(3108)" xlink:type="simple">Rānchi</text:a> [Ranchi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HA</text:p>
          </table:table-cell>
          <table:table-cell office:value-type="float" office:value="614795" calcext:value-type="float">
            <text:p>614795</text:p>
          </table:table-cell>
          <table:table-cell office:value-type="float" office:value="863495" calcext:value-type="float">
            <text:p>863495</text:p>
          </table:table-cell>
          <table:table-cell office:value-type="float" office:value="1120374" calcext:value-type="float">
            <text:p>1120374</text:p>
          </table:table-cell>
        </table:table-row>
        <table:table-row table:style-name="ro4">
          <table:table-cell office:value-type="string" calcext:value-type="string">
            <text:p><text:a xlink:href="javascript:sym(24573)" xlink:type="simple">Rānippettai</text:a> (Ranipet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114760" calcext:value-type="float">
            <text:p>114760</text:p>
          </table:table-cell>
          <table:table-cell table:style-name="ce3" office:value-type="float" office:value="126671" calcext:value-type="float">
            <text:p>126671</text:p>
          </table:table-cell>
          <table:table-cell office:value-type="float" office:value="264330" calcext:value-type="float">
            <text:p>264330</text:p>
          </table:table-cell>
        </table:table-row>
        <table:table-row table:style-name="ro2">
          <table:table-cell office:value-type="string" calcext:value-type="string">
            <text:p><text:a xlink:href="javascript:sym(3110)" xlink:type="simple">Ratlā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D</text:p>
          </table:table-cell>
          <table:table-cell office:value-type="float" office:value="195776" calcext:value-type="float">
            <text:p>195776</text:p>
          </table:table-cell>
          <table:table-cell office:value-type="float" office:value="234419" calcext:value-type="float">
            <text:p>234419</text:p>
          </table:table-cell>
          <table:table-cell office:value-type="float" office:value="273998" calcext:value-type="float">
            <text:p>273998</text:p>
          </table:table-cell>
        </table:table-row>
        <table:table-row table:style-name="ro4">
          <table:table-cell office:value-type="string" calcext:value-type="string">
            <text:p><text:a xlink:href="javascript:sym(3111)" xlink:type="simple">Raurkela</text:a> (Rourkel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OSA</text:p>
          </table:table-cell>
          <table:table-cell office:value-type="float" office:value="398864" calcext:value-type="float">
            <text:p>398864</text:p>
          </table:table-cell>
          <table:table-cell office:value-type="float" office:value="484874" calcext:value-type="float">
            <text:p>484874</text:p>
          </table:table-cell>
          <table:table-cell office:value-type="float" office:value="552239" calcext:value-type="float">
            <text:p>552239</text:p>
          </table:table-cell>
        </table:table-row>
        <table:table-row table:style-name="ro2">
          <table:table-cell office:value-type="string" calcext:value-type="string">
            <text:p><text:a xlink:href="javascript:sym(3113)" xlink:type="simple">Rew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28981" calcext:value-type="float">
            <text:p>128981</text:p>
          </table:table-cell>
          <table:table-cell office:value-type="float" office:value="183274" calcext:value-type="float">
            <text:p>183274</text:p>
          </table:table-cell>
          <table:table-cell office:value-type="float" office:value="235654" calcext:value-type="float">
            <text:p>235654</text:p>
          </table:table-cell>
        </table:table-row>
        <table:table-row table:style-name="ro2">
          <table:table-cell office:value-type="string" calcext:value-type="string">
            <text:p><text:a xlink:href="javascript:sym(15430)" xlink:type="simple">Robertson Pet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<text:a xlink:href="javascript:sym(3013,1,1)" xlink:type="simple">Kolār</text:a></text:p>
          </table:table-cell>
          <table:table-cell office:value-type="float" office:value="157084" calcext:value-type="float">
            <text:p>157084</text:p>
          </table:table-cell>
          <table:table-cell office:value-type="float" office:value="162230" calcext:value-type="float">
            <text:p>162230</text:p>
          </table:table-cell>
        </table:table-row>
        <table:table-row table:style-name="ro2">
          <table:table-cell office:value-type="string" calcext:value-type="string">
            <text:p><text:a xlink:href="javascript:sym(3115)" xlink:type="simple">Rohta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216096" calcext:value-type="float">
            <text:p>216096</text:p>
          </table:table-cell>
          <table:table-cell office:value-type="float" office:value="294577" calcext:value-type="float">
            <text:p>294577</text:p>
          </table:table-cell>
          <table:table-cell office:value-type="float" office:value="374292" calcext:value-type="float">
            <text:p>374292</text:p>
          </table:table-cell>
        </table:table-row>
        <table:table-row table:style-name="ro2">
          <table:table-cell office:value-type="string" calcext:value-type="string">
            <text:p><text:a xlink:href="javascript:sym(15041)" xlink:type="simple">Roorke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AR</text:p>
          </table:table-cell>
          <table:table-cell table:style-name="ce3" office:value-type="float" office:value="91139" calcext:value-type="float">
            <text:p>91139</text:p>
          </table:table-cell>
          <table:table-cell table:style-name="ce3" office:value-type="float" office:value="115278" calcext:value-type="float">
            <text:p>115278</text:p>
          </table:table-cell>
          <table:table-cell office:value-type="float" office:value="238422" calcext:value-type="float">
            <text:p>238422</text:p>
          </table:table-cell>
        </table:table-row>
        <table:table-row table:style-name="ro2">
          <table:table-cell office:value-type="string" calcext:value-type="string">
            <text:p><text:a xlink:href="javascript:sym(15043)" xlink:type="simple">Rudrapu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UAR</text:p>
          </table:table-cell>
          <table:table-cell office:value-type="float" office:value="61280" calcext:value-type="float">
            <text:p>61280</text:p>
          </table:table-cell>
          <table:table-cell office:value-type="float" office:value="88676" calcext:value-type="float">
            <text:p>88676</text:p>
          </table:table-cell>
          <table:table-cell office:value-type="float" office:value="154554" calcext:value-type="float">
            <text:p>154554</text:p>
          </table:table-cell>
        </table:table-row>
        <table:table-row table:style-name="ro1">
          <table:table-cell office:value-type="string" calcext:value-type="string">
            <text:p><text:a xlink:href="javascript:sym(15003)" xlink:type="simple">S.A.S. Nagar</text:a> (Mohali, Ajitgarh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PUN</text:p>
          </table:table-cell>
          <table:table-cell office:value-type="float" office:value="78457" calcext:value-type="float">
            <text:p>78457</text:p>
          </table:table-cell>
          <table:table-cell office:value-type="float" office:value="123484" calcext:value-type="float">
            <text:p>123484</text:p>
          </table:table-cell>
          <table:table-cell office:value-type="float" office:value="176170" calcext:value-type="float">
            <text:p>176170</text:p>
          </table:table-cell>
        </table:table-row>
        <table:table-row table:style-name="ro2">
          <table:table-cell office:value-type="string" calcext:value-type="string">
            <text:p><text:a xlink:href="javascript:sym(3116)" xlink:type="simple">Sā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D</text:p>
          </table:table-cell>
          <table:table-cell office:value-type="float" office:value="257119" calcext:value-type="float">
            <text:p>257119</text:p>
          </table:table-cell>
          <table:table-cell office:value-type="float" office:value="308922" calcext:value-type="float">
            <text:p>308922</text:p>
          </table:table-cell>
          <table:table-cell office:value-type="float" office:value="370208" calcext:value-type="float">
            <text:p>370208</text:p>
          </table:table-cell>
        </table:table-row>
        <table:table-row table:style-name="ro2">
          <table:table-cell office:value-type="string" calcext:value-type="string">
            <text:p><text:a xlink:href="javascript:sym(3117)" xlink:type="simple">Sahāranpu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374945" calcext:value-type="float">
            <text:p>374945</text:p>
          </table:table-cell>
          <table:table-cell office:value-type="float" office:value="455754" calcext:value-type="float">
            <text:p>455754</text:p>
          </table:table-cell>
          <table:table-cell office:value-type="float" office:value="705478" calcext:value-type="float">
            <text:p>705478</text:p>
          </table:table-cell>
        </table:table-row>
        <table:table-row table:style-name="ro2">
          <table:table-cell office:value-type="string" calcext:value-type="string">
            <text:p><text:a xlink:href="javascript:sym(15141)" xlink:type="simple">Sahars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IH</text:p>
          </table:table-cell>
          <table:table-cell office:value-type="float" office:value="80149" calcext:value-type="float">
            <text:p>80149</text:p>
          </table:table-cell>
          <table:table-cell office:value-type="float" office:value="125167" calcext:value-type="float">
            <text:p>125167</text:p>
          </table:table-cell>
          <table:table-cell office:value-type="float" office:value="156540" calcext:value-type="float">
            <text:p>156540</text:p>
          </table:table-cell>
        </table:table-row>
        <table:table-row table:style-name="ro2">
          <table:table-cell office:value-type="string" calcext:value-type="string">
            <text:p><text:a xlink:href="javascript:sym(3118)" xlink:type="simple">Sale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578291" calcext:value-type="float">
            <text:p>578291</text:p>
          </table:table-cell>
          <table:table-cell office:value-type="float" office:value="751438" calcext:value-type="float">
            <text:p>751438</text:p>
          </table:table-cell>
          <table:table-cell office:value-type="float" office:value="917414" calcext:value-type="float">
            <text:p>917414</text:p>
          </table:table-cell>
        </table:table-row>
        <table:table-row table:style-name="ro2">
          <table:table-cell office:value-type="string" calcext:value-type="string">
            <text:p><text:a xlink:href="javascript:sym(3119)" xlink:type="simple">Sambal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OSA</text:p>
          </table:table-cell>
          <table:table-cell office:value-type="float" office:value="193297" calcext:value-type="float">
            <text:p>193297</text:p>
          </table:table-cell>
          <table:table-cell office:value-type="float" office:value="226469" calcext:value-type="float">
            <text:p>226469</text:p>
          </table:table-cell>
          <table:table-cell office:value-type="float" office:value="266271" calcext:value-type="float">
            <text:p>266271</text:p>
          </table:table-cell>
        </table:table-row>
        <table:table-row table:style-name="ro2">
          <table:table-cell office:value-type="string" calcext:value-type="string">
            <text:p><text:a xlink:href="javascript:sym(3120)" xlink:type="simple">Sambh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50869" calcext:value-type="float">
            <text:p>150869</text:p>
          </table:table-cell>
          <table:table-cell office:value-type="float" office:value="182478" calcext:value-type="float">
            <text:p>182478</text:p>
          </table:table-cell>
          <table:table-cell office:value-type="float" office:value="220813" calcext:value-type="float">
            <text:p>220813</text:p>
          </table:table-cell>
        </table:table-row>
        <table:table-row table:style-name="ro3">
          <table:table-cell office:value-type="string" calcext:value-type="string">
            <text:p><text:a xlink:href="javascript:sym(3121)" xlink:type="simple">Sāngli</text:a> (Sāngli-Miraj Kupwad) [Sangali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AH</text:p>
          </table:table-cell>
          <table:table-cell office:value-type="float" office:value="363751" calcext:value-type="float">
            <text:p>363751</text:p>
          </table:table-cell>
          <table:table-cell office:value-type="float" office:value="447774" calcext:value-type="float">
            <text:p>447774</text:p>
          </table:table-cell>
          <table:table-cell office:value-type="float" office:value="513961" calcext:value-type="float">
            <text:p>513961</text:p>
          </table:table-cell>
        </table:table-row>
        <table:table-row table:style-name="ro4">
          <table:table-cell office:value-type="string" calcext:value-type="string">
            <text:p><text:a xlink:href="javascript:sym(3126)" xlink:type="simple">Sāntipur</text:a> (Shāntipu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table:style-name="ce3" office:value-type="float" office:value="109956" calcext:value-type="float">
            <text:p>109956</text:p>
          </table:table-cell>
          <table:table-cell table:style-name="ce3" office:value-type="float" office:value="138235" calcext:value-type="float">
            <text:p>138235</text:p>
          </table:table-cell>
          <table:table-cell office:value-type="float" office:value="290345" calcext:value-type="float">
            <text:p>290345</text:p>
          </table:table-cell>
        </table:table-row>
        <table:table-row table:style-name="ro2">
          <table:table-cell office:value-type="string" calcext:value-type="string">
            <text:p><text:a xlink:href="javascript:sym(3122)" xlink:type="simple">Satna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MAD</text:p>
          </table:table-cell>
          <table:table-cell office:value-type="float" office:value="160500" calcext:value-type="float">
            <text:p>160500</text:p>
          </table:table-cell>
          <table:table-cell office:value-type="float" office:value="229307" calcext:value-type="float">
            <text:p>229307</text:p>
          </table:table-cell>
          <table:table-cell office:value-type="float" office:value="282977" calcext:value-type="float">
            <text:p>282977</text:p>
          </table:table-cell>
        </table:table-row>
        <table:table-row table:style-name="ro2">
          <table:table-cell office:value-type="string" calcext:value-type="string">
            <text:p><text:a xlink:href="javascript:sym(3125)" xlink:type="simple">Shāhjahān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260403" calcext:value-type="float">
            <text:p>260403</text:p>
          </table:table-cell>
          <table:table-cell office:value-type="float" office:value="321885" calcext:value-type="float">
            <text:p>321885</text:p>
          </table:table-cell>
          <table:table-cell office:value-type="float" office:value="347852" calcext:value-type="float">
            <text:p>347852</text:p>
          </table:table-cell>
        </table:table-row>
        <table:table-row table:style-name="ro4">
          <table:table-cell office:value-type="string" calcext:value-type="string">
            <text:p><text:a xlink:href="javascript:sym(3127)" xlink:type="simple">Shiliguri</text:a> (Siliguri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WES</text:p>
          </table:table-cell>
          <table:table-cell office:value-type="float" office:value="216950" calcext:value-type="float">
            <text:p>216950</text:p>
          </table:table-cell>
          <table:table-cell office:value-type="float" office:value="472374" calcext:value-type="float">
            <text:p>472374</text:p>
          </table:table-cell>
          <table:table-cell office:value-type="float" office:value="705579" calcext:value-type="float">
            <text:p>705579</text:p>
          </table:table-cell>
        </table:table-row>
        <table:table-row table:style-name="ro2">
          <table:table-cell office:value-type="string" calcext:value-type="string">
            <text:p><text:a xlink:href="javascript:sym(3128)" xlink:type="simple">Shillong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MEG</text:p>
          </table:table-cell>
          <table:table-cell office:value-type="float" office:value="223366" calcext:value-type="float">
            <text:p>223366</text:p>
          </table:table-cell>
          <table:table-cell office:value-type="float" office:value="267662" calcext:value-type="float">
            <text:p>267662</text:p>
          </table:table-cell>
          <table:table-cell office:value-type="float" office:value="354759" calcext:value-type="float">
            <text:p>354759</text:p>
          </table:table-cell>
        </table:table-row>
        <table:table-row table:style-name="ro2">
          <table:table-cell office:value-type="string" calcext:value-type="string">
            <text:p><text:a xlink:href="javascript:sym(3129)" xlink:type="simple">Shimla</text:a> (Siml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HIM</text:p>
          </table:table-cell>
          <table:table-cell office:value-type="float" office:value="110360" calcext:value-type="float">
            <text:p>110360</text:p>
          </table:table-cell>
          <table:table-cell office:value-type="float" office:value="144975" calcext:value-type="float">
            <text:p>144975</text:p>
          </table:table-cell>
          <table:table-cell office:value-type="float" office:value="171640" calcext:value-type="float">
            <text:p>171640</text:p>
          </table:table-cell>
        </table:table-row>
        <table:table-row table:style-name="ro2">
          <table:table-cell office:value-type="string" calcext:value-type="string">
            <text:p><text:a xlink:href="javascript:sym(3130)" xlink:type="simple">Shimo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193028" calcext:value-type="float">
            <text:p>193028</text:p>
          </table:table-cell>
          <table:table-cell office:value-type="float" office:value="274352" calcext:value-type="float">
            <text:p>274352</text:p>
          </table:table-cell>
          <table:table-cell office:value-type="float" office:value="322650" calcext:value-type="float">
            <text:p>322650</text:p>
          </table:table-cell>
        </table:table-row>
        <table:table-row table:style-name="ro2">
          <table:table-cell office:value-type="string" calcext:value-type="string">
            <text:p><text:a xlink:href="javascript:sym(3131)" xlink:type="simple">Shivpurī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108277" calcext:value-type="float">
            <text:p>108277</text:p>
          </table:table-cell>
          <table:table-cell office:value-type="float" office:value="146892" calcext:value-type="float">
            <text:p>146892</text:p>
          </table:table-cell>
          <table:table-cell office:value-type="float" office:value="179977" calcext:value-type="float">
            <text:p>179977</text:p>
          </table:table-cell>
        </table:table-row>
        <table:table-row table:style-name="ro2">
          <table:table-cell office:value-type="string" calcext:value-type="string">
            <text:p><text:a xlink:href="javascript:sym(3132)" xlink:type="simple">Sīkar</text:a></text:p>
          </table:table-cell>
          <table:table-cell office:value-type="string" calcext:value-type="string">
            <text:p>CityOG</text:p>
          </table:table-cell>
          <table:table-cell office:value-type="string" calcext:value-type="string">
            <text:p>RAJ</text:p>
          </table:table-cell>
          <table:table-cell office:value-type="float" office:value="148272" calcext:value-type="float">
            <text:p>148272</text:p>
          </table:table-cell>
          <table:table-cell office:value-type="float" office:value="185925" calcext:value-type="float">
            <text:p>185925</text:p>
          </table:table-cell>
          <table:table-cell office:value-type="float" office:value="244497" calcext:value-type="float">
            <text:p>244497</text:p>
          </table:table-cell>
        </table:table-row>
        <table:table-row table:style-name="ro2">
          <table:table-cell office:value-type="string" calcext:value-type="string">
            <text:p><text:a xlink:href="javascript:sym(3133)" xlink:type="simple">Silch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SS</text:p>
          </table:table-cell>
          <table:table-cell office:value-type="float" office:value="115483" calcext:value-type="float">
            <text:p>115483</text:p>
          </table:table-cell>
          <table:table-cell office:value-type="float" office:value="184105" calcext:value-type="float">
            <text:p>184105</text:p>
          </table:table-cell>
          <table:table-cell office:value-type="float" office:value="229136" calcext:value-type="float">
            <text:p>229136</text:p>
          </table:table-cell>
        </table:table-row>
        <table:table-row table:style-name="ro2">
          <table:table-cell office:value-type="string" calcext:value-type="string">
            <text:p><text:a xlink:href="javascript:sym(15311)" xlink:type="simple">Singrau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60207" calcext:value-type="float">
            <text:p>60207</text:p>
          </table:table-cell>
          <table:table-cell office:value-type="float" office:value="185190" calcext:value-type="float">
            <text:p>185190</text:p>
          </table:table-cell>
          <table:table-cell office:value-type="float" office:value="220257" calcext:value-type="float">
            <text:p>220257</text:p>
          </table:table-cell>
        </table:table-row>
        <table:table-row table:style-name="ro2">
          <table:table-cell office:value-type="string" calcext:value-type="string">
            <text:p><text:a xlink:href="javascript:sym(3134)" xlink:type="simple">Sir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112841" calcext:value-type="float">
            <text:p>112841</text:p>
          </table:table-cell>
          <table:table-cell office:value-type="float" office:value="160735" calcext:value-type="float">
            <text:p>160735</text:p>
          </table:table-cell>
          <table:table-cell office:value-type="float" office:value="182534" calcext:value-type="float">
            <text:p>182534</text:p>
          </table:table-cell>
        </table:table-row>
        <table:table-row table:style-name="ro2">
          <table:table-cell office:value-type="string" calcext:value-type="string">
            <text:p><text:a xlink:href="javascript:sym(3135)" xlink:type="simple">Sītā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121842" calcext:value-type="float">
            <text:p>121842</text:p>
          </table:table-cell>
          <table:table-cell office:value-type="float" office:value="151908" calcext:value-type="float">
            <text:p>151908</text:p>
          </table:table-cell>
          <table:table-cell office:value-type="float" office:value="188115" calcext:value-type="float">
            <text:p>188115</text:p>
          </table:table-cell>
        </table:table-row>
        <table:table-row table:style-name="ro2">
          <table:table-cell office:value-type="string" calcext:value-type="string">
            <text:p><text:a xlink:href="javascript:sym(3136)" xlink:type="simple">Sivakās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102175" calcext:value-type="float">
            <text:p>102175</text:p>
          </table:table-cell>
          <table:table-cell office:value-type="float" office:value="121358" calcext:value-type="float">
            <text:p>121358</text:p>
          </table:table-cell>
          <table:table-cell office:value-type="float" office:value="234704" calcext:value-type="float">
            <text:p>234704</text:p>
          </table:table-cell>
        </table:table-row>
        <table:table-row table:style-name="ro4">
          <table:table-cell office:value-type="string" calcext:value-type="string">
            <text:p><text:a xlink:href="javascript:sym(3137)" xlink:type="simple">Solāpur</text:a> [Sholapur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office:value-type="float" office:value="620846" calcext:value-type="float">
            <text:p>620846</text:p>
          </table:table-cell>
          <table:table-cell office:value-type="float" office:value="872478" calcext:value-type="float">
            <text:p>872478</text:p>
          </table:table-cell>
          <table:table-cell office:value-type="float" office:value="951558" calcext:value-type="float">
            <text:p>951558</text:p>
          </table:table-cell>
        </table:table-row>
        <table:table-row table:style-name="ro2">
          <table:table-cell office:value-type="string" calcext:value-type="string">
            <text:p><text:a xlink:href="javascript:sym(3138)" xlink:type="simple">Sonīpat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HAR</text:p>
          </table:table-cell>
          <table:table-cell office:value-type="float" office:value="143922" calcext:value-type="float">
            <text:p>143922</text:p>
          </table:table-cell>
          <table:table-cell office:value-type="float" office:value="225074" calcext:value-type="float">
            <text:p>225074</text:p>
          </table:table-cell>
          <table:table-cell office:value-type="float" office:value="293025" calcext:value-type="float">
            <text:p>293025</text:p>
          </table:table-cell>
        </table:table-row>
        <table:table-row table:style-name="ro4">
          <table:table-cell office:value-type="string" calcext:value-type="string">
            <text:p><text:a xlink:href="javascript:sym(3140)" xlink:type="simple">Srīnagar</text:a> [Srinagar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...</text:p>
          </table:table-cell>
          <table:table-cell office:value-type="float" office:value="988210" calcext:value-type="float">
            <text:p>988210</text:p>
          </table:table-cell>
          <table:table-cell office:value-type="float" office:value="1264202" calcext:value-type="float">
            <text:p>1264202</text:p>
          </table:table-cell>
        </table:table-row>
        <table:table-row table:style-name="ro2">
          <table:table-cell office:value-type="string" calcext:value-type="string">
            <text:p><text:a xlink:href="javascript:sym(3141)" xlink:type="simple">Sūrat</text:a> [Surat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518950" calcext:value-type="float">
            <text:p>1518950</text:p>
          </table:table-cell>
          <table:table-cell office:value-type="float" office:value="2811614" calcext:value-type="float">
            <text:p>2811614</text:p>
          </table:table-cell>
          <table:table-cell office:value-type="float" office:value="4591246" calcext:value-type="float">
            <text:p>4591246</text:p>
          </table:table-cell>
        </table:table-row>
        <table:table-row table:style-name="ro2">
          <table:table-cell office:value-type="string" calcext:value-type="string">
            <text:p><text:a xlink:href="javascript:sym(3142)" xlink:type="simple">Surendrana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66466" calcext:value-type="float">
            <text:p>166466</text:p>
          </table:table-cell>
          <table:table-cell office:value-type="float" office:value="219585" calcext:value-type="float">
            <text:p>219585</text:p>
          </table:table-cell>
          <table:table-cell office:value-type="float" office:value="253606" calcext:value-type="float">
            <text:p>253606</text:p>
          </table:table-cell>
        </table:table-row>
        <table:table-row table:style-name="ro2">
          <table:table-cell office:value-type="string" calcext:value-type="string">
            <text:p><text:a xlink:href="javascript:sym(3145)" xlink:type="simple">Tenāl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ND</text:p>
          </table:table-cell>
          <table:table-cell office:value-type="float" office:value="143726" calcext:value-type="float">
            <text:p>143726</text:p>
          </table:table-cell>
          <table:table-cell office:value-type="float" office:value="153756" calcext:value-type="float">
            <text:p>153756</text:p>
          </table:table-cell>
          <table:table-cell office:value-type="float" office:value="164937" calcext:value-type="float">
            <text:p>164937</text:p>
          </table:table-cell>
        </table:table-row>
        <table:table-row table:style-name="ro2">
          <table:table-cell office:value-type="string" calcext:value-type="string">
            <text:p><text:a xlink:href="javascript:sym(15028)" xlink:type="simple">Thānes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HAR</text:p>
          </table:table-cell>
          <table:table-cell office:value-type="float" office:value="81255" calcext:value-type="float">
            <text:p>81255</text:p>
          </table:table-cell>
          <table:table-cell office:value-type="float" office:value="122319" calcext:value-type="float">
            <text:p>122319</text:p>
          </table:table-cell>
          <table:table-cell office:value-type="float" office:value="155152" calcext:value-type="float">
            <text:p>155152</text:p>
          </table:table-cell>
        </table:table-row>
        <table:table-row table:style-name="ro2">
          <table:table-cell office:value-type="string" calcext:value-type="string">
            <text:p><text:a xlink:href="javascript:sym(3147)" xlink:type="simple">Thanjāvū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202013" calcext:value-type="float">
            <text:p>202013</text:p>
          </table:table-cell>
          <table:table-cell office:value-type="float" office:value="215314" calcext:value-type="float">
            <text:p>215314</text:p>
          </table:table-cell>
          <table:table-cell office:value-type="float" office:value="291067" calcext:value-type="float">
            <text:p>291067</text:p>
          </table:table-cell>
        </table:table-row>
        <table:table-row table:style-name="ro1">
          <table:table-cell office:value-type="string" calcext:value-type="string">
            <text:p><text:a xlink:href="javascript:sym(3157)" xlink:type="simple">Thiruvananthapuram</text:a> [Trivandrum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826225" calcext:value-type="float">
            <text:p>826225</text:p>
          </table:table-cell>
          <table:table-cell table:style-name="ce3" office:value-type="float" office:value="889635" calcext:value-type="float">
            <text:p>889635</text:p>
          </table:table-cell>
          <table:table-cell office:value-type="float" office:value="1679754" calcext:value-type="float">
            <text:p>1679754</text:p>
          </table:table-cell>
        </table:table-row>
        <table:table-row table:style-name="ro4">
          <table:table-cell office:value-type="string" calcext:value-type="string">
            <text:p><text:a xlink:href="javascript:sym(3159)" xlink:type="simple">Thoothukkudi</text:a> (Tuticorin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280091" calcext:value-type="float">
            <text:p>280091</text:p>
          </table:table-cell>
          <table:table-cell table:style-name="ce3" office:value-type="float" office:value="243415" calcext:value-type="float">
            <text:p>243415</text:p>
          </table:table-cell>
          <table:table-cell office:value-type="float" office:value="411628" calcext:value-type="float">
            <text:p>411628</text:p>
          </table:table-cell>
        </table:table-row>
        <table:table-row table:style-name="ro4">
          <table:table-cell office:value-type="string" calcext:value-type="string">
            <text:p><text:a xlink:href="javascript:sym(3156)" xlink:type="simple">Thrissur</text:a> (Trichū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ER</text:p>
          </table:table-cell>
          <table:table-cell table:style-name="ce3" office:value-type="float" office:value="275053" calcext:value-type="float">
            <text:p>275053</text:p>
          </table:table-cell>
          <table:table-cell table:style-name="ce3" office:value-type="float" office:value="330122" calcext:value-type="float">
            <text:p>330122</text:p>
          </table:table-cell>
          <table:table-cell office:value-type="float" office:value="1861269" calcext:value-type="float">
            <text:p>1861269</text:p>
          </table:table-cell>
        </table:table-row>
        <table:table-row table:style-name="ro5">
          <table:table-cell office:value-type="string" calcext:value-type="string">
            <text:p><text:a xlink:href="javascript:sym(3148)" xlink:type="simple">Tiruchirāppalli</text:a> (Tiruchchirāppalli) [Tiruchirappalli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711862" calcext:value-type="float">
            <text:p>711862</text:p>
          </table:table-cell>
          <table:table-cell office:value-type="float" office:value="866354" calcext:value-type="float">
            <text:p>866354</text:p>
          </table:table-cell>
          <table:table-cell office:value-type="float" office:value="1022518" calcext:value-type="float">
            <text:p>1022518</text:p>
          </table:table-cell>
        </table:table-row>
        <table:table-row table:style-name="ro2">
          <table:table-cell office:value-type="string" calcext:value-type="string">
            <text:p><text:a xlink:href="javascript:sym(3149)" xlink:type="simple">Tirunelvel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office:value-type="float" office:value="366869" calcext:value-type="float">
            <text:p>366869</text:p>
          </table:table-cell>
          <table:table-cell office:value-type="float" office:value="433352" calcext:value-type="float">
            <text:p>433352</text:p>
          </table:table-cell>
          <table:table-cell office:value-type="float" office:value="497826" calcext:value-type="float">
            <text:p>497826</text:p>
          </table:table-cell>
        </table:table-row>
        <table:table-row table:style-name="ro2">
          <table:table-cell office:value-type="string" calcext:value-type="string">
            <text:p><text:a xlink:href="javascript:sym(3150)" xlink:type="simple">Tirupati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188904" calcext:value-type="float">
            <text:p>188904</text:p>
          </table:table-cell>
          <table:table-cell office:value-type="float" office:value="303521" calcext:value-type="float">
            <text:p>303521</text:p>
          </table:table-cell>
          <table:table-cell office:value-type="float" office:value="461900" calcext:value-type="float">
            <text:p>461900</text:p>
          </table:table-cell>
        </table:table-row>
        <table:table-row table:style-name="ro1">
          <table:table-cell office:value-type="string" calcext:value-type="string">
            <text:p><text:a xlink:href="javascript:sym(3151)" xlink:type="simple">Tiruppūr</text:a> (Tirupper) [Tirupur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306237" calcext:value-type="float">
            <text:p>306237</text:p>
          </table:table-cell>
          <table:table-cell table:style-name="ce3" office:value-type="float" office:value="550826" calcext:value-type="float">
            <text:p>550826</text:p>
          </table:table-cell>
          <table:table-cell office:value-type="float" office:value="963173" calcext:value-type="float">
            <text:p>963173</text:p>
          </table:table-cell>
        </table:table-row>
        <table:table-row table:style-name="ro2">
          <table:table-cell office:value-type="string" calcext:value-type="string">
            <text:p><text:a xlink:href="javascript:sym(3155)" xlink:type="simple">Ton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AJ</text:p>
          </table:table-cell>
          <table:table-cell office:value-type="float" office:value="100079" calcext:value-type="float">
            <text:p>100079</text:p>
          </table:table-cell>
          <table:table-cell office:value-type="float" office:value="135689" calcext:value-type="float">
            <text:p>135689</text:p>
          </table:table-cell>
          <table:table-cell office:value-type="float" office:value="165294" calcext:value-type="float">
            <text:p>165294</text:p>
          </table:table-cell>
        </table:table-row>
        <table:table-row table:style-name="ro2">
          <table:table-cell office:value-type="string" calcext:value-type="string">
            <text:p><text:a xlink:href="javascript:sym(3158)" xlink:type="simple">Tumkū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AR</text:p>
          </table:table-cell>
          <table:table-cell office:value-type="float" office:value="179877" calcext:value-type="float">
            <text:p>179877</text:p>
          </table:table-cell>
          <table:table-cell office:value-type="float" office:value="248929" calcext:value-type="float">
            <text:p>248929</text:p>
          </table:table-cell>
          <table:table-cell office:value-type="float" office:value="302143" calcext:value-type="float">
            <text:p>302143</text:p>
          </table:table-cell>
        </table:table-row>
        <table:table-row table:style-name="ro2">
          <table:table-cell office:value-type="string" calcext:value-type="string">
            <text:p><text:a xlink:href="javascript:sym(3160)" xlink:type="simple">Udaipu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RAJ</text:p>
          </table:table-cell>
          <table:table-cell office:value-type="float" office:value="308571" calcext:value-type="float">
            <text:p>308571</text:p>
          </table:table-cell>
          <table:table-cell office:value-type="float" office:value="389438" calcext:value-type="float">
            <text:p>389438</text:p>
          </table:table-cell>
          <table:table-cell office:value-type="float" office:value="474531" calcext:value-type="float">
            <text:p>474531</text:p>
          </table:table-cell>
        </table:table-row>
        <table:table-row table:style-name="ro4">
          <table:table-cell office:value-type="string" calcext:value-type="string">
            <text:p><text:a xlink:href="javascript:sym(15489)" xlink:type="simple">Udhagamandalam</text:a> (Ooty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81763" calcext:value-type="float">
            <text:p>81763</text:p>
          </table:table-cell>
          <table:table-cell table:style-name="ce3" office:value-type="float" office:value="93987" calcext:value-type="float">
            <text:p>93987</text:p>
          </table:table-cell>
          <table:table-cell office:value-type="float" office:value="233426" calcext:value-type="float">
            <text:p>233426</text:p>
          </table:table-cell>
        </table:table-row>
        <table:table-row table:style-name="ro2">
          <table:table-cell office:value-type="string" calcext:value-type="string">
            <text:p><text:a xlink:href="javascript:sym(3161)" xlink:type="simple">Udupi</text:a> (Udipi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KAR</text:p>
          </table:table-cell>
          <table:table-cell office:value-type="float" office:value="117674" calcext:value-type="float">
            <text:p>117674</text:p>
          </table:table-cell>
          <table:table-cell office:value-type="float" office:value="127124" calcext:value-type="float">
            <text:p>127124</text:p>
          </table:table-cell>
          <table:table-cell office:value-type="float" office:value="165401" calcext:value-type="float">
            <text:p>165401</text:p>
          </table:table-cell>
        </table:table-row>
        <table:table-row table:style-name="ro2">
          <table:table-cell office:value-type="string" calcext:value-type="string">
            <text:p><text:a xlink:href="javascript:sym(3162)" xlink:type="simple">Ujja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362633" calcext:value-type="float">
            <text:p>362633</text:p>
          </table:table-cell>
          <table:table-cell office:value-type="float" office:value="431162" calcext:value-type="float">
            <text:p>431162</text:p>
          </table:table-cell>
          <table:table-cell office:value-type="float" office:value="515215" calcext:value-type="float">
            <text:p>515215</text:p>
          </table:table-cell>
        </table:table-row>
        <table:table-row table:style-name="ro2">
          <table:table-cell office:value-type="string" calcext:value-type="string">
            <text:p><text:a xlink:href="javascript:sym(3165)" xlink:type="simple">Unnā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T</text:p>
          </table:table-cell>
          <table:table-cell office:value-type="float" office:value="107425" calcext:value-type="float">
            <text:p>107425</text:p>
          </table:table-cell>
          <table:table-cell office:value-type="float" office:value="144662" calcext:value-type="float">
            <text:p>144662</text:p>
          </table:table-cell>
          <table:table-cell office:value-type="float" office:value="177658" calcext:value-type="float">
            <text:p>177658</text:p>
          </table:table-cell>
        </table:table-row>
        <table:table-row table:style-name="ro4">
          <table:table-cell office:value-type="string" calcext:value-type="string">
            <text:p><text:a xlink:href="javascript:sym(3167)" xlink:type="simple">Vadodara</text:a> (Baroda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126824" calcext:value-type="float">
            <text:p>1126824</text:p>
          </table:table-cell>
          <table:table-cell office:value-type="float" office:value="1491045" calcext:value-type="float">
            <text:p>1491045</text:p>
          </table:table-cell>
          <table:table-cell office:value-type="float" office:value="1822221" calcext:value-type="float">
            <text:p>1822221</text:p>
          </table:table-cell>
        </table:table-row>
        <table:table-row table:style-name="ro4">
          <table:table-cell office:value-type="string" calcext:value-type="string">
            <text:p><text:a xlink:href="javascript:sym(2902)" xlink:type="simple">Valsād</text:a> (Bulsār)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11775" calcext:value-type="float">
            <text:p>111775</text:p>
          </table:table-cell>
          <table:table-cell office:value-type="float" office:value="145592" calcext:value-type="float">
            <text:p>145592</text:p>
          </table:table-cell>
          <table:table-cell office:value-type="float" office:value="170060" calcext:value-type="float">
            <text:p>170060</text:p>
          </table:table-cell>
        </table:table-row>
        <table:table-row table:style-name="ro2">
          <table:table-cell office:value-type="string" calcext:value-type="string">
            <text:p><text:a xlink:href="javascript:sym(15283)" xlink:type="simple">Vāpi</text:a> (Wāpi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UJ</text:p>
          </table:table-cell>
          <table:table-cell office:value-type="float" office:value="31533" calcext:value-type="float">
            <text:p>31533</text:p>
          </table:table-cell>
          <table:table-cell office:value-type="float" office:value="71406" calcext:value-type="float">
            <text:p>71406</text:p>
          </table:table-cell>
          <table:table-cell office:value-type="float" office:value="163630" calcext:value-type="float">
            <text:p>163630</text:p>
          </table:table-cell>
        </table:table-row>
        <table:table-row table:style-name="ro4">
          <table:table-cell office:value-type="string" calcext:value-type="string">
            <text:p><text:a xlink:href="javascript:sym(3169)" xlink:type="simple">Vārānasi</text:a> [Benares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UTT</text:p>
          </table:table-cell>
          <table:table-cell office:value-type="float" office:value="1030863" calcext:value-type="float">
            <text:p>1030863</text:p>
          </table:table-cell>
          <table:table-cell office:value-type="float" office:value="1203961" calcext:value-type="float">
            <text:p>1203961</text:p>
          </table:table-cell>
          <table:table-cell office:value-type="float" office:value="1432280" calcext:value-type="float">
            <text:p>1432280</text:p>
          </table:table-cell>
        </table:table-row>
        <table:table-row table:style-name="ro2">
          <table:table-cell office:value-type="string" calcext:value-type="string">
            <text:p><text:a xlink:href="javascript:sym(31610)" xlink:type="simple">Vāsai-Virā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H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22390" calcext:value-type="float">
            <text:p>1222390</text:p>
          </table:table-cell>
        </table:table-row>
        <table:table-row table:style-name="ro2">
          <table:table-cell office:value-type="string" calcext:value-type="string">
            <text:p><text:a xlink:href="javascript:sym(3170)" xlink:type="simple">Vellore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AM</text:p>
          </table:table-cell>
          <table:table-cell table:style-name="ce3" office:value-type="float" office:value="310776" calcext:value-type="float">
            <text:p>310776</text:p>
          </table:table-cell>
          <table:table-cell table:style-name="ce3" office:value-type="float" office:value="386746" calcext:value-type="float">
            <text:p>386746</text:p>
          </table:table-cell>
          <table:table-cell office:value-type="float" office:value="484690" calcext:value-type="float">
            <text:p>484690</text:p>
          </table:table-cell>
        </table:table-row>
        <table:table-row table:style-name="ro2">
          <table:table-cell office:value-type="string" calcext:value-type="string">
            <text:p><text:a xlink:href="javascript:sym(3171)" xlink:type="simple">Verāva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GUJ</text:p>
          </table:table-cell>
          <table:table-cell office:value-type="float" office:value="120178" calcext:value-type="float">
            <text:p>120178</text:p>
          </table:table-cell>
          <table:table-cell office:value-type="float" office:value="158032" calcext:value-type="float">
            <text:p>158032</text:p>
          </table:table-cell>
          <table:table-cell office:value-type="float" office:value="185797" calcext:value-type="float">
            <text:p>185797</text:p>
          </table:table-cell>
        </table:table-row>
        <table:table-row table:style-name="ro2">
          <table:table-cell office:value-type="string" calcext:value-type="string">
            <text:p><text:a xlink:href="javascript:sym(15312)" xlink:type="simple">Vidish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D</text:p>
          </table:table-cell>
          <table:table-cell office:value-type="float" office:value="92922" calcext:value-type="float">
            <text:p>92922</text:p>
          </table:table-cell>
          <table:table-cell office:value-type="float" office:value="125453" calcext:value-type="float">
            <text:p>125453</text:p>
          </table:table-cell>
          <table:table-cell office:value-type="float" office:value="155951" calcext:value-type="float">
            <text:p>155951</text:p>
          </table:table-cell>
        </table:table-row>
        <table:table-row table:style-name="ro4">
          <table:table-cell office:value-type="string" calcext:value-type="string">
            <text:p><text:a xlink:href="javascript:sym(3172)" xlink:type="simple">Vijayawāda</text:a> [Vijayawada]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845756" calcext:value-type="float">
            <text:p>845756</text:p>
          </table:table-cell>
          <table:table-cell office:value-type="float" office:value="1039518" calcext:value-type="float">
            <text:p>1039518</text:p>
          </table:table-cell>
          <table:table-cell office:value-type="float" office:value="1476931" calcext:value-type="float">
            <text:p>1476931</text:p>
          </table:table-cell>
        </table:table-row>
        <table:table-row table:style-name="ro1">
          <table:table-cell office:value-type="string" calcext:value-type="string">
            <text:p><text:a xlink:href="javascript:sym(3173)" xlink:type="simple">Visākhapatnam</text:a> [Vishakhapatnam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ND</text:p>
          </table:table-cell>
          <table:table-cell office:value-type="float" office:value="1057118" calcext:value-type="float">
            <text:p>1057118</text:p>
          </table:table-cell>
          <table:table-cell office:value-type="float" office:value="1345938" calcext:value-type="float">
            <text:p>1345938</text:p>
          </table:table-cell>
          <table:table-cell office:value-type="float" office:value="1728128" calcext:value-type="float">
            <text:p>1728128</text:p>
          </table:table-cell>
        </table:table-row>
        <table:table-row table:style-name="ro2">
          <table:table-cell office:value-type="string" calcext:value-type="string">
            <text:p><text:a xlink:href="javascript:sym(3174)" xlink:type="simple">Vizianagaram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AND</text:p>
          </table:table-cell>
          <table:table-cell office:value-type="float" office:value="177022" calcext:value-type="float">
            <text:p>177022</text:p>
          </table:table-cell>
          <table:table-cell office:value-type="float" office:value="195801" calcext:value-type="float">
            <text:p>195801</text:p>
          </table:table-cell>
          <table:table-cell office:value-type="float" office:value="239909" calcext:value-type="float">
            <text:p>239909</text:p>
          </table:table-cell>
        </table:table-row>
        <table:table-row table:style-name="ro2">
          <table:table-cell office:value-type="string" calcext:value-type="string">
            <text:p><text:a xlink:href="javascript:sym(3175)" xlink:type="simple">Warangal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TEL</text:p>
          </table:table-cell>
          <table:table-cell office:value-type="float" office:value="467757" calcext:value-type="float">
            <text:p>467757</text:p>
          </table:table-cell>
          <table:table-cell office:value-type="float" office:value="579216" calcext:value-type="float">
            <text:p>579216</text:p>
          </table:table-cell>
          <table:table-cell office:value-type="float" office:value="753438" calcext:value-type="float">
            <text:p>753438</text:p>
          </table:table-cell>
        </table:table-row>
        <table:table-row table:style-name="ro2">
          <table:table-cell office:value-type="string" calcext:value-type="string">
            <text:p><text:a xlink:href="javascript:sym(3177)" xlink:type="simple">Yamunānagar</text:a>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HAR</text:p>
          </table:table-cell>
          <table:table-cell office:value-type="float" office:value="219754" calcext:value-type="float">
            <text:p>219754</text:p>
          </table:table-cell>
          <table:table-cell office:value-type="float" office:value="306740" calcext:value-type="float">
            <text:p>306740</text:p>
          </table:table-cell>
          <table:table-cell office:value-type="float" office:value="383353" calcext:value-type="float">
            <text:p>383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46:50.163462500</meta:creation-date>
    <dc:date>2025-04-17T07:47:42.710697300</dc:date>
    <meta:editing-duration>PT52S</meta:editing-duration>
    <meta:editing-cycles>1</meta:editing-cycles>
    <meta:document-statistic meta:table-count="1" meta:cell-count="1944" meta:object-count="0"/>
    <meta:generator>LibreOffice/25.2.2.2$Windows_X86_64 LibreOffice_project/7370d4be9e3cf6031a51beef54ff3bda878e3fac</meta:generator>
  </office:meta>
</office:document-meta>
</file>